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1.378cm"/>
    </style:style>
    <style:style style:name="co2" style:family="table-column">
      <style:table-column-properties fo:break-before="auto" style:column-width="2.258cm"/>
    </style:style>
    <style:style style:name="co3" style:family="table-column">
      <style:table-column-properties fo:break-before="auto" style:column-width="2.45cm"/>
    </style:style>
    <style:style style:name="co4" style:family="table-column">
      <style:table-column-properties fo:break-before="auto" style:column-width="9.232cm"/>
    </style:style>
    <style:style style:name="co5" style:family="table-column">
      <style:table-column-properties fo:break-before="auto" style:column-width="11.328cm"/>
    </style:style>
    <style:style style:name="co6" style:family="table-column">
      <style:table-column-properties fo:break-before="auto" style:column-width="2.286cm"/>
    </style:style>
    <style:style style:name="co7" style:family="table-column">
      <style:table-column-properties fo:break-before="auto" style:column-width="2.967cm"/>
    </style:style>
    <style:style style:name="co8" style:family="table-column">
      <style:table-column-properties fo:break-before="auto" style:column-width="0.272cm"/>
    </style:style>
    <style:style style:name="co9" style:family="table-column">
      <style:table-column-properties fo:break-before="auto" style:column-width="11.927cm"/>
    </style:style>
    <style:style style:name="co10" style:family="table-column">
      <style:table-column-properties fo:break-before="auto" style:column-width="2.641cm"/>
    </style:style>
    <style:style style:name="co11" style:family="table-column">
      <style:table-column-properties fo:break-before="auto" style:column-width="1.66cm"/>
    </style:style>
    <style:style style:name="co12" style:family="table-column">
      <style:table-column-properties fo:break-before="auto" style:column-width="11.192cm"/>
    </style:style>
    <style:style style:name="ro1" style:family="table-row">
      <style:table-row-properties style:row-height="0.517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2.473cm" fo:break-before="auto" style:use-optimal-row-height="true"/>
    </style:style>
    <style:style style:name="ro5" style:family="table-row">
      <style:table-row-properties style:row-height="0.684cm" fo:break-before="auto" style:use-optimal-row-height="false"/>
    </style:style>
    <style:style style:name="ro6" style:family="table-row">
      <style:table-row-properties style:row-height="0.709cm" fo:break-before="auto" style:use-optimal-row-height="false"/>
    </style:style>
    <style:style style:name="ro7" style:family="table-row">
      <style:table-row-properties style:row-height="0.263cm" fo:break-before="auto" style:use-optimal-row-height="false"/>
    </style:style>
    <style:style style:name="ro8" style:family="table-row">
      <style:table-row-properties style:row-height="1.263cm" fo:break-before="auto" style:use-optimal-row-height="false"/>
    </style:style>
    <style:style style:name="ro9" style:family="table-row">
      <style:table-row-properties style:row-height="0.452cm" fo:break-before="auto" style:use-optimal-row-height="fals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ext-properties fo:font-style="italic" style:font-style-asian="italic" style:font-style-complex="italic"/>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style>
    <style:style style:name="ce21" style:family="table-cell" style:parent-style-name="Default" style:data-style-name="N100">
      <style:table-cell-properties fo:background-color="#1c1c1c" style:text-align-source="fix" style:repeat-content="false" style:vertical-align="middle"/>
      <style:paragraph-properties fo:text-align="center" fo:margin-left="0cm"/>
      <style:text-properties fo:color="#ffffff" fo:font-weight="bold" style:font-weight-asian="bold" style:font-weight-complex="bold"/>
    </style:style>
    <style:style style:name="ce75" style:family="table-cell" style:parent-style-name="Default" style:data-style-name="N100">
      <style:table-cell-properties fo:border-bottom="0.74pt solid #000000" style:text-align-source="fix" style:repeat-content="false" fo:border-left="0.74pt solid #000000" fo:border-right="0.74pt solid #999999" fo:border-top="0.74pt solid #000000" style:vertical-align="middle"/>
      <style:paragraph-properties fo:text-align="center" fo:margin-left="0cm"/>
    </style:style>
    <style:style style:name="ce106" style:family="table-cell" style:parent-style-name="Default" style:data-style-name="N100">
      <style:table-cell-properties style:text-align-source="fix" style:repeat-content="false"/>
      <style:paragraph-properties fo:text-align="center" fo:margin-left="0cm"/>
    </style:style>
    <style:style style:name="ce107" style:family="table-cell" style:parent-style-name="Default" style:data-style-name="N36">
      <style:table-cell-properties fo:background-color="#1c1c1c" style:text-align-source="fix" style:repeat-content="false" style:vertical-align="middle"/>
      <style:paragraph-properties fo:text-align="center" fo:margin-left="0cm"/>
      <style:text-properties fo:color="#ffffff" fo:font-weight="bold" style:font-weight-asian="bold" style:font-weight-complex="bold"/>
    </style:style>
    <style:style style:name="ce111" style:family="table-cell" style:parent-style-name="Default" style:data-style-name="N36">
      <style:table-cell-properties fo:border-bottom="0.74pt solid #000000" style:text-align-source="fix" style:repeat-content="false" fo:border-left="0.74pt solid #999999" fo:border-right="0.74pt solid #999999" fo:border-top="0.74pt solid #000000" style:vertical-align="middle"/>
      <style:paragraph-properties fo:text-align="center" fo:margin-left="0cm"/>
    </style:style>
    <style:style style:name="ce112" style:family="table-cell" style:parent-style-name="Default" style:data-style-name="N36">
      <style:table-cell-properties style:text-align-source="fix" style:repeat-content="false"/>
      <style:paragraph-properties fo:text-align="center" fo:margin-left="0cm"/>
    </style:style>
    <style:style style:name="ce11" style:family="table-cell" style:parent-style-name="Default">
      <style:table-cell-properties fo:background-color="#1c1c1c" style:vertical-align="middle"/>
      <style:text-properties fo:color="#ffffff" fo:font-weight="bold" style:font-weight-asian="bold" style:font-weight-complex="bold"/>
    </style:style>
    <style:style style:name="ce118" style:family="table-cell" style:parent-style-name="Default">
      <style:table-cell-properties fo:border-bottom="0.74pt solid #000000" fo:border-left="0.74pt solid #999999" fo:border-right="0.74pt solid #999999" fo:border-top="0.74pt solid #000000" style:vertical-align="middle"/>
    </style:style>
    <style:style style:name="ce119" style:family="table-cell" style:parent-style-name="Default">
      <style:table-cell-properties fo:border-bottom="0.74pt solid #000000" fo:background-color="#dee6ef" fo:border-left="0.74pt solid #999999" fo:border-right="0.74pt solid #999999" fo:border-top="0.74pt solid #000000" style:vertical-align="middle"/>
      <style:text-properties style:use-window-font-color="true"/>
    </style:style>
    <style:style style:name="ce120" style:family="table-cell" style:parent-style-name="Default">
      <style:table-cell-properties fo:background-color="#1c1c1c" style:text-align-source="fix" style:repeat-content="false" style:vertical-align="middle"/>
      <style:paragraph-properties fo:text-align="center" fo:margin-left="0cm"/>
      <style:text-properties fo:color="#ffffff" fo:font-weight="bold" style:font-weight-asian="bold" style:font-weight-complex="bold"/>
    </style:style>
    <style:style style:name="ce121" style:family="table-cell" style:parent-style-name="Default">
      <style:table-cell-properties fo:border-bottom="0.74pt solid #000000" fo:background-color="#dde8cb" style:text-align-source="fix" style:repeat-content="false" fo:border-left="0.74pt solid #999999" fo:border-right="0.74pt solid #999999" fo:border-top="0.74pt solid #000000" style:vertical-align="middle"/>
      <style:paragraph-properties fo:text-align="center" fo:margin-left="0cm"/>
    </style:style>
    <style:style style:name="ce122" style:family="table-cell" style:parent-style-name="Default">
      <style:table-cell-properties style:text-align-source="fix" style:repeat-content="false"/>
      <style:paragraph-properties fo:text-align="center" fo:margin-left="0cm"/>
    </style:style>
    <style:style style:name="ce123" style:family="table-cell" style:parent-style-name="Default">
      <style:table-cell-properties fo:border-bottom="0.74pt solid #000000" fo:background-color="#dee6ef" fo:border-left="0.74pt solid #999999" fo:border-right="0.74pt solid #999999" fo:border-top="0.74pt solid #000000" style:vertical-align="middle"/>
    </style:style>
    <style:style style:name="ce124" style:family="table-cell" style:parent-style-name="Default" style:data-style-name="N108">
      <style:table-cell-properties fo:background-color="#1c1c1c" style:text-align-source="fix" style:repeat-content="false" style:vertical-align="middle"/>
      <style:paragraph-properties fo:text-align="end" fo:margin-left="0cm"/>
      <style:text-properties fo:color="#ffffff" fo:font-weight="bold" style:font-weight-asian="bold" style:font-weight-complex="bold"/>
    </style:style>
    <style:style style:name="ce125" style:family="table-cell" style:parent-style-name="Default" style:data-style-name="N108">
      <style:table-cell-properties fo:border-bottom="0.74pt solid #000000" fo:border-left="0.74pt solid #999999" fo:border-right="0.74pt solid #000000" fo:border-top="0.74pt solid #000000" style:vertical-align="middle"/>
    </style:style>
    <style:style style:name="ce115" style:family="table-cell" style:parent-style-name="Default" style:data-style-name="N108"/>
    <style:style style:name="ce127" style:family="table-cell" style:parent-style-name="Default">
      <style:table-cell-properties style:vertical-align="middle"/>
      <style:text-properties fo:font-weight="bold" style:font-weight-asian="bold" style:font-weight-complex="bold"/>
    </style:style>
    <style:style style:name="ce128" style:family="table-cell" style:parent-style-name="Default">
      <style:table-cell-properties style:vertical-align="middle"/>
    </style:style>
    <style:style style:name="ce129" style:family="table-cell" style:parent-style-name="Default">
      <style:table-cell-properties style:text-align-source="fix" style:repeat-content="false" style:vertical-align="middle"/>
      <style:paragraph-properties fo:text-align="end" fo:margin-left="0cm"/>
      <style:text-properties fo:font-style="italic" fo:font-weight="bold" style:font-style-asian="italic" style:font-weight-asian="bold" style:font-style-complex="italic" style:font-weight-complex="bold"/>
    </style:style>
    <style:style style:name="ce130" style:family="table-cell" style:parent-style-name="Default">
      <style:table-cell-properties style:vertical-align="middle"/>
      <style:text-properties fo:font-style="normal" style:font-style-asian="normal" style:font-style-complex="normal"/>
    </style:style>
    <style:style style:name="ce131" style:family="table-cell" style:parent-style-name="Default">
      <style:table-cell-properties style:text-align-source="fix" style:repeat-content="false" fo:background-color="transparent" style:vertical-align="middle"/>
      <style:paragraph-properties fo:text-align="end" fo:margin-left="0cm"/>
      <style:text-properties fo:color="#808080" fo:font-style="italic" style:font-style-asian="italic" style:font-style-complex="italic"/>
    </style:style>
    <style:style style:name="ce132" style:family="table-cell" style:parent-style-name="Default">
      <style:table-cell-properties style:vertical-align="middle"/>
      <style:text-properties fo:font-style="italic" style:font-style-asian="italic" style:font-style-complex="italic"/>
    </style:style>
    <style:style style:name="ce133" style:family="table-cell" style:parent-style-name="Default">
      <style:table-cell-properties style:text-align-source="fix" style:repeat-content="false" style:vertical-align="middle"/>
      <style:paragraph-properties fo:text-align="start" fo:margin-left="0cm"/>
      <style:text-properties fo:font-style="normal" fo:font-weight="bold" style:font-style-asian="normal" style:font-weight-asian="bold" style:font-style-complex="normal" style:font-weight-complex="bold"/>
    </style:style>
    <style:style style:name="ce134" style:family="table-cell" style:parent-style-name="Default">
      <style:table-cell-properties fo:border-bottom="none" fo:background-color="#1c1c1c" style:text-align-source="fix" style:repeat-content="false" fo:border-left="0.06pt solid #000000" fo:border-right="0.06pt solid #000000" fo:border-top="0.06pt solid #000000" style:vertical-align="middle"/>
      <style:paragraph-properties fo:text-align="center"/>
      <style:text-properties fo:color="#ffffff" fo:font-weight="bold" style:font-weight-asian="bold" style:font-weight-complex="bold"/>
    </style:style>
    <style:style style:name="ce135" style:family="table-cell" style:parent-style-name="Default" style:data-style-name="N100">
      <style:table-cell-properties fo:border-bottom="none" fo:background-color="#b2b2b2" fo:border-left="0.06pt solid #000000" fo:border-right="none" fo:border-top="0.06pt solid #000000" style:vertical-align="middle"/>
      <style:text-properties fo:font-weight="bold" style:font-weight-asian="bold" style:font-weight-complex="bold"/>
    </style:style>
    <style:style style:name="ce136" style:family="table-cell" style:parent-style-name="Default" style:data-style-name="N100">
      <style:table-cell-properties fo:border-bottom="none" fo:background-color="#ffffff" fo:border-left="0.06pt solid #000000" fo:border-right="none" fo:border-top="none" style:vertical-align="middle"/>
      <style:text-properties style:use-window-font-color="true"/>
    </style:style>
    <style:style style:name="ce137" style:family="table-cell" style:parent-style-name="Default" style:data-style-name="N100">
      <style:table-cell-properties fo:border-bottom="0.06pt solid #000000" fo:background-color="#ffffff" fo:border-left="0.06pt solid #000000" fo:border-right="none" fo:border-top="none" style:vertical-align="middle"/>
      <style:text-properties style:use-window-font-color="true"/>
    </style:style>
    <style:style style:name="ce138" style:family="table-cell" style:parent-style-name="Default" style:data-style-name="N100">
      <style:table-cell-properties fo:border-bottom="none" fo:background-color="#ffffff" fo:border-left="0.06pt solid #000000" fo:border-right="none" fo:border-top="none" style:vertical-align="middle"/>
      <style:text-properties style:use-window-font-color="true" fo:font-style="normal" style:font-style-asian="normal" style:font-style-complex="normal"/>
    </style:style>
    <style:style style:name="ce139" style:family="table-cell" style:parent-style-name="Default" style:data-style-name="N100">
      <style:table-cell-properties fo:border-bottom="none" fo:background-color="#ffffff" style:text-align-source="fix" style:repeat-content="false" fo:border-left="0.06pt solid #000000" fo:border-right="none" fo:border-top="none" style:vertical-align="middle"/>
      <style:paragraph-properties fo:text-align="start" fo:margin-left="0.353cm"/>
      <style:text-properties fo:color="#808080" fo:font-style="italic" style:font-style-asian="italic" style:font-style-complex="italic"/>
    </style:style>
    <style:style style:name="ce140" style:family="table-cell" style:parent-style-name="Default" style:data-style-name="N100">
      <style:table-cell-properties fo:border-bottom="none" fo:background-color="#b2b2b2" fo:border-left="0.06pt solid #000000" fo:border-right="none" fo:border-top="0.06pt solid #000000" style:vertical-align="middle"/>
      <style:text-properties style:use-window-font-color="true" fo:font-weight="bold" style:font-weight-asian="bold" style:font-weight-complex="bold"/>
    </style:style>
    <style:style style:name="ce141" style:family="table-cell" style:parent-style-name="Default" style:data-style-name="N100">
      <style:table-cell-properties fo:border-bottom="none" fo:background-color="#ffffff" fo:border-left="0.06pt solid #000000" fo:border-right="none" fo:border-top="none" style:vertical-align="middle"/>
    </style:style>
    <style:style style:name="ce142" style:family="table-cell" style:parent-style-name="Default" style:data-style-name="N100">
      <style:table-cell-properties fo:border-bottom="0.06pt solid #000000" fo:background-color="#ffffff" fo:border-left="0.06pt solid #000000" fo:border-right="none" fo:border-top="none" style:vertical-align="middle"/>
    </style:style>
    <style:style style:name="ce143" style:family="table-cell" style:parent-style-name="Default" style:data-style-name="N100">
      <style:table-cell-properties fo:border-bottom="0.06pt solid #000000" fo:background-color="#b2b2b2" fo:border-left="0.06pt solid #000000" fo:border-right="none" fo:border-top="0.06pt solid #000000" style:vertical-align="middle"/>
      <style:text-properties style:use-window-font-color="true" fo:font-weight="bold" style:font-weight-asian="bold" style:font-weight-complex="bold"/>
    </style:style>
    <style:style style:name="ce144" style:family="table-cell" style:parent-style-name="Default" style:data-style-name="N100">
      <style:table-cell-properties fo:border-bottom="0.06pt solid #000000" fo:background-color="#b2b2b2" fo:border-left="0.06pt solid #000000" fo:border-right="none" fo:border-top="none" style:vertical-align="middle"/>
      <style:text-properties style:use-window-font-color="true" fo:font-weight="bold" style:font-weight-asian="bold" style:font-weight-complex="bold"/>
    </style:style>
    <style:style style:name="ce145" style:family="table-cell" style:parent-style-name="Default">
      <style:table-cell-properties fo:border-bottom="0.06pt solid #000000" fo:background-color="#1c1c1c" fo:border-left="0.06pt solid #000000" fo:border-right="none" fo:border-top="none" style:vertical-align="middle"/>
      <style:text-properties fo:color="#ffffff"/>
    </style:style>
    <style:style style:name="ce146" style:family="table-cell" style:parent-style-name="Default">
      <style:table-cell-properties fo:border-bottom="0.06pt solid #000000" fo:background-color="#ffffff" fo:border-left="0.06pt solid #000000" fo:border-right="none" fo:border-top="0.06pt solid #000000" style:vertical-align="middle"/>
      <style:text-properties style:use-window-font-color="true"/>
    </style:style>
    <style:style style:name="ce147" style:family="table-cell" style:parent-style-name="Default">
      <style:table-cell-properties fo:border-bottom="none" fo:background-color="#ffffff" fo:border-left="0.06pt solid #000000" fo:border-right="none" fo:border-top="0.06pt solid #000000" style:vertical-align="middle"/>
    </style:style>
    <style:style style:name="ce148" style:family="table-cell" style:parent-style-name="Default">
      <style:table-cell-properties fo:border-bottom="none" fo:background-color="#ffffff" fo:border-left="0.06pt solid #000000" fo:border-right="none" fo:border-top="none" style:vertical-align="middle"/>
    </style:style>
    <style:style style:name="ce149" style:family="table-cell" style:parent-style-name="Default">
      <style:table-cell-properties fo:border-bottom="0.06pt solid #000000" fo:background-color="#666666" fo:border-left="0.06pt solid #000000" fo:border-right="none" fo:border-top="none" style:vertical-align="middle"/>
      <style:text-properties fo:color="#ffffff" fo:font-weight="bold" style:font-weight-asian="bold" style:font-weight-complex="bold"/>
    </style:style>
    <style:style style:name="ce150" style:family="table-cell" style:parent-style-name="Default">
      <style:table-cell-properties fo:border-bottom="none" fo:background-color="#1c1c1c" fo:border-left="none" fo:border-right="none" fo:border-top="0.06pt solid #000000" style:vertical-align="middle"/>
      <style:text-properties fo:color="#ffffff"/>
    </style:style>
    <style:style style:name="ce151" style:family="table-cell" style:parent-style-name="Default">
      <style:table-cell-properties fo:border-bottom="none" fo:background-color="#b2b2b2" fo:border-left="none" fo:border-right="none" fo:border-top="0.06pt solid #000000" style:vertical-align="middle"/>
      <style:text-properties fo:font-weight="bold" style:font-weight-asian="bold" style:font-weight-complex="bold"/>
    </style:style>
    <style:style style:name="ce152" style:family="table-cell" style:parent-style-name="Default">
      <style:table-cell-properties fo:background-color="#ffffff" style:vertical-align="middle"/>
      <style:text-properties style:use-window-font-color="true"/>
    </style:style>
    <style:style style:name="ce153" style:family="table-cell" style:parent-style-name="Default">
      <style:table-cell-properties fo:border-bottom="0.06pt solid #000000" fo:background-color="#ffffff" fo:border-left="none" fo:border-right="none" fo:border-top="none" style:vertical-align="middle"/>
      <style:text-properties style:use-window-font-color="true"/>
    </style:style>
    <style:style style:name="ce154" style:family="table-cell" style:parent-style-name="Default">
      <style:table-cell-properties fo:background-color="#ffffff" style:vertical-align="middle"/>
      <style:text-properties style:use-window-font-color="true" fo:font-style="normal" style:font-style-asian="normal" style:font-style-complex="normal"/>
    </style:style>
    <style:style style:name="ce155" style:family="table-cell" style:parent-style-name="Default">
      <style:table-cell-properties fo:background-color="#ffffff" style:vertical-align="middle"/>
      <style:text-properties fo:color="#808080" fo:font-style="italic" style:font-style-asian="italic" style:font-style-complex="italic"/>
    </style:style>
    <style:style style:name="ce156" style:family="table-cell" style:parent-style-name="Default">
      <style:table-cell-properties fo:border-bottom="none" fo:background-color="#b2b2b2" fo:border-left="none" fo:border-right="none" fo:border-top="0.06pt solid #000000" style:vertical-align="middle"/>
      <style:text-properties style:use-window-font-color="true" fo:font-weight="bold" style:font-weight-asian="bold" style:font-weight-complex="bold"/>
    </style:style>
    <style:style style:name="ce157" style:family="table-cell" style:parent-style-name="Default">
      <style:table-cell-properties fo:background-color="#ffffff" style:vertical-align="middle"/>
    </style:style>
    <style:style style:name="ce158" style:family="table-cell" style:parent-style-name="Default">
      <style:table-cell-properties fo:border-bottom="0.06pt solid #000000" fo:background-color="#ffffff" fo:border-left="none" fo:border-right="none" fo:border-top="none" style:vertical-align="middle"/>
    </style:style>
    <style:style style:name="ce159" style:family="table-cell" style:parent-style-name="Default">
      <style:table-cell-properties fo:border-bottom="0.06pt solid #000000" fo:background-color="#b2b2b2" fo:border-left="none" fo:border-right="none" fo:border-top="0.06pt solid #000000" style:vertical-align="middle"/>
      <style:text-properties style:use-window-font-color="true" fo:font-weight="bold" style:font-weight-asian="bold" style:font-weight-complex="bold"/>
    </style:style>
    <style:style style:name="ce160" style:family="table-cell" style:parent-style-name="Default">
      <style:table-cell-properties fo:border-bottom="0.06pt solid #000000" fo:background-color="#b2b2b2" fo:border-left="none" fo:border-right="none" fo:border-top="none" style:vertical-align="middle"/>
      <style:text-properties style:use-window-font-color="true" fo:font-weight="bold" style:font-weight-asian="bold" style:font-weight-complex="bold"/>
    </style:style>
    <style:style style:name="ce161" style:family="table-cell" style:parent-style-name="Default">
      <style:table-cell-properties fo:border-bottom="0.06pt solid #000000" fo:background-color="#1c1c1c" fo:border-left="none" fo:border-right="none" fo:border-top="none" style:vertical-align="middle"/>
      <style:text-properties fo:color="#ffffff" fo:font-weight="bold" style:font-weight-asian="bold" style:font-weight-complex="bold"/>
    </style:style>
    <style:style style:name="ce162" style:family="table-cell" style:parent-style-name="Default">
      <style:table-cell-properties fo:border-bottom="0.06pt solid #000000" fo:background-color="#ffffff" fo:border-left="none" fo:border-right="none" fo:border-top="0.06pt solid #000000" style:vertical-align="middle"/>
      <style:text-properties style:use-window-font-color="true" fo:font-weight="bold" style:font-weight-asian="bold" style:font-weight-complex="bold"/>
    </style:style>
    <style:style style:name="ce163" style:family="table-cell" style:parent-style-name="Default">
      <style:table-cell-properties fo:border-bottom="none" fo:background-color="#ffffff" fo:border-left="none" fo:border-right="none" fo:border-top="0.06pt solid #000000" style:vertical-align="middle"/>
    </style:style>
    <style:style style:name="ce164" style:family="table-cell" style:parent-style-name="Default">
      <style:table-cell-properties fo:border-bottom="0.06pt solid #000000" fo:background-color="#666666" fo:border-left="none" fo:border-right="none" fo:border-top="none" style:vertical-align="middle"/>
      <style:text-properties fo:color="#ffffff" fo:font-weight="bold" style:font-weight-asian="bold" style:font-weight-complex="bold"/>
    </style:style>
    <style:style style:name="ce165" style:family="table-cell" style:parent-style-name="Default" style:data-style-name="N108">
      <style:table-cell-properties style:text-align-source="fix" style:repeat-content="false" style:vertical-align="middle"/>
      <style:paragraph-properties fo:text-align="end" fo:margin-left="0cm"/>
      <style:text-properties fo:font-style="italic" fo:font-weight="bold" style:font-style-asian="italic" style:font-weight-asian="bold" style:font-style-complex="italic" style:font-weight-complex="bold"/>
    </style:style>
    <style:style style:name="ce166" style:family="table-cell" style:parent-style-name="Default" style:data-style-name="N108">
      <style:table-cell-properties fo:border-bottom="none" fo:background-color="#b2b2b2" fo:border-left="none" fo:border-right="none" fo:border-top="0.06pt solid #000000" style:vertical-align="middle"/>
      <style:text-properties fo:font-weight="bold" style:font-weight-asian="bold" style:font-weight-complex="bold"/>
    </style:style>
    <style:style style:name="ce167" style:family="table-cell" style:parent-style-name="Default" style:data-style-name="N108">
      <style:table-cell-properties fo:background-color="#eeeeee" style:vertical-align="middle"/>
    </style:style>
    <style:style style:name="ce168" style:family="table-cell" style:parent-style-name="Default" style:data-style-name="N108">
      <style:table-cell-properties fo:border-bottom="0.06pt solid #000000" fo:background-color="#eeeeee" fo:border-left="none" fo:border-right="none" fo:border-top="none" style:vertical-align="middle"/>
    </style:style>
    <style:style style:name="ce169" style:family="table-cell" style:parent-style-name="Default" style:data-style-name="N108">
      <style:table-cell-properties fo:background-color="#eeeeee" style:vertical-align="middle"/>
      <style:text-properties fo:font-style="normal" style:font-style-asian="normal" style:font-style-complex="normal"/>
    </style:style>
    <style:style style:name="ce170" style:family="table-cell" style:parent-style-name="Default" style:data-style-name="N108">
      <style:table-cell-properties fo:background-color="#eeeeee" style:vertical-align="middle"/>
      <style:text-properties fo:color="#808080" fo:font-style="italic" style:font-style-asian="italic" style:font-style-complex="italic"/>
    </style:style>
    <style:style style:name="ce171" style:family="table-cell" style:parent-style-name="Default" style:data-style-name="N108">
      <style:table-cell-properties fo:border-bottom="none" fo:background-color="#b2b2b2" fo:border-left="none" fo:border-right="none" fo:border-top="0.06pt solid #000000" style:vertical-align="middle"/>
      <style:text-properties style:use-window-font-color="true" fo:font-weight="bold" style:font-weight-asian="bold" style:font-weight-complex="bold"/>
    </style:style>
    <style:style style:name="ce172" style:family="table-cell" style:parent-style-name="Default" style:data-style-name="N108">
      <style:table-cell-properties fo:border-bottom="0.06pt solid #000000" fo:background-color="#b2b2b2" fo:border-left="none" fo:border-right="none" fo:border-top="0.06pt solid #000000" style:vertical-align="middle"/>
      <style:text-properties style:use-window-font-color="true" fo:font-weight="bold" style:font-weight-asian="bold" style:font-weight-complex="bold"/>
    </style:style>
    <style:style style:name="ce173" style:family="table-cell" style:parent-style-name="Default" style:data-style-name="N108">
      <style:table-cell-properties fo:border-bottom="0.06pt solid #000000" fo:background-color="#b2b2b2" fo:border-left="none" fo:border-right="none" fo:border-top="none" style:vertical-align="middle"/>
      <style:text-properties style:use-window-font-color="true" fo:font-weight="bold" style:font-weight-asian="bold" style:font-weight-complex="bold"/>
    </style:style>
    <style:style style:name="ce174" style:family="table-cell" style:parent-style-name="Default" style:data-style-name="N108">
      <style:table-cell-properties fo:border-bottom="0.06pt solid #000000" fo:background-color="#1c1c1c" fo:border-left="none" fo:border-right="none" fo:border-top="none" style:vertical-align="middle"/>
      <style:text-properties fo:color="#ffffff" fo:font-weight="bold" style:font-weight-asian="bold" style:font-weight-complex="bold"/>
    </style:style>
    <style:style style:name="ce175" style:family="table-cell" style:parent-style-name="Default" style:data-style-name="N115">
      <style:table-cell-properties fo:border-bottom="0.06pt solid #000000" fo:background-color="#eeeeee" fo:border-left="none" fo:border-right="none" fo:border-top="0.06pt solid #000000" style:vertical-align="middle"/>
      <style:text-properties style:use-window-font-color="true" fo:font-weight="bold" style:font-weight-asian="bold" style:font-weight-complex="bold"/>
    </style:style>
    <style:style style:name="ce176" style:family="table-cell" style:parent-style-name="Default" style:data-style-name="N108">
      <style:table-cell-properties style:vertical-align="middle"/>
    </style:style>
    <style:style style:name="ce177" style:family="table-cell" style:parent-style-name="Default" style:data-style-name="N108">
      <style:table-cell-properties fo:border-bottom="none" fo:background-color="#eeeeee" fo:border-left="none" fo:border-right="none" fo:border-top="0.06pt solid #000000" style:vertical-align="middle"/>
    </style:style>
    <style:style style:name="ce178" style:family="table-cell" style:parent-style-name="Default" style:data-style-name="N108">
      <style:table-cell-properties fo:border-bottom="0.06pt solid #000000" fo:background-color="#666666" fo:border-left="none" fo:border-right="none" fo:border-top="none" style:vertical-align="middle"/>
      <style:text-properties fo:color="#ffffff" fo:font-weight="bold" style:font-weight-asian="bold" style:font-weight-complex="bold"/>
    </style:style>
    <style:style style:name="ce179" style:family="table-cell" style:parent-style-name="Default">
      <style:table-cell-properties fo:border-bottom="none" fo:background-color="#1c1c1c" fo:border-left="none" fo:border-right="0.06pt solid #000000" fo:border-top="0.06pt solid #000000" style:vertical-align="middle"/>
      <style:text-properties fo:color="#ffffff"/>
    </style:style>
    <style:style style:name="ce180" style:family="table-cell" style:parent-style-name="Default" style:data-style-name="N108">
      <style:table-cell-properties fo:border-bottom="none" fo:background-color="#b2b2b2" fo:border-left="none" fo:border-right="0.06pt solid #000000" fo:border-top="0.06pt solid #000000" style:vertical-align="middle"/>
      <style:text-properties fo:font-weight="bold" style:font-weight-asian="bold" style:font-weight-complex="bold"/>
    </style:style>
    <style:style style:name="ce181" style:family="table-cell" style:parent-style-name="Default" style:data-style-name="N108">
      <style:table-cell-properties fo:border-bottom="none" fo:background-color="#ffffff" fo:border-left="none" fo:border-right="0.06pt solid #000000" fo:border-top="none" style:vertical-align="middle"/>
      <style:text-properties style:use-window-font-color="true"/>
    </style:style>
    <style:style style:name="ce182" style:family="table-cell" style:parent-style-name="Default" style:data-style-name="N108">
      <style:table-cell-properties fo:border-bottom="0.06pt solid #000000" fo:background-color="#ffffff" fo:border-left="none" fo:border-right="0.06pt solid #000000" fo:border-top="none" style:vertical-align="middle"/>
      <style:text-properties style:use-window-font-color="true"/>
    </style:style>
    <style:style style:name="ce183" style:family="table-cell" style:parent-style-name="Default" style:data-style-name="N108">
      <style:table-cell-properties fo:border-bottom="none" fo:background-color="#ffffff" fo:border-left="none" fo:border-right="0.06pt solid #000000" fo:border-top="none" style:vertical-align="middle"/>
      <style:text-properties style:use-window-font-color="true" fo:font-style="normal" style:font-style-asian="normal" style:font-style-complex="normal"/>
    </style:style>
    <style:style style:name="ce184" style:family="table-cell" style:parent-style-name="Default" style:data-style-name="N108">
      <style:table-cell-properties fo:border-bottom="none" fo:background-color="#ffffff" fo:border-left="none" fo:border-right="0.06pt solid #000000" fo:border-top="none" style:vertical-align="middle"/>
      <style:text-properties fo:color="#808080" fo:font-style="italic" style:font-style-asian="italic" style:font-style-complex="italic"/>
    </style:style>
    <style:style style:name="ce185" style:family="table-cell" style:parent-style-name="Default" style:data-style-name="N108">
      <style:table-cell-properties fo:border-bottom="none" fo:background-color="#b2b2b2" fo:border-left="none" fo:border-right="0.06pt solid #000000" fo:border-top="0.06pt solid #000000" style:vertical-align="middle"/>
      <style:text-properties style:use-window-font-color="true" fo:font-weight="bold" style:font-weight-asian="bold" style:font-weight-complex="bold"/>
    </style:style>
    <style:style style:name="ce186" style:family="table-cell" style:parent-style-name="Default" style:data-style-name="N108">
      <style:table-cell-properties fo:border-bottom="none" fo:background-color="#ffffff" fo:border-left="none" fo:border-right="0.06pt solid #000000" fo:border-top="none" style:vertical-align="middle"/>
    </style:style>
    <style:style style:name="ce187" style:family="table-cell" style:parent-style-name="Default" style:data-style-name="N108">
      <style:table-cell-properties fo:border-bottom="0.06pt solid #000000" fo:background-color="#ffffff" fo:border-left="none" fo:border-right="0.06pt solid #000000" fo:border-top="none" style:vertical-align="middle"/>
    </style:style>
    <style:style style:name="ce188" style:family="table-cell" style:parent-style-name="Default" style:data-style-name="N108">
      <style:table-cell-properties fo:border-bottom="0.06pt solid #000000" fo:background-color="#b2b2b2" fo:border-left="none" fo:border-right="0.06pt solid #000000" fo:border-top="0.06pt solid #000000" style:vertical-align="middle"/>
      <style:text-properties style:use-window-font-color="true" fo:font-weight="bold" style:font-weight-asian="bold" style:font-weight-complex="bold"/>
    </style:style>
    <style:style style:name="ce189" style:family="table-cell" style:parent-style-name="Default" style:data-style-name="N108">
      <style:table-cell-properties fo:border-bottom="0.06pt solid #000000" fo:background-color="#b2b2b2" fo:border-left="none" fo:border-right="0.06pt solid #000000" fo:border-top="none" style:vertical-align="middle"/>
      <style:text-properties style:use-window-font-color="true" fo:font-weight="bold" style:font-weight-asian="bold" style:font-weight-complex="bold"/>
    </style:style>
    <style:style style:name="ce190" style:family="table-cell" style:parent-style-name="Default" style:data-style-name="N108">
      <style:table-cell-properties fo:border-bottom="0.06pt solid #000000" fo:background-color="#1c1c1c" fo:border-left="none" fo:border-right="0.06pt solid #000000" fo:border-top="none" style:vertical-align="middle"/>
      <style:text-properties fo:color="#ffffff" fo:font-weight="bold" style:font-weight-asian="bold" style:font-weight-complex="bold"/>
    </style:style>
    <style:style style:name="ce191" style:family="table-cell" style:parent-style-name="Default" style:data-style-name="N115">
      <style:table-cell-properties fo:border-bottom="0.06pt solid #000000" fo:background-color="#ffffff" fo:border-left="none" fo:border-right="0.06pt solid #000000" fo:border-top="0.06pt solid #000000" style:vertical-align="middle"/>
      <style:text-properties style:use-window-font-color="true" fo:font-weight="bold" style:font-weight-asian="bold" style:font-weight-complex="bold"/>
    </style:style>
    <style:style style:name="ce192" style:family="table-cell" style:parent-style-name="Default" style:data-style-name="N108">
      <style:table-cell-properties fo:border-bottom="none" fo:background-color="#ffffd7" fo:border-left="none" fo:border-right="0.06pt solid #000000" fo:border-top="0.06pt solid #000000" style:vertical-align="middle"/>
    </style:style>
    <style:style style:name="ce193" style:family="table-cell" style:parent-style-name="Default" style:data-style-name="N108">
      <style:table-cell-properties fo:border-bottom="none" fo:background-color="#ffffd7" fo:border-left="none" fo:border-right="0.06pt solid #000000" fo:border-top="none" style:vertical-align="middle"/>
    </style:style>
    <style:style style:name="ce194" style:family="table-cell" style:parent-style-name="Default" style:data-style-name="N108">
      <style:table-cell-properties fo:border-bottom="0.06pt solid #000000" fo:background-color="#666666" fo:border-left="none" fo:border-right="0.06pt solid #000000" fo:border-top="none" style:vertical-align="middle"/>
      <style:text-properties fo:color="#ffffff" fo:font-weight="bold" style:font-weight-asian="bold" style:font-weight-complex="bold"/>
    </style:style>
    <style:style style:name="ce195" style:family="table-cell" style:parent-style-name="Default">
      <style:table-cell-properties fo:border="none" style:vertical-align="middle"/>
    </style:style>
    <style:style style:name="ce196" style:family="table-cell" style:parent-style-name="Default">
      <style:table-cell-properties fo:border-bottom="none" fo:background-color="#ffffff" fo:border-left="0.06pt solid #000000" fo:border-right="none" fo:border-top="none"/>
    </style:style>
    <style:style style:name="ce197" style:family="table-cell" style:parent-style-name="Default" style:data-style-name="N100">
      <style:table-cell-properties fo:border-bottom="0.06pt solid #000000" fo:background-color="#b2b2b2" fo:border-left="0.06pt solid #000000" fo:border-right="none" fo:border-top="0.06pt solid #000000" style:vertical-align="middle"/>
      <style:text-properties fo:font-weight="bold" style:font-weight-asian="bold" style:font-weight-complex="bold"/>
    </style:style>
    <style:style style:name="ce198" style:family="table-cell" style:parent-style-name="Default" style:data-style-name="N100">
      <style:table-cell-properties fo:border-bottom="none" fo:background-color="#b2b2b2" fo:border-left="0.06pt solid #000000" fo:border-right="none" fo:border-top="none" style:vertical-align="middle"/>
      <style:text-properties fo:font-weight="bold" style:font-weight-asian="bold" style:font-weight-complex="bold"/>
    </style:style>
    <style:style style:name="ce199" style:family="table-cell" style:parent-style-name="Default">
      <style:table-cell-properties fo:background-color="#ffffff" fo:border="none" style:vertical-align="middle"/>
    </style:style>
    <style:style style:name="ce200" style:family="table-cell" style:parent-style-name="Default">
      <style:table-cell-properties fo:background-color="#ffffff"/>
    </style:style>
    <style:style style:name="ce201" style:family="table-cell" style:parent-style-name="Default">
      <style:table-cell-properties fo:border-bottom="0.06pt solid #000000" fo:background-color="#b2b2b2" fo:border-left="none" fo:border-right="none" fo:border-top="0.06pt solid #000000" style:vertical-align="middle"/>
      <style:text-properties fo:font-weight="bold" style:font-weight-asian="bold" style:font-weight-complex="bold"/>
    </style:style>
    <style:style style:name="ce202" style:family="table-cell" style:parent-style-name="Default">
      <style:table-cell-properties fo:background-color="#b2b2b2" fo:border="none" style:vertical-align="middle"/>
      <style:text-properties fo:font-weight="bold" style:font-weight-asian="bold" style:font-weight-complex="bold"/>
    </style:style>
    <style:style style:name="ce203" style:family="table-cell" style:parent-style-name="Default" style:data-style-name="N108">
      <style:table-cell-properties fo:background-color="#eeeeee" fo:border="none" style:vertical-align="middle"/>
    </style:style>
    <style:style style:name="ce204" style:family="table-cell" style:parent-style-name="Default">
      <style:table-cell-properties fo:background-color="#eeeeee"/>
    </style:style>
    <style:style style:name="ce205" style:family="table-cell" style:parent-style-name="Default" style:data-style-name="N108">
      <style:table-cell-properties fo:border-bottom="0.06pt solid #000000" fo:background-color="#b2b2b2" fo:border-left="none" fo:border-right="none" fo:border-top="0.06pt solid #000000" style:vertical-align="middle"/>
      <style:text-properties fo:font-weight="bold" style:font-weight-asian="bold" style:font-weight-complex="bold"/>
    </style:style>
    <style:style style:name="ce206" style:family="table-cell" style:parent-style-name="Default" style:data-style-name="N108">
      <style:table-cell-properties fo:background-color="#b2b2b2" fo:border="none" style:vertical-align="middle"/>
      <style:text-properties fo:font-weight="bold" style:font-weight-asian="bold" style:font-weight-complex="bold"/>
    </style:style>
    <style:style style:name="ce207" style:family="table-cell" style:parent-style-name="Default">
      <style:table-cell-properties fo:border-bottom="none" fo:background-color="#ffffff" fo:border-left="none" fo:border-right="0.06pt solid #000000" fo:border-top="none"/>
    </style:style>
    <style:style style:name="ce208" style:family="table-cell" style:parent-style-name="Default" style:data-style-name="N108">
      <style:table-cell-properties fo:border-bottom="0.06pt solid #000000" fo:background-color="#b2b2b2" fo:border-left="none" fo:border-right="0.06pt solid #000000" fo:border-top="0.06pt solid #000000" style:vertical-align="middle"/>
      <style:text-properties fo:font-weight="bold" style:font-weight-asian="bold" style:font-weight-complex="bold"/>
    </style:style>
    <style:style style:name="ce209" style:family="table-cell" style:parent-style-name="Default" style:data-style-name="N108">
      <style:table-cell-properties fo:border-bottom="none" fo:background-color="#b2b2b2" fo:border-left="none" fo:border-right="0.06pt solid #000000" fo:border-top="none" style:vertical-align="middle"/>
      <style:text-properties fo:font-weight="bold" style:font-weight-asian="bold" style:font-weight-complex="bold"/>
    </style:style>
    <style:style style:name="ce210" style:family="table-cell" style:parent-style-name="Default">
      <style:table-cell-properties style:text-align-source="fix" style:repeat-content="false"/>
      <style:paragraph-properties fo:text-align="end" fo:margin-left="0cm"/>
      <style:text-properties fo:font-style="italic" fo:font-weight="bold" style:font-style-asian="italic" style:font-weight-asian="bold" style:font-style-complex="italic" style:font-weight-complex="bold"/>
    </style:style>
    <style:style style:name="ce211" style:family="table-cell" style:parent-style-name="Default">
      <style:table-cell-properties fo:border-bottom="none" fo:border-left="0.06pt solid #000000" fo:border-right="none" fo:border-top="none"/>
    </style:style>
    <style:style style:name="ce212" style:family="table-cell" style:parent-style-name="Default">
      <style:table-cell-properties fo:border-bottom="0.06pt solid #000000" fo:border-left="0.06pt solid #000000" fo:border-right="none" fo:border-top="none"/>
    </style:style>
    <style:style style:name="ce213" style:family="table-cell" style:parent-style-name="Default">
      <style:table-cell-properties fo:border-bottom="0.06pt solid #000000" fo:border-left="none" fo:border-right="none" fo:border-top="none"/>
    </style:style>
    <style:style style:name="ce214" style:family="table-cell" style:parent-style-name="Default">
      <style:table-cell-properties fo:border-bottom="0.06pt solid #000000" fo:background-color="#eeeeee" fo:border-left="none" fo:border-right="none" fo:border-top="none"/>
    </style:style>
    <style:style style:name="ce215" style:family="table-cell" style:parent-style-name="Default">
      <style:table-cell-properties fo:border-bottom="none" fo:border-left="none" fo:border-right="0.06pt solid #000000" fo:border-top="none"/>
    </style:style>
    <style:style style:name="ce216" style:family="table-cell" style:parent-style-name="Default">
      <style:table-cell-properties fo:border-bottom="0.06pt solid #000000" fo:border-left="none" fo:border-right="0.06pt solid #000000" fo:border-top="none"/>
    </style:style>
    <style:style style:name="ce217" style:family="table-cell" style:parent-style-name="Default">
      <style:table-cell-properties fo:background-color="#dde8cb"/>
      <style:text-properties fo:font-weight="bold" style:font-weight-asian="bold" style:font-weight-complex="bold"/>
    </style:style>
    <style:style style:name="ce218" style:family="table-cell" style:parent-style-name="Default">
      <style:table-cell-properties fo:background-color="#dde8cb"/>
    </style:style>
    <style:style style:name="ce219" style:family="table-cell" style:parent-style-name="Default" style:data-style-name="N100">
      <style:table-cell-properties fo:background-color="#ffffd7"/>
      <style:text-properties fo:font-weight="bold" style:font-weight-asian="bold" style:font-weight-complex="bold"/>
    </style:style>
    <style:style style:name="ce220" style:family="table-cell" style:parent-style-name="Default" style:data-style-name="N100">
      <style:table-cell-properties fo:background-color="#ffffd7"/>
    </style:style>
    <style:style style:name="ce221" style:family="table-cell" style:parent-style-name="Default">
      <style:table-cell-properties fo:background-color="#ffffd7"/>
      <style:text-properties fo:font-weight="bold" style:font-weight-asian="bold" style:font-weight-complex="bold"/>
    </style:style>
    <style:style style:name="ce222" style:family="table-cell" style:parent-style-name="Default">
      <style:table-cell-properties fo:background-color="#ffffd7"/>
    </style:style>
    <style:style style:name="gr1"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Arrowhead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marker-start="Arrowheads_20_1" draw:marker-start-width="0.2cm" draw:marker-start-center="false" draw:fill="solid" draw:fill-color="#ffffc0" draw:auto-grow-height="true" draw:auto-grow-width="false" fo:min-height="2.371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content-validations>
        <table:content-validation table:name="val1" table:base-cell-address="INFOS.D1">
          <table:error-message table:message-type="stop" table:display="true"/>
        </table:content-validation>
        <table:content-validation table:name="val2" table:condition="of:cell-content-is-in-list(COMPTES_CLEFS)" table:allow-empty-cell="false" table:display-list="sort-ascending" table:base-cell-address="INFOS.D1">
          <table:error-message table:message-type="stop" table:display="true"/>
        </table:content-validation>
        <table:content-validation table:name="val3" table:condition="of:cell-content-is-in-list([$COMPTES.$E$1:$COMPTES.$E$1048576])" table:allow-empty-cell="false" table:display-list="sort-ascending" table:base-cell-address="INFOS.F1">
          <table:error-message table:message-type="stop" table:display="true"/>
        </table:content-validation>
      </table:content-validations>
      <table:table table:name="INFOS" table:style-name="ta1">
        <office:forms form:automatic-focus="false" form:apply-design-mode="false"/>
        <table:table-column table:style-name="co1" table:default-cell-style-name="Default"/>
        <table:table-row table:style-name="ro1">
          <table:table-cell table:style-name="ce1" office:value-type="string" calcext:value-type="string">
            <text:p>Version 1.0.0 du 04/04/2021</text:p>
          </table:table-cell>
        </table:table-row>
        <table:table-row table:style-name="ro1">
          <table:table-cell/>
        </table:table-row>
        <table:table-row table:style-name="ro1">
          <table:table-cell table:style-name="ce2" office:value-type="string" calcext:value-type="string">
            <text:p>Contact</text:p>
          </table:table-cell>
        </table:table-row>
        <table:table-row table:style-name="ro1">
          <table:table-cell office:value-type="string" calcext:value-type="string">
            <text:p>Sébastien GUERRI</text:p>
          </table:table-cell>
        </table:table-row>
        <table:table-row table:style-name="ro1">
          <table:table-cell table:style-name="ce3" office:value-type="string" calcext:value-type="string">
            <text:p><text:a xlink:href="https://github.com/sguerri/assotools" xlink:type="simple">https://github.com/sguerri/assotools</text:a></text:p>
          </table:table-cell>
        </table:table-row>
        <table:table-row table:style-name="ro1">
          <table:table-cell/>
        </table:table-row>
        <table:table-row table:style-name="ro1">
          <table:table-cell table:style-name="ce2" office:value-type="string" calcext:value-type="string">
            <text:p>License</text:p>
          </table:table-cell>
        </table:table-row>
        <table:table-row table:style-name="ro1">
          <table:table-cell office:value-type="string" calcext:value-type="string">
            <text:p>https://spdx.org/licenses/ISC</text:p>
          </table:table-cell>
        </table:table-row>
        <table:table-row table:style-name="ro1">
          <table:table-cell/>
        </table:table-row>
        <table:table-row table:style-name="ro2">
          <table:table-cell office:value-type="string" calcext:value-type="string">
            <text:p>Copyright (c) 2021, Sébastien GUERRI</text:p>
          </table:table-cell>
        </table:table-row>
        <table:table-row table:style-name="ro3">
          <table:table-cell table:style-name="ce4" office:value-type="string" calcext:value-type="string">
            <text:p>Permission to use, copy, modify, and/or distribute this software for any purpose with or without fee is hereby granted, provided that the above copyright notice and this permission notice appear in all copies.</text:p>
          </table:table-cell>
        </table:table-row>
        <table:table-row table:style-name="ro4">
          <table:table-cell table:style-name="ce4" office:value-type="string" calcext:value-type="string">
            <text:p>THE SOFTWARE IS PROVIDED "AS IS" AND THE AUTHOR DISCLAIMS ALL WARRANTIES WITH REGARD TO THIS SOFTWARE INCLUDING ALL IMPLIED WARRANTIES OF MERCHANTABILITY AND FITNESS. IN NO EVENT SHALL THE AUTHOR BE LIABLE FOR ANY SPECIAL, DIRECT, INDIRECT, OR CONSEQUENTIAL DAMAGES OR ANY DAMAGES WHATSOEVER RESULTING FROM LOSS OF USE, DATA OR PROFITS, WHETHER IN AN ACTION OF CONTRACT, NEGLIGENCE OR OTHER TORTIOUS ACTION, ARISING OUT OF OR IN CONNECTION WITH THE USE OR PERFORMANCE OF THIS SOFTWARE.</text:p>
          </table:table-cell>
        </table:table-row>
      </table:table>
      <table:table table:name="SAISIE MANUELLE" table:style-name="ta1" table:print-ranges="'SAISIE MANUELLE'.A1:'SAISIE MANUELLE'.H1048576">
        <office:forms form:automatic-focus="false" form:apply-design-mode="false"/>
        <table:table-column table:style-name="co2" table:default-cell-style-name="ce106"/>
        <table:table-column table:style-name="co3" table:default-cell-style-name="ce112"/>
        <table:table-column table:style-name="co4" table:default-cell-style-name="Default"/>
        <table:table-column table:style-name="co5" table:default-cell-style-name="Default"/>
        <table:table-column table:style-name="co6" table:default-cell-style-name="ce122"/>
        <table:table-column table:style-name="co5" table:default-cell-style-name="Default"/>
        <table:table-column table:style-name="co6" table:default-cell-style-name="ce122"/>
        <table:table-column table:style-name="co7" table:default-cell-style-name="ce115"/>
        <table:table-column table:style-name="co2" table:number-columns-repeated="1016" table:default-cell-style-name="Default"/>
        <table:table-header-rows>
          <table:table-row table:style-name="ro5">
            <table:table-cell table:style-name="ce21" office:value-type="string" calcext:value-type="string">
              <office:annotation draw:style-name="gr1" draw:text-style-name="P2" svg:width="2.899cm" svg:height="1.799cm" svg:x="2.857cm" svg:y="0cm" draw:caption-point-x="-0.61cm" draw:caption-point-y="0.01cm">
                <dc:date>2021-04-05T00:00:00</dc:date>
                <text:p text:style-name="P1"><text:span text:style-name="T1">Numéro de pièce comptable</text:span></text:p>
              </office:annotation>
              <text:p>N° PIÈCE</text:p>
            </table:table-cell>
            <table:table-cell table:style-name="ce107" office:value-type="string" calcext:value-type="string">
              <office:annotation draw:style-name="gr1" draw:text-style-name="P2" svg:width="2.899cm" svg:height="1.799cm" svg:x="5.033cm" svg:y="1.041cm" draw:caption-point-x="-0.336cm" draw:caption-point-y="-1.031cm">
                <dc:date>2021-04-05T00:00:00</dc:date>
                <text:p text:style-name="P1"><text:span text:style-name="T1">Date de la transaction</text:span></text:p>
              </office:annotation>
              <text:p>DATE</text:p>
            </table:table-cell>
            <table:table-cell table:style-name="ce11" office:value-type="string" calcext:value-type="string">
              <office:annotation draw:style-name="gr1" draw:text-style-name="P2" svg:width="2.899cm" svg:height="1.799cm" svg:x="14.54cm" svg:y="0cm" draw:caption-point-x="-0.61cm" draw:caption-point-y="0.01cm">
                <dc:date>2021-04-05T00:00:00</dc:date>
                <text:p text:style-name="P1"><text:span text:style-name="T1">Libellé de la transaction</text:span></text:p>
              </office:annotation>
              <text:p>LIBELLÉ</text:p>
            </table:table-cell>
            <table:table-cell table:style-name="ce11" table:content-validation-name="val1" office:value-type="string" calcext:value-type="string">
              <office:annotation draw:style-name="gr2" draw:text-style-name="P2" svg:width="2.899cm" svg:height="2.176cm" svg:x="25.867cm" svg:y="0cm" draw:caption-point-x="-0.61cm" draw:caption-point-y="0.01cm">
                <dc:date>2021-04-05T00:00:00</dc:date>
                <text:p text:style-name="P1"><text:span text:style-name="T1">Sélectionner le compte de résultat imputé (voir onglet COMPTES)</text:span></text:p>
              </office:annotation>
              <text:p>IMPUTATION COMPTABLE</text:p>
            </table:table-cell>
            <table:table-cell table:style-name="ce120" table:content-validation-name="val1" office:value-type="string" calcext:value-type="string">
              <office:annotation draw:style-name="gr3" draw:text-style-name="P2" svg:width="2.899cm" svg:height="2.966cm" svg:x="28.153cm" svg:y="0cm" draw:caption-point-x="-0.61cm" draw:caption-point-y="0.01cm">
                <dc:date>2021-04-05T00:00:00</dc:date>
                <text:p text:style-name="P1"><text:span text:style-name="T1">Ne rien saisir ici. Formule automatique. Copier la formule en bas du fichier sur les nouvelles lignes</text:span></text:p>
              </office:annotation>
              <text:p>COMPTE</text:p>
            </table:table-cell>
            <table:table-cell table:style-name="ce11" table:content-validation-name="val1" office:value-type="string" calcext:value-type="string">
              <office:annotation draw:style-name="gr4" draw:text-style-name="P2" svg:width="2.899cm" svg:height="2.571cm" svg:x="39.481cm" svg:y="0cm" draw:caption-point-x="-0.61cm" draw:caption-point-y="0.01cm">
                <dc:date>2021-04-05T00:00:00</dc:date>
                <text:p text:style-name="P1"><text:span text:style-name="T1">Sélectionner le compte analytique à imputer (voir onglet COMPTES)</text:span></text:p>
              </office:annotation>
              <text:p>IMPUTATION ANALYTIQUE</text:p>
            </table:table-cell>
            <table:table-cell table:style-name="ce120" table:content-validation-name="val1" office:value-type="string" calcext:value-type="string">
              <office:annotation draw:style-name="gr3" draw:text-style-name="P2" svg:width="2.899cm" svg:height="2.966cm" svg:x="41.767cm" svg:y="0cm" draw:caption-point-x="-0.61cm" draw:caption-point-y="0.01cm">
                <dc:date>2021-04-05T00:00:00</dc:date>
                <text:p text:style-name="P1"><text:span text:style-name="T1">Ne rien saisir ici. Formule automatique. Copier la formule en bas du fichier sur les nouvelles lignes</text:span></text:p>
              </office:annotation>
              <text:p>COMPTE</text:p>
            </table:table-cell>
            <table:table-cell table:style-name="ce124" office:value-type="string" calcext:value-type="string">
              <office:annotation draw:style-name="gr4" draw:text-style-name="P2" svg:width="2.899cm" svg:height="2.571cm" svg:x="44.734cm" svg:y="0cm" draw:caption-point-x="-0.61cm" draw:caption-point-y="0.01cm">
                <dc:date>2021-04-05T00:00:00</dc:date>
                <text:p text:style-name="P1"><text:span text:style-name="T1">Saisir le montant.</text:span></text:p>
                <text:p text:style-name="P1"><text:span text:style-name="T1">POSITIF : recette</text:span></text:p>
                <text:p text:style-name="P1"><text:span text:style-name="T1">NEGATIF : dépense</text:span></text:p>
              </office:annotation>
              <text:p>MONTANT</text:p>
            </table:table-cell>
            <table:table-cell table:style-name="ce127" table:number-columns-repeated="1014"/>
            <table:table-cell table:style-name="ce128" table:number-columns-repeated="2"/>
          </table:table-row>
        </table:table-header-rows>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2]=&quot;&quot;;&quot;&quot;;VLOOKUP([.D2];[$COMPTES.A$1:$COMPTES.B$1048576];2;0))">
            <text:p/>
          </table:table-cell>
          <table:table-cell table:style-name="ce123" table:content-validation-name="val3"/>
          <table:table-cell table:style-name="ce121" table:content-validation-name="val1" table:formula="of:=IF([.F2]=&quot;&quot;;&quot;&quot;;VLOOKUP([.F2];[$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3]=&quot;&quot;;&quot;&quot;;VLOOKUP([.D3];[$COMPTES.A$1:$COMPTES.B$1048576];2;0))">
            <text:p/>
          </table:table-cell>
          <table:table-cell table:style-name="ce123" table:content-validation-name="val3"/>
          <table:table-cell table:style-name="ce121" table:content-validation-name="val1" table:formula="of:=IF([.F3]=&quot;&quot;;&quot;&quot;;VLOOKUP([.F3];[$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4]=&quot;&quot;;&quot;&quot;;VLOOKUP([.D4];[$COMPTES.A$1:$COMPTES.B$1048576];2;0))">
            <text:p/>
          </table:table-cell>
          <table:table-cell table:style-name="ce123" table:content-validation-name="val3"/>
          <table:table-cell table:style-name="ce121" table:content-validation-name="val1" table:formula="of:=IF([.F4]=&quot;&quot;;&quot;&quot;;VLOOKUP([.F4];[$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5]=&quot;&quot;;&quot;&quot;;VLOOKUP([.D5];[$COMPTES.A$1:$COMPTES.B$1048576];2;0))">
            <text:p/>
          </table:table-cell>
          <table:table-cell table:style-name="ce123" table:content-validation-name="val3"/>
          <table:table-cell table:style-name="ce121" table:content-validation-name="val1" table:formula="of:=IF([.F5]=&quot;&quot;;&quot;&quot;;VLOOKUP([.F5];[$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6]=&quot;&quot;;&quot;&quot;;VLOOKUP([.D6];[$COMPTES.A$1:$COMPTES.B$1048576];2;0))">
            <text:p/>
          </table:table-cell>
          <table:table-cell table:style-name="ce123" table:content-validation-name="val3"/>
          <table:table-cell table:style-name="ce121" table:content-validation-name="val1" table:formula="of:=IF([.F6]=&quot;&quot;;&quot;&quot;;VLOOKUP([.F6];[$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7]=&quot;&quot;;&quot;&quot;;VLOOKUP([.D7];[$COMPTES.A$1:$COMPTES.B$1048576];2;0))">
            <text:p/>
          </table:table-cell>
          <table:table-cell table:style-name="ce123" table:content-validation-name="val3"/>
          <table:table-cell table:style-name="ce121" table:content-validation-name="val1" table:formula="of:=IF([.F7]=&quot;&quot;;&quot;&quot;;VLOOKUP([.F7];[$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8]=&quot;&quot;;&quot;&quot;;VLOOKUP([.D8];[$COMPTES.A$1:$COMPTES.B$1048576];2;0))">
            <text:p/>
          </table:table-cell>
          <table:table-cell table:style-name="ce123" table:content-validation-name="val3"/>
          <table:table-cell table:style-name="ce121" table:content-validation-name="val1" table:formula="of:=IF([.F8]=&quot;&quot;;&quot;&quot;;VLOOKUP([.F8];[$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9]=&quot;&quot;;&quot;&quot;;VLOOKUP([.D9];[$COMPTES.A$1:$COMPTES.B$1048576];2;0))">
            <text:p/>
          </table:table-cell>
          <table:table-cell table:style-name="ce123" table:content-validation-name="val3"/>
          <table:table-cell table:style-name="ce121" table:content-validation-name="val1" table:formula="of:=IF([.F9]=&quot;&quot;;&quot;&quot;;VLOOKUP([.F9];[$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10]=&quot;&quot;;&quot;&quot;;VLOOKUP([.D10];[$COMPTES.A$1:$COMPTES.B$1048576];2;0))">
            <text:p/>
          </table:table-cell>
          <table:table-cell table:style-name="ce123" table:content-validation-name="val3"/>
          <table:table-cell table:style-name="ce121" table:content-validation-name="val1" table:formula="of:=IF([.F10]=&quot;&quot;;&quot;&quot;;VLOOKUP([.F10];[$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11]=&quot;&quot;;&quot;&quot;;VLOOKUP([.D11];[$COMPTES.A$1:$COMPTES.B$1048576];2;0))">
            <text:p/>
          </table:table-cell>
          <table:table-cell table:style-name="ce123" table:content-validation-name="val3"/>
          <table:table-cell table:style-name="ce121" table:content-validation-name="val1" table:formula="of:=IF([.F11]=&quot;&quot;;&quot;&quot;;VLOOKUP([.F11];[$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12]=&quot;&quot;;&quot;&quot;;VLOOKUP([.D12];[$COMPTES.A$1:$COMPTES.B$1048576];2;0))">
            <text:p/>
          </table:table-cell>
          <table:table-cell table:style-name="ce123" table:content-validation-name="val3"/>
          <table:table-cell table:style-name="ce121" table:content-validation-name="val1" table:formula="of:=IF([.F12]=&quot;&quot;;&quot;&quot;;VLOOKUP([.F12];[$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13]=&quot;&quot;;&quot;&quot;;VLOOKUP([.D13];[$COMPTES.A$1:$COMPTES.B$1048576];2;0))">
            <text:p/>
          </table:table-cell>
          <table:table-cell table:style-name="ce123" table:content-validation-name="val3"/>
          <table:table-cell table:style-name="ce121" table:content-validation-name="val1" table:formula="of:=IF([.F13]=&quot;&quot;;&quot;&quot;;VLOOKUP([.F13];[$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14]=&quot;&quot;;&quot;&quot;;VLOOKUP([.D14];[$COMPTES.A$1:$COMPTES.B$1048576];2;0))">
            <text:p/>
          </table:table-cell>
          <table:table-cell table:style-name="ce123" table:content-validation-name="val3"/>
          <table:table-cell table:style-name="ce121" table:content-validation-name="val1" table:formula="of:=IF([.F14]=&quot;&quot;;&quot;&quot;;VLOOKUP([.F14];[$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15]=&quot;&quot;;&quot;&quot;;VLOOKUP([.D15];[$COMPTES.A$1:$COMPTES.B$1048576];2;0))">
            <text:p/>
          </table:table-cell>
          <table:table-cell table:style-name="ce123" table:content-validation-name="val3"/>
          <table:table-cell table:style-name="ce121" table:content-validation-name="val1" table:formula="of:=IF([.F15]=&quot;&quot;;&quot;&quot;;VLOOKUP([.F15];[$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16]=&quot;&quot;;&quot;&quot;;VLOOKUP([.D16];[$COMPTES.A$1:$COMPTES.B$1048576];2;0))">
            <text:p/>
          </table:table-cell>
          <table:table-cell table:style-name="ce123" table:content-validation-name="val3"/>
          <table:table-cell table:style-name="ce121" table:content-validation-name="val1" table:formula="of:=IF([.F16]=&quot;&quot;;&quot;&quot;;VLOOKUP([.F16];[$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17]=&quot;&quot;;&quot;&quot;;VLOOKUP([.D17];[$COMPTES.A$1:$COMPTES.B$1048576];2;0))">
            <text:p/>
          </table:table-cell>
          <table:table-cell table:style-name="ce123" table:content-validation-name="val3"/>
          <table:table-cell table:style-name="ce121" table:content-validation-name="val1" table:formula="of:=IF([.F17]=&quot;&quot;;&quot;&quot;;VLOOKUP([.F17];[$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18]=&quot;&quot;;&quot;&quot;;VLOOKUP([.D18];[$COMPTES.A$1:$COMPTES.B$1048576];2;0))">
            <text:p/>
          </table:table-cell>
          <table:table-cell table:style-name="ce123" table:content-validation-name="val3"/>
          <table:table-cell table:style-name="ce121" table:content-validation-name="val1" table:formula="of:=IF([.F18]=&quot;&quot;;&quot;&quot;;VLOOKUP([.F18];[$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19]=&quot;&quot;;&quot;&quot;;VLOOKUP([.D19];[$COMPTES.A$1:$COMPTES.B$1048576];2;0))">
            <text:p/>
          </table:table-cell>
          <table:table-cell table:style-name="ce123" table:content-validation-name="val3"/>
          <table:table-cell table:style-name="ce121" table:content-validation-name="val1" table:formula="of:=IF([.F19]=&quot;&quot;;&quot;&quot;;VLOOKUP([.F19];[$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20]=&quot;&quot;;&quot;&quot;;VLOOKUP([.D20];[$COMPTES.A$1:$COMPTES.B$1048576];2;0))">
            <text:p/>
          </table:table-cell>
          <table:table-cell table:style-name="ce123" table:content-validation-name="val3"/>
          <table:table-cell table:style-name="ce121" table:content-validation-name="val1" table:formula="of:=IF([.F20]=&quot;&quot;;&quot;&quot;;VLOOKUP([.F20];[$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21]=&quot;&quot;;&quot;&quot;;VLOOKUP([.D21];[$COMPTES.A$1:$COMPTES.B$1048576];2;0))">
            <text:p/>
          </table:table-cell>
          <table:table-cell table:style-name="ce123" table:content-validation-name="val3"/>
          <table:table-cell table:style-name="ce121" table:content-validation-name="val1" table:formula="of:=IF([.F21]=&quot;&quot;;&quot;&quot;;VLOOKUP([.F21];[$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22]=&quot;&quot;;&quot;&quot;;VLOOKUP([.D22];[$COMPTES.A$1:$COMPTES.B$1048576];2;0))">
            <text:p/>
          </table:table-cell>
          <table:table-cell table:style-name="ce123" table:content-validation-name="val3"/>
          <table:table-cell table:style-name="ce121" table:content-validation-name="val1" table:formula="of:=IF([.F22]=&quot;&quot;;&quot;&quot;;VLOOKUP([.F22];[$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23]=&quot;&quot;;&quot;&quot;;VLOOKUP([.D23];[$COMPTES.A$1:$COMPTES.B$1048576];2;0))">
            <text:p/>
          </table:table-cell>
          <table:table-cell table:style-name="ce123" table:content-validation-name="val3"/>
          <table:table-cell table:style-name="ce121" table:content-validation-name="val1" table:formula="of:=IF([.F23]=&quot;&quot;;&quot;&quot;;VLOOKUP([.F23];[$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24]=&quot;&quot;;&quot;&quot;;VLOOKUP([.D24];[$COMPTES.A$1:$COMPTES.B$1048576];2;0))">
            <text:p/>
          </table:table-cell>
          <table:table-cell table:style-name="ce123" table:content-validation-name="val3"/>
          <table:table-cell table:style-name="ce121" table:content-validation-name="val1" table:formula="of:=IF([.F24]=&quot;&quot;;&quot;&quot;;VLOOKUP([.F24];[$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25]=&quot;&quot;;&quot;&quot;;VLOOKUP([.D25];[$COMPTES.A$1:$COMPTES.B$1048576];2;0))">
            <text:p/>
          </table:table-cell>
          <table:table-cell table:style-name="ce123" table:content-validation-name="val3"/>
          <table:table-cell table:style-name="ce121" table:content-validation-name="val1" table:formula="of:=IF([.F25]=&quot;&quot;;&quot;&quot;;VLOOKUP([.F25];[$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26]=&quot;&quot;;&quot;&quot;;VLOOKUP([.D26];[$COMPTES.A$1:$COMPTES.B$1048576];2;0))">
            <text:p/>
          </table:table-cell>
          <table:table-cell table:style-name="ce123" table:content-validation-name="val3"/>
          <table:table-cell table:style-name="ce121" table:content-validation-name="val1" table:formula="of:=IF([.F26]=&quot;&quot;;&quot;&quot;;VLOOKUP([.F26];[$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27]=&quot;&quot;;&quot;&quot;;VLOOKUP([.D27];[$COMPTES.A$1:$COMPTES.B$1048576];2;0))">
            <text:p/>
          </table:table-cell>
          <table:table-cell table:style-name="ce123" table:content-validation-name="val3"/>
          <table:table-cell table:style-name="ce121" table:content-validation-name="val1" table:formula="of:=IF([.F27]=&quot;&quot;;&quot;&quot;;VLOOKUP([.F27];[$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28]=&quot;&quot;;&quot;&quot;;VLOOKUP([.D28];[$COMPTES.A$1:$COMPTES.B$1048576];2;0))">
            <text:p/>
          </table:table-cell>
          <table:table-cell table:style-name="ce123" table:content-validation-name="val3"/>
          <table:table-cell table:style-name="ce121" table:content-validation-name="val1" table:formula="of:=IF([.F28]=&quot;&quot;;&quot;&quot;;VLOOKUP([.F28];[$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29]=&quot;&quot;;&quot;&quot;;VLOOKUP([.D29];[$COMPTES.A$1:$COMPTES.B$1048576];2;0))">
            <text:p/>
          </table:table-cell>
          <table:table-cell table:style-name="ce123" table:content-validation-name="val3"/>
          <table:table-cell table:style-name="ce121" table:content-validation-name="val1" table:formula="of:=IF([.F29]=&quot;&quot;;&quot;&quot;;VLOOKUP([.F29];[$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30]=&quot;&quot;;&quot;&quot;;VLOOKUP([.D30];[$COMPTES.A$1:$COMPTES.B$1048576];2;0))">
            <text:p/>
          </table:table-cell>
          <table:table-cell table:style-name="ce123" table:content-validation-name="val3"/>
          <table:table-cell table:style-name="ce121" table:content-validation-name="val1" table:formula="of:=IF([.F30]=&quot;&quot;;&quot;&quot;;VLOOKUP([.F30];[$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31]=&quot;&quot;;&quot;&quot;;VLOOKUP([.D31];[$COMPTES.A$1:$COMPTES.B$1048576];2;0))">
            <text:p/>
          </table:table-cell>
          <table:table-cell table:style-name="ce123" table:content-validation-name="val3"/>
          <table:table-cell table:style-name="ce121" table:content-validation-name="val1" table:formula="of:=IF([.F31]=&quot;&quot;;&quot;&quot;;VLOOKUP([.F31];[$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32]=&quot;&quot;;&quot;&quot;;VLOOKUP([.D32];[$COMPTES.A$1:$COMPTES.B$1048576];2;0))">
            <text:p/>
          </table:table-cell>
          <table:table-cell table:style-name="ce123" table:content-validation-name="val3"/>
          <table:table-cell table:style-name="ce121" table:content-validation-name="val1" table:formula="of:=IF([.F32]=&quot;&quot;;&quot;&quot;;VLOOKUP([.F32];[$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33]=&quot;&quot;;&quot;&quot;;VLOOKUP([.D33];[$COMPTES.A$1:$COMPTES.B$1048576];2;0))">
            <text:p/>
          </table:table-cell>
          <table:table-cell table:style-name="ce123" table:content-validation-name="val3"/>
          <table:table-cell table:style-name="ce121" table:content-validation-name="val1" table:formula="of:=IF([.F33]=&quot;&quot;;&quot;&quot;;VLOOKUP([.F33];[$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34]=&quot;&quot;;&quot;&quot;;VLOOKUP([.D34];[$COMPTES.A$1:$COMPTES.B$1048576];2;0))">
            <text:p/>
          </table:table-cell>
          <table:table-cell table:style-name="ce123" table:content-validation-name="val3"/>
          <table:table-cell table:style-name="ce121" table:content-validation-name="val1" table:formula="of:=IF([.F34]=&quot;&quot;;&quot;&quot;;VLOOKUP([.F34];[$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35]=&quot;&quot;;&quot;&quot;;VLOOKUP([.D35];[$COMPTES.A$1:$COMPTES.B$1048576];2;0))">
            <text:p/>
          </table:table-cell>
          <table:table-cell table:style-name="ce123" table:content-validation-name="val3"/>
          <table:table-cell table:style-name="ce121" table:content-validation-name="val1" table:formula="of:=IF([.F35]=&quot;&quot;;&quot;&quot;;VLOOKUP([.F35];[$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36]=&quot;&quot;;&quot;&quot;;VLOOKUP([.D36];[$COMPTES.A$1:$COMPTES.B$1048576];2;0))">
            <text:p/>
          </table:table-cell>
          <table:table-cell table:style-name="ce123" table:content-validation-name="val3"/>
          <table:table-cell table:style-name="ce121" table:content-validation-name="val1" table:formula="of:=IF([.F36]=&quot;&quot;;&quot;&quot;;VLOOKUP([.F36];[$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37]=&quot;&quot;;&quot;&quot;;VLOOKUP([.D37];[$COMPTES.A$1:$COMPTES.B$1048576];2;0))">
            <text:p/>
          </table:table-cell>
          <table:table-cell table:style-name="ce123" table:content-validation-name="val3"/>
          <table:table-cell table:style-name="ce121" table:content-validation-name="val1" table:formula="of:=IF([.F37]=&quot;&quot;;&quot;&quot;;VLOOKUP([.F37];[$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38]=&quot;&quot;;&quot;&quot;;VLOOKUP([.D38];[$COMPTES.A$1:$COMPTES.B$1048576];2;0))">
            <text:p/>
          </table:table-cell>
          <table:table-cell table:style-name="ce123" table:content-validation-name="val3"/>
          <table:table-cell table:style-name="ce121" table:content-validation-name="val1" table:formula="of:=IF([.F38]=&quot;&quot;;&quot;&quot;;VLOOKUP([.F38];[$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39]=&quot;&quot;;&quot;&quot;;VLOOKUP([.D39];[$COMPTES.A$1:$COMPTES.B$1048576];2;0))">
            <text:p/>
          </table:table-cell>
          <table:table-cell table:style-name="ce123" table:content-validation-name="val3"/>
          <table:table-cell table:style-name="ce121" table:content-validation-name="val1" table:formula="of:=IF([.F39]=&quot;&quot;;&quot;&quot;;VLOOKUP([.F39];[$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40]=&quot;&quot;;&quot;&quot;;VLOOKUP([.D40];[$COMPTES.A$1:$COMPTES.B$1048576];2;0))">
            <text:p/>
          </table:table-cell>
          <table:table-cell table:style-name="ce123" table:content-validation-name="val3"/>
          <table:table-cell table:style-name="ce121" table:content-validation-name="val1" table:formula="of:=IF([.F40]=&quot;&quot;;&quot;&quot;;VLOOKUP([.F40];[$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41]=&quot;&quot;;&quot;&quot;;VLOOKUP([.D41];[$COMPTES.A$1:$COMPTES.B$1048576];2;0))">
            <text:p/>
          </table:table-cell>
          <table:table-cell table:style-name="ce123" table:content-validation-name="val3"/>
          <table:table-cell table:style-name="ce121" table:content-validation-name="val1" table:formula="of:=IF([.F41]=&quot;&quot;;&quot;&quot;;VLOOKUP([.F41];[$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42]=&quot;&quot;;&quot;&quot;;VLOOKUP([.D42];[$COMPTES.A$1:$COMPTES.B$1048576];2;0))">
            <text:p/>
          </table:table-cell>
          <table:table-cell table:style-name="ce123" table:content-validation-name="val3"/>
          <table:table-cell table:style-name="ce121" table:content-validation-name="val1" table:formula="of:=IF([.F42]=&quot;&quot;;&quot;&quot;;VLOOKUP([.F42];[$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43]=&quot;&quot;;&quot;&quot;;VLOOKUP([.D43];[$COMPTES.A$1:$COMPTES.B$1048576];2;0))">
            <text:p/>
          </table:table-cell>
          <table:table-cell table:style-name="ce123" table:content-validation-name="val3"/>
          <table:table-cell table:style-name="ce121" table:content-validation-name="val1" table:formula="of:=IF([.F43]=&quot;&quot;;&quot;&quot;;VLOOKUP([.F43];[$COMPTES.E$1:$COMPTES.F$1048576];2;0))">
            <text:p/>
          </table:table-cell>
          <table:table-cell table:style-name="ce125"/>
          <table:table-cell table:style-name="ce128" table:number-columns-repeated="1016"/>
        </table:table-row>
        <table:table-row table:style-name="ro5">
          <table:table-cell table:style-name="ce75"/>
          <table:table-cell table:style-name="ce111"/>
          <table:table-cell table:style-name="ce118"/>
          <table:table-cell table:style-name="ce119" table:content-validation-name="val2"/>
          <table:table-cell table:style-name="ce121" table:content-validation-name="val1" table:formula="of:=IF([.D44]=&quot;&quot;;&quot;&quot;;VLOOKUP([.D44];[$COMPTES.A$1:$COMPTES.B$1048576];2;0))">
            <text:p/>
          </table:table-cell>
          <table:table-cell table:style-name="ce123" table:content-validation-name="val3"/>
          <table:table-cell table:style-name="ce121" table:content-validation-name="val1" table:formula="of:=IF([.F44]=&quot;&quot;;&quot;&quot;;VLOOKUP([.F44];[$COMPTES.E$1:$COMPTES.F$1048576];2;0))">
            <text:p/>
          </table:table-cell>
          <table:table-cell table:style-name="ce125"/>
          <table:table-cell table:style-name="ce128" table:number-columns-repeated="1016"/>
        </table:table-row>
        <table:table-row table:style-name="ro1" table:number-rows-repeated="1048531">
          <table:table-cell table:number-columns-repeated="3"/>
          <table:table-cell table:content-validation-name="val2"/>
          <table:table-cell table:content-validation-name="val1"/>
          <table:table-cell table:content-validation-name="val3"/>
          <table:table-cell table:content-validation-name="val1"/>
          <table:table-cell table:number-columns-repeated="1017"/>
        </table:table-row>
        <table:table-row table:style-name="ro1">
          <table:table-cell table:number-columns-repeated="3"/>
          <table:table-cell table:content-validation-name="val2"/>
          <table:table-cell table:content-validation-name="val1"/>
          <table:table-cell table:content-validation-name="val3"/>
          <table:table-cell table:content-validation-name="val1"/>
          <table:table-cell table:number-columns-repeated="1017"/>
        </table:table-row>
      </table:table>
      <table:table table:name="RESULTAT" table:style-name="ta1" table:print-ranges="RESULTAT.A1:RESULTAT.J38">
        <table:table-column table:style-name="co8" table:default-cell-style-name="ce128"/>
        <table:table-column table:style-name="co2" table:default-cell-style-name="ce128"/>
        <table:table-column table:style-name="co9" table:default-cell-style-name="ce128"/>
        <table:table-column table:style-name="co10" table:number-columns-repeated="2" table:default-cell-style-name="ce176"/>
        <table:table-column table:style-name="co8" table:default-cell-style-name="ce128"/>
        <table:table-column table:style-name="co2" table:default-cell-style-name="ce128"/>
        <table:table-column table:style-name="co9" table:default-cell-style-name="ce128"/>
        <table:table-column table:style-name="co10" table:number-columns-repeated="2" table:default-cell-style-name="ce176"/>
        <table:table-column table:style-name="co8" table:default-cell-style-name="ce128"/>
        <table:table-column table:style-name="co2" table:number-columns-repeated="1003" table:default-cell-style-name="ce128"/>
        <table:table-column table:style-name="co2" table:number-columns-repeated="10" table:default-cell-style-name="Default"/>
        <table:table-row table:style-name="ro6">
          <table:table-cell table:style-name="ce129"/>
          <table:table-cell table:style-name="ce133" office:value-type="string" calcext:value-type="string">
            <text:p>ANNÉE 2021 – COMPTE DE RÉSULTAT</text:p>
          </table:table-cell>
          <table:table-cell table:style-name="ce129"/>
          <table:table-cell table:style-name="ce165" office:value-type="string" calcext:value-type="string">
            <text:p>Prévu</text:p>
          </table:table-cell>
          <table:table-cell table:style-name="ce165" office:value-type="string" calcext:value-type="string">
            <text:p>Réalisé</text:p>
          </table:table-cell>
          <table:table-cell table:style-name="ce129" table:number-columns-repeated="3"/>
          <table:table-cell table:style-name="ce165" office:value-type="string" calcext:value-type="string">
            <text:p>Prévu</text:p>
          </table:table-cell>
          <table:table-cell table:style-name="ce165" office:value-type="string" calcext:value-type="string">
            <text:p>Réalisé</text:p>
          </table:table-cell>
          <table:table-cell table:style-name="ce129" table:number-columns-repeated="1004"/>
          <table:table-cell table:style-name="ce210" table:number-columns-repeated="10"/>
        </table:table-row>
        <table:table-row table:style-name="ro7">
          <table:table-cell table:number-columns-repeated="3"/>
          <table:table-cell table:style-name="Default" table:number-columns-repeated="2"/>
          <table:table-cell table:number-columns-repeated="3"/>
          <table:table-cell table:style-name="Default" table:number-columns-repeated="2"/>
          <table:table-cell table:number-columns-repeated="1014"/>
        </table:table-row>
        <table:table-row table:style-name="ro6">
          <table:table-cell/>
          <table:table-cell table:style-name="ce134" office:value-type="string" calcext:value-type="string" table:number-columns-spanned="4" table:number-rows-spanned="1">
            <text:p>CHARGES</text:p>
          </table:table-cell>
          <table:covered-table-cell table:number-columns-repeated="2" table:style-name="ce150"/>
          <table:covered-table-cell table:style-name="ce179"/>
          <table:table-cell/>
          <table:table-cell table:style-name="ce134" office:value-type="string" calcext:value-type="string" table:number-columns-spanned="4" table:number-rows-spanned="1">
            <text:p>PRODUITS</text:p>
          </table:table-cell>
          <table:covered-table-cell table:number-columns-repeated="2" table:style-name="ce150"/>
          <table:covered-table-cell table:style-name="ce179"/>
          <table:table-cell table:number-columns-repeated="1014"/>
        </table:table-row>
        <table:table-row table:style-name="ro6">
          <table:table-cell/>
          <table:table-cell table:style-name="ce135" office:value-type="string" calcext:value-type="string">
            <text:p>60</text:p>
          </table:table-cell>
          <table:table-cell table:style-name="ce151" office:value-type="string" calcext:value-type="string">
            <text:p>Achats</text:p>
          </table:table-cell>
          <table:table-cell table:style-name="ce166" table:formula="of:=SUM([.D5:.D7])" office:value-type="currency" office:currency="EUR" office:value="0" calcext:value-type="currency">
            <text:p>0,00 €</text:p>
          </table:table-cell>
          <table:table-cell table:style-name="ce180" table:formula="of:=SUM([.E5:.E7])" office:value-type="currency" office:currency="EUR" office:value="0" calcext:value-type="currency">
            <text:p>0,00 €</text:p>
          </table:table-cell>
          <table:table-cell/>
          <table:table-cell table:style-name="ce135" office:value-type="string" calcext:value-type="string">
            <text:p>70</text:p>
          </table:table-cell>
          <table:table-cell table:style-name="ce151" office:value-type="string" calcext:value-type="string">
            <text:p>Ventes</text:p>
          </table:table-cell>
          <table:table-cell table:style-name="ce166" table:formula="of:=SUM([.I5:.I7])" office:value-type="currency" office:currency="EUR" office:value="0" calcext:value-type="currency">
            <text:p>0,00 €</text:p>
          </table:table-cell>
          <table:table-cell table:style-name="ce180" table:formula="of:=SUM([.J5:.J7])" office:value-type="currency" office:currency="EUR" office:value="0" calcext:value-type="currency">
            <text:p>0,00 €</text:p>
          </table:table-cell>
          <table:table-cell table:number-columns-repeated="1014"/>
        </table:table-row>
        <table:table-row table:style-name="ro6">
          <table:table-cell/>
          <table:table-cell table:style-name="ce136" office:value-type="string" calcext:value-type="string">
            <text:p>60225</text:p>
          </table:table-cell>
          <table:table-cell table:style-name="ce152" table:formula="of:=VLOOKUP([.B5];COMPTES;2;0)" office:value-type="string" office:string-value="Fournitures de bureau" calcext:value-type="string">
            <text:p>Fournitures de bureau</text:p>
          </table:table-cell>
          <table:table-cell table:style-name="ce167"/>
          <table:table-cell table:style-name="ce181" table:formula="of:=-SUMIF([$'SAISIE MANUELLE'.E$1:$'SAISIE MANUELLE'.E$1048576];[.B5];[$'SAISIE MANUELLE'.H$1:$'SAISIE MANUELLE'.H$1048576])" office:value-type="currency" office:currency="EUR" office:value="-0" calcext:value-type="currency">
            <text:p>0,00 €</text:p>
          </table:table-cell>
          <table:table-cell/>
          <table:table-cell table:style-name="ce141" office:value-type="string" calcext:value-type="string">
            <text:p>701</text:p>
          </table:table-cell>
          <table:table-cell table:style-name="ce157" table:formula="of:=VLOOKUP([.G5];COMPTES;2;0)" office:value-type="string" office:string-value="Ventes de produits finis (brochures, livres...)" calcext:value-type="string">
            <text:p>Ventes de produits finis (brochures, livres...)</text:p>
          </table:table-cell>
          <table:table-cell table:style-name="ce167"/>
          <table:table-cell table:style-name="ce186" table:formula="of:=SUMIF([$'SAISIE MANUELLE'.E$1:$'SAISIE MANUELLE'.E$1048576];[.G5];[$'SAISIE MANUELLE'.H$1:$'SAISIE MANUELLE'.H$1048576])" office:value-type="currency" office:currency="EUR" office:value="0" calcext:value-type="currency">
            <text:p>0,00 €</text:p>
          </table:table-cell>
          <table:table-cell table:number-columns-repeated="1014"/>
        </table:table-row>
        <table:table-row table:style-name="ro6">
          <table:table-cell/>
          <table:table-cell table:style-name="ce136" office:value-type="string" calcext:value-type="string">
            <text:p>605</text:p>
          </table:table-cell>
          <table:table-cell table:style-name="ce152" table:formula="of:=VLOOKUP([.B6];COMPTES;2;0)" office:value-type="string" office:string-value="Achats de matériels, équipement et travaux" calcext:value-type="string">
            <text:p>Achats de matériels, équipement et travaux</text:p>
          </table:table-cell>
          <table:table-cell table:style-name="ce167"/>
          <table:table-cell table:style-name="ce181" table:formula="of:=-SUMIF([$'SAISIE MANUELLE'.E$1:$'SAISIE MANUELLE'.E$1048576];[.B6];[$'SAISIE MANUELLE'.H$1:$'SAISIE MANUELLE'.H$1048576])" office:value-type="currency" office:currency="EUR" office:value="-0" calcext:value-type="currency">
            <text:p>0,00 €</text:p>
          </table:table-cell>
          <table:table-cell/>
          <table:table-cell table:style-name="ce141" office:value-type="string" calcext:value-type="string">
            <text:p>7064</text:p>
          </table:table-cell>
          <table:table-cell table:style-name="ce157" table:formula="of:=VLOOKUP([.G6];COMPTES;2;0)" office:value-type="string" office:string-value="Prestations de services (recettes conférences...)" calcext:value-type="string">
            <text:p>Prestations de services (recettes conférences...)</text:p>
          </table:table-cell>
          <table:table-cell table:style-name="ce167"/>
          <table:table-cell table:style-name="ce186" table:formula="of:=SUMIF([$'SAISIE MANUELLE'.E$1:$'SAISIE MANUELLE'.E$1048576];[.G6];[$'SAISIE MANUELLE'.H$1:$'SAISIE MANUELLE'.H$1048576])" office:value-type="currency" office:currency="EUR" office:value="0" calcext:value-type="currency">
            <text:p>0,00 €</text:p>
          </table:table-cell>
          <table:table-cell table:number-columns-repeated="1014"/>
        </table:table-row>
        <table:table-row table:style-name="ro6">
          <table:table-cell/>
          <table:table-cell table:style-name="ce137" office:value-type="string" calcext:value-type="string">
            <text:p>606</text:p>
          </table:table-cell>
          <table:table-cell table:style-name="ce153" table:formula="of:=VLOOKUP([.B7];COMPTES;2;0)" office:value-type="string" office:string-value="Achats non stockés de matières et fournitures (logiciels)" calcext:value-type="string">
            <text:p>Achats non stockés de matières et fournitures (logiciels)</text:p>
          </table:table-cell>
          <table:table-cell table:style-name="ce168"/>
          <table:table-cell table:style-name="ce182" table:formula="of:=-SUMIF([$'SAISIE MANUELLE'.E$1:$'SAISIE MANUELLE'.E$1048576];[.B7];[$'SAISIE MANUELLE'.H$1:$'SAISIE MANUELLE'.H$1048576])" office:value-type="currency" office:currency="EUR" office:value="-0" calcext:value-type="currency">
            <text:p>0,00 €</text:p>
          </table:table-cell>
          <table:table-cell/>
          <table:table-cell table:style-name="ce141" office:value-type="string" calcext:value-type="string">
            <text:p>707</text:p>
          </table:table-cell>
          <table:table-cell table:style-name="ce199" table:formula="of:=VLOOKUP([.G7];COMPTES;2;0)" office:value-type="string" office:string-value="Ventes de marchandises" calcext:value-type="string">
            <text:p>Ventes de marchandises</text:p>
          </table:table-cell>
          <table:table-cell table:style-name="ce203"/>
          <table:table-cell table:style-name="ce186" table:formula="of:=SUMIF([$'SAISIE MANUELLE'.E$1:$'SAISIE MANUELLE'.E$1048576];[.G7];[$'SAISIE MANUELLE'.H$1:$'SAISIE MANUELLE'.H$1048576])" office:value-type="currency" office:currency="EUR" office:value="0" calcext:value-type="currency">
            <text:p>0,00 €</text:p>
          </table:table-cell>
          <table:table-cell table:number-columns-repeated="1014"/>
        </table:table-row>
        <table:table-row table:style-name="ro6">
          <table:table-cell/>
          <table:table-cell table:style-name="ce135" office:value-type="string" calcext:value-type="string">
            <text:p>61</text:p>
          </table:table-cell>
          <table:table-cell table:style-name="ce151" office:value-type="string" calcext:value-type="string">
            <text:p>Charges externes</text:p>
          </table:table-cell>
          <table:table-cell table:style-name="ce166" table:formula="of:=[.D9]+SUM([.D12:.D14])" office:value-type="currency" office:currency="EUR" office:value="0" calcext:value-type="currency">
            <text:p>0,00 €</text:p>
          </table:table-cell>
          <table:table-cell table:style-name="ce180" table:formula="of:=[.E9]+SUM([.E12:.E14])" office:value-type="currency" office:currency="EUR" office:value="0" calcext:value-type="currency">
            <text:p>0,00 €</text:p>
          </table:table-cell>
          <table:table-cell/>
          <table:table-cell table:style-name="ce196"/>
          <table:table-cell table:style-name="ce200"/>
          <table:table-cell table:style-name="ce204"/>
          <table:table-cell table:style-name="ce207"/>
          <table:table-cell table:number-columns-repeated="1014"/>
        </table:table-row>
        <table:table-row table:style-name="ro6">
          <table:table-cell table:style-name="ce130"/>
          <table:table-cell table:style-name="ce138" office:value-type="string" calcext:value-type="string">
            <text:p>613</text:p>
          </table:table-cell>
          <table:table-cell table:style-name="ce154" office:value-type="string" calcext:value-type="string">
            <text:p>Locations</text:p>
          </table:table-cell>
          <table:table-cell table:style-name="ce169" table:formula="of:=SUM([.D10:.D11])" office:value-type="currency" office:currency="EUR" office:value="0" calcext:value-type="currency">
            <text:p>0,00 €</text:p>
          </table:table-cell>
          <table:table-cell table:style-name="ce183" table:formula="of:=SUM([.E10:.E11])" office:value-type="currency" office:currency="EUR" office:value="0" calcext:value-type="currency">
            <text:p>0,00 €</text:p>
          </table:table-cell>
          <table:table-cell table:style-name="ce130"/>
          <table:table-cell table:style-name="ce196"/>
          <table:table-cell table:style-name="ce200"/>
          <table:table-cell table:style-name="ce204"/>
          <table:table-cell table:style-name="ce207"/>
          <table:table-cell table:style-name="ce130" table:number-columns-repeated="1004"/>
          <table:table-cell table:number-columns-repeated="10"/>
        </table:table-row>
        <table:table-row table:style-name="ro6">
          <table:table-cell table:style-name="ce131"/>
          <table:table-cell table:style-name="ce139" office:value-type="string" calcext:value-type="string">
            <text:p>6132</text:p>
          </table:table-cell>
          <table:table-cell table:style-name="ce155" table:formula="of:=VLOOKUP([.B10];COMPTES;2;0)" office:value-type="string" office:string-value="Location immobilière (salles, hébergements…)" calcext:value-type="string">
            <text:p>Location immobilière (salles, hébergements…)</text:p>
          </table:table-cell>
          <table:table-cell table:style-name="ce170"/>
          <table:table-cell table:style-name="ce184" table:formula="of:=-SUMIF([$'SAISIE MANUELLE'.E$1:$'SAISIE MANUELLE'.E$1048576];[.B10];[$'SAISIE MANUELLE'.H$1:$'SAISIE MANUELLE'.H$1048576])" office:value-type="currency" office:currency="EUR" office:value="-0" calcext:value-type="currency">
            <text:p>0,00 €</text:p>
          </table:table-cell>
          <table:table-cell table:style-name="ce132"/>
          <table:table-cell table:style-name="ce196"/>
          <table:table-cell table:style-name="ce200"/>
          <table:table-cell table:style-name="ce204"/>
          <table:table-cell table:style-name="ce207"/>
          <table:table-cell table:style-name="ce131"/>
          <table:table-cell table:style-name="ce132" table:number-columns-repeated="1003"/>
          <table:table-cell table:number-columns-repeated="10"/>
        </table:table-row>
        <table:table-row table:style-name="ro6">
          <table:table-cell table:style-name="ce131"/>
          <table:table-cell table:style-name="ce139" office:value-type="string" calcext:value-type="string">
            <text:p>6135</text:p>
          </table:table-cell>
          <table:table-cell table:style-name="ce155" table:formula="of:=VLOOKUP([.B11];COMPTES;2;0)" office:value-type="string" office:string-value="Location mobilière (véhicules, matériels, site internet, film…)" calcext:value-type="string">
            <text:p>Location mobilière (véhicules, matériels, site internet, film…)</text:p>
          </table:table-cell>
          <table:table-cell table:style-name="ce170"/>
          <table:table-cell table:style-name="ce184" table:formula="of:=-SUMIF([$'SAISIE MANUELLE'.E$1:$'SAISIE MANUELLE'.E$1048576];[.B11];[$'SAISIE MANUELLE'.H$1:$'SAISIE MANUELLE'.H$1048576])" office:value-type="currency" office:currency="EUR" office:value="-0" calcext:value-type="currency">
            <text:p>0,00 €</text:p>
          </table:table-cell>
          <table:table-cell table:style-name="ce132"/>
          <table:table-cell table:style-name="ce196"/>
          <table:table-cell table:style-name="ce200"/>
          <table:table-cell table:style-name="ce204"/>
          <table:table-cell table:style-name="ce207"/>
          <table:table-cell table:style-name="ce131"/>
          <table:table-cell table:style-name="ce132" table:number-columns-repeated="1003"/>
          <table:table-cell table:number-columns-repeated="10"/>
        </table:table-row>
        <table:table-row table:style-name="ro6">
          <table:table-cell/>
          <table:table-cell table:style-name="ce136" office:value-type="string" calcext:value-type="string">
            <text:p>616</text:p>
          </table:table-cell>
          <table:table-cell table:style-name="ce152" table:formula="of:=VLOOKUP([.B12];COMPTES;2;0)" office:value-type="string" office:string-value="Assurances" calcext:value-type="string">
            <text:p>Assurances</text:p>
          </table:table-cell>
          <table:table-cell table:style-name="ce167"/>
          <table:table-cell table:style-name="ce181" table:formula="of:=-SUMIF([$'SAISIE MANUELLE'.E$1:$'SAISIE MANUELLE'.E$1048576];[.B12];[$'SAISIE MANUELLE'.H$1:$'SAISIE MANUELLE'.H$1048576])" office:value-type="currency" office:currency="EUR" office:value="-0" calcext:value-type="currency">
            <text:p>0,00 €</text:p>
          </table:table-cell>
          <table:table-cell/>
          <table:table-cell table:style-name="ce196"/>
          <table:table-cell table:style-name="ce200"/>
          <table:table-cell table:style-name="ce204"/>
          <table:table-cell table:style-name="ce207"/>
          <table:table-cell table:number-columns-repeated="1014"/>
        </table:table-row>
        <table:table-row table:style-name="ro6">
          <table:table-cell/>
          <table:table-cell table:style-name="ce136" office:value-type="string" calcext:value-type="string">
            <text:p>618</text:p>
          </table:table-cell>
          <table:table-cell table:style-name="ce152" table:formula="of:=VLOOKUP([.B13];COMPTES;2;0)" office:value-type="string" office:string-value="Divers" calcext:value-type="string">
            <text:p>Divers</text:p>
          </table:table-cell>
          <table:table-cell table:style-name="ce167"/>
          <table:table-cell table:style-name="ce181" table:formula="of:=-SUMIF([$'SAISIE MANUELLE'.E$1:$'SAISIE MANUELLE'.E$1048576];[.B13];[$'SAISIE MANUELLE'.H$1:$'SAISIE MANUELLE'.H$1048576])" office:value-type="currency" office:currency="EUR" office:value="-0" calcext:value-type="currency">
            <text:p>0,00 €</text:p>
          </table:table-cell>
          <table:table-cell/>
          <table:table-cell table:style-name="ce196"/>
          <table:table-cell table:style-name="ce200"/>
          <table:table-cell table:style-name="ce204"/>
          <table:table-cell table:style-name="ce207"/>
          <table:table-cell table:number-columns-repeated="1014"/>
        </table:table-row>
        <table:table-row table:style-name="ro6">
          <table:table-cell/>
          <table:table-cell table:style-name="ce137" office:value-type="string" calcext:value-type="string">
            <text:p>6181</text:p>
          </table:table-cell>
          <table:table-cell table:style-name="ce153" table:formula="of:=VLOOKUP([.B14];COMPTES;2;0)" office:value-type="string" office:string-value="Documentation" calcext:value-type="string">
            <text:p>Documentation</text:p>
          </table:table-cell>
          <table:table-cell table:style-name="ce168"/>
          <table:table-cell table:style-name="ce182" table:formula="of:=-SUMIF([$'SAISIE MANUELLE'.E$1:$'SAISIE MANUELLE'.E$1048576];[.B14];[$'SAISIE MANUELLE'.H$1:$'SAISIE MANUELLE'.H$1048576])"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6">
          <table:table-cell/>
          <table:table-cell table:style-name="ce140" office:value-type="string" calcext:value-type="string">
            <text:p>62</text:p>
          </table:table-cell>
          <table:table-cell table:style-name="ce156" office:value-type="string" calcext:value-type="string">
            <text:p>Autres services externes</text:p>
          </table:table-cell>
          <table:table-cell table:style-name="ce171" table:formula="of:=SUM([.D16];[.D17];[.D21];[.D25];[.D26];[.D27])" office:value-type="currency" office:currency="EUR" office:value="0" calcext:value-type="currency">
            <text:p>0,00 €</text:p>
          </table:table-cell>
          <table:table-cell table:style-name="ce185" table:formula="of:=SUM([.E16];[.E17];[.E21];[.E25];[.E26];[.E27])"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6">
          <table:table-cell/>
          <table:table-cell table:style-name="ce141" office:value-type="string" calcext:value-type="string">
            <text:p>622</text:p>
          </table:table-cell>
          <table:table-cell table:style-name="ce157" table:formula="of:=VLOOKUP([.B16];COMPTES;2;0)" office:value-type="string" office:string-value="Rémunérations d’intermédiaires et honoraires" calcext:value-type="string">
            <text:p>Rémunérations d’intermédiaires et honoraires</text:p>
          </table:table-cell>
          <table:table-cell table:style-name="ce167"/>
          <table:table-cell table:style-name="ce186" table:formula="of:=-SUMIF([$'SAISIE MANUELLE'.E$1:$'SAISIE MANUELLE'.E$1048576];[.B16];[$'SAISIE MANUELLE'.H$1:$'SAISIE MANUELLE'.H$1048576])" office:value-type="currency" office:currency="EUR" office:value="-0" calcext:value-type="currency">
            <text:p>0,00 €</text:p>
          </table:table-cell>
          <table:table-cell/>
          <table:table-cell table:style-name="ce139"/>
          <table:table-cell table:style-name="ce155"/>
          <table:table-cell table:style-name="ce170"/>
          <table:table-cell table:style-name="ce184"/>
          <table:table-cell table:number-columns-repeated="1014"/>
        </table:table-row>
        <table:table-row table:style-name="ro6">
          <table:table-cell/>
          <table:table-cell table:style-name="ce141" office:value-type="string" calcext:value-type="string">
            <text:p>623</text:p>
          </table:table-cell>
          <table:table-cell table:style-name="ce157" office:value-type="string" calcext:value-type="string">
            <text:p>Publicité, publications, relations publiques</text:p>
          </table:table-cell>
          <table:table-cell table:style-name="ce167" table:formula="of:=SUM([.D18:.D20])" office:value-type="currency" office:currency="EUR" office:value="0" calcext:value-type="currency">
            <text:p>0,00 €</text:p>
          </table:table-cell>
          <table:table-cell table:style-name="ce186" table:formula="of:=SUM([.E18:.E20])" office:value-type="currency" office:currency="EUR" office:value="0" calcext:value-type="currency">
            <text:p>0,00 €</text:p>
          </table:table-cell>
          <table:table-cell/>
          <table:table-cell table:style-name="ce139"/>
          <table:table-cell table:style-name="ce155"/>
          <table:table-cell table:style-name="ce170"/>
          <table:table-cell table:style-name="ce184"/>
          <table:table-cell table:number-columns-repeated="1014"/>
        </table:table-row>
        <table:table-row table:style-name="ro6">
          <table:table-cell table:style-name="ce132"/>
          <table:table-cell table:style-name="ce139" office:value-type="string" calcext:value-type="string">
            <text:p>6236</text:p>
          </table:table-cell>
          <table:table-cell table:style-name="ce155" table:formula="of:=VLOOKUP([.B18];COMPTES;2;0)" office:value-type="string" office:string-value="Catalogues et imprimés (tracts, flyers...)" calcext:value-type="string">
            <text:p>Catalogues et imprimés (tracts, flyers...)</text:p>
          </table:table-cell>
          <table:table-cell table:style-name="ce170"/>
          <table:table-cell table:style-name="ce184" table:formula="of:=-SUMIF([$'SAISIE MANUELLE'.E$1:$'SAISIE MANUELLE'.E$1048576];[.B18];[$'SAISIE MANUELLE'.H$1:$'SAISIE MANUELLE'.H$1048576])" office:value-type="currency" office:currency="EUR" office:value="-0" calcext:value-type="currency">
            <text:p>0,00 €</text:p>
          </table:table-cell>
          <table:table-cell table:style-name="ce132"/>
          <table:table-cell table:style-name="ce139"/>
          <table:table-cell table:style-name="ce155"/>
          <table:table-cell table:style-name="ce170"/>
          <table:table-cell table:style-name="ce184"/>
          <table:table-cell table:style-name="ce132" table:number-columns-repeated="1004"/>
          <table:table-cell table:number-columns-repeated="10"/>
        </table:table-row>
        <table:table-row table:style-name="ro6">
          <table:table-cell table:style-name="ce132"/>
          <table:table-cell table:style-name="ce139" office:value-type="string" calcext:value-type="string">
            <text:p>6237</text:p>
          </table:table-cell>
          <table:table-cell table:style-name="ce155" table:formula="of:=VLOOKUP([.B19];COMPTES;2;0)" office:value-type="string" office:string-value="Publications (brochures, livres...)" calcext:value-type="string">
            <text:p>Publications (brochures, livres...)</text:p>
          </table:table-cell>
          <table:table-cell table:style-name="ce170"/>
          <table:table-cell table:style-name="ce184" table:formula="of:=-SUMIF([$'SAISIE MANUELLE'.E$1:$'SAISIE MANUELLE'.E$1048576];[.B19];[$'SAISIE MANUELLE'.H$1:$'SAISIE MANUELLE'.H$1048576])" office:value-type="currency" office:currency="EUR" office:value="-0" calcext:value-type="currency">
            <text:p>0,00 €</text:p>
          </table:table-cell>
          <table:table-cell table:style-name="ce132"/>
          <table:table-cell table:style-name="ce141"/>
          <table:table-cell table:style-name="ce157"/>
          <table:table-cell table:style-name="ce167"/>
          <table:table-cell table:style-name="ce186"/>
          <table:table-cell table:style-name="ce132" table:number-columns-repeated="1004"/>
          <table:table-cell table:number-columns-repeated="10"/>
        </table:table-row>
        <table:table-row table:style-name="ro6">
          <table:table-cell table:style-name="ce132"/>
          <table:table-cell table:style-name="ce139" office:value-type="string" calcext:value-type="string">
            <text:p>6238</text:p>
          </table:table-cell>
          <table:table-cell table:style-name="ce155" table:formula="of:=VLOOKUP([.B20];COMPTES;2;0)" office:value-type="string" office:string-value="Dons ou cotisations versés" calcext:value-type="string">
            <text:p>Dons ou cotisations versés</text:p>
          </table:table-cell>
          <table:table-cell table:style-name="ce170"/>
          <table:table-cell table:style-name="ce184" table:formula="of:=-SUMIF([$'SAISIE MANUELLE'.E$1:$'SAISIE MANUELLE'.E$1048576];[.B20];[$'SAISIE MANUELLE'.H$1:$'SAISIE MANUELLE'.H$1048576])" office:value-type="currency" office:currency="EUR" office:value="-0" calcext:value-type="currency">
            <text:p>0,00 €</text:p>
          </table:table-cell>
          <table:table-cell table:style-name="ce132"/>
          <table:table-cell table:style-name="ce139"/>
          <table:table-cell table:style-name="ce155"/>
          <table:table-cell table:style-name="ce170"/>
          <table:table-cell table:style-name="ce184"/>
          <table:table-cell table:style-name="ce132" table:number-columns-repeated="1004"/>
          <table:table-cell table:number-columns-repeated="10"/>
        </table:table-row>
        <table:table-row table:style-name="ro6">
          <table:table-cell/>
          <table:table-cell table:style-name="ce141" office:value-type="string" calcext:value-type="string">
            <text:p>625</text:p>
          </table:table-cell>
          <table:table-cell table:style-name="ce157" office:value-type="string" calcext:value-type="string">
            <text:p>Déplacements, missions, réceptions</text:p>
          </table:table-cell>
          <table:table-cell table:style-name="ce167" table:formula="of:=SUM([.D22:.D24])" office:value-type="currency" office:currency="EUR" office:value="0" calcext:value-type="currency">
            <text:p>0,00 €</text:p>
          </table:table-cell>
          <table:table-cell table:style-name="ce186" table:formula="of:=SUM([.E22:.E24])" office:value-type="currency" office:currency="EUR" office:value="0" calcext:value-type="currency">
            <text:p>0,00 €</text:p>
          </table:table-cell>
          <table:table-cell/>
          <table:table-cell table:style-name="ce139"/>
          <table:table-cell table:style-name="ce155"/>
          <table:table-cell table:style-name="ce170"/>
          <table:table-cell table:style-name="ce184"/>
          <table:table-cell table:number-columns-repeated="1014"/>
        </table:table-row>
        <table:table-row table:style-name="ro6">
          <table:table-cell/>
          <table:table-cell table:style-name="ce139" office:value-type="string" calcext:value-type="string">
            <text:p>6251</text:p>
          </table:table-cell>
          <table:table-cell table:style-name="ce155" table:formula="of:=VLOOKUP([.B22];COMPTES;2;0)" office:value-type="string" office:string-value="Voyages et déplacements" calcext:value-type="string">
            <text:p>Voyages et déplacements</text:p>
          </table:table-cell>
          <table:table-cell table:style-name="ce170"/>
          <table:table-cell table:style-name="ce184" table:formula="of:=-SUMIF([$'SAISIE MANUELLE'.E$1:$'SAISIE MANUELLE'.E$1048576];[.B22];[$'SAISIE MANUELLE'.H$1:$'SAISIE MANUELLE'.H$1048576])" office:value-type="currency" office:currency="EUR" office:value="-0" calcext:value-type="currency">
            <text:p>0,00 €</text:p>
          </table:table-cell>
          <table:table-cell/>
          <table:table-cell table:style-name="ce139"/>
          <table:table-cell table:style-name="ce155"/>
          <table:table-cell table:style-name="ce170"/>
          <table:table-cell table:style-name="ce184"/>
          <table:table-cell table:number-columns-repeated="1014"/>
        </table:table-row>
        <table:table-row table:style-name="ro6">
          <table:table-cell/>
          <table:table-cell table:style-name="ce139" office:value-type="string" calcext:value-type="string">
            <text:p>6256</text:p>
          </table:table-cell>
          <table:table-cell table:style-name="ce155" table:formula="of:=VLOOKUP([.B23];COMPTES;2;0)" office:value-type="string" office:string-value="Missions" calcext:value-type="string">
            <text:p>Missions</text:p>
          </table:table-cell>
          <table:table-cell table:style-name="ce170"/>
          <table:table-cell table:style-name="ce184" table:formula="of:=-SUMIF([$'SAISIE MANUELLE'.E$1:$'SAISIE MANUELLE'.E$1048576];[.B23];[$'SAISIE MANUELLE'.H$1:$'SAISIE MANUELLE'.H$1048576])"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6">
          <table:table-cell/>
          <table:table-cell table:style-name="ce139" office:value-type="string" calcext:value-type="string">
            <text:p>6257</text:p>
          </table:table-cell>
          <table:table-cell table:style-name="ce155" table:formula="of:=VLOOKUP([.B24];COMPTES;2;0)" office:value-type="string" office:string-value="Réceptions (repas, achats de nourriture...)" calcext:value-type="string">
            <text:p>Réceptions (repas, achats de nourriture...)</text:p>
          </table:table-cell>
          <table:table-cell table:style-name="ce170"/>
          <table:table-cell table:style-name="ce184" table:formula="of:=-SUMIF([$'SAISIE MANUELLE'.E$1:$'SAISIE MANUELLE'.E$1048576];[.B24];[$'SAISIE MANUELLE'.H$1:$'SAISIE MANUELLE'.H$1048576])" office:value-type="currency" office:currency="EUR" office:value="-0" calcext:value-type="currency">
            <text:p>0,00 €</text:p>
          </table:table-cell>
          <table:table-cell/>
          <table:table-cell table:style-name="ce142"/>
          <table:table-cell table:style-name="ce158"/>
          <table:table-cell table:style-name="ce168"/>
          <table:table-cell table:style-name="ce187"/>
          <table:table-cell table:number-columns-repeated="1014"/>
        </table:table-row>
        <table:table-row table:style-name="ro6">
          <table:table-cell/>
          <table:table-cell table:style-name="ce141" office:value-type="string" calcext:value-type="string">
            <text:p>626</text:p>
          </table:table-cell>
          <table:table-cell table:style-name="ce157" table:formula="of:=VLOOKUP([.B25];COMPTES;2;0)" office:value-type="string" office:string-value="Frais postaux et frais de télécommunication" calcext:value-type="string">
            <text:p>Frais postaux et frais de télécommunication</text:p>
          </table:table-cell>
          <table:table-cell table:style-name="ce167"/>
          <table:table-cell table:style-name="ce186" table:formula="of:=-SUMIF([$'SAISIE MANUELLE'.E$1:$'SAISIE MANUELLE'.E$1048576];[.B25];[$'SAISIE MANUELLE'.H$1:$'SAISIE MANUELLE'.H$1048576])" office:value-type="currency" office:currency="EUR" office:value="-0" calcext:value-type="currency">
            <text:p>0,00 €</text:p>
          </table:table-cell>
          <table:table-cell/>
          <table:table-cell table:style-name="ce197" office:value-type="string" calcext:value-type="string">
            <text:p>74</text:p>
          </table:table-cell>
          <table:table-cell table:style-name="ce201" table:formula="of:=VLOOKUP([.G25];COMPTES;2;0)" office:value-type="string" office:string-value="Subventions d'exploitation" calcext:value-type="string">
            <text:p>Subventions d'exploitation</text:p>
          </table:table-cell>
          <table:table-cell table:style-name="ce205"/>
          <table:table-cell table:style-name="ce208" table:formula="of:=SUMIF([$'SAISIE MANUELLE'.E$1:$'SAISIE MANUELLE'.E$1048576];[.G25];[$'SAISIE MANUELLE'.H$1:$'SAISIE MANUELLE'.H$1048576])" office:value-type="currency" office:currency="EUR" office:value="0" calcext:value-type="currency">
            <text:p>0,00 €</text:p>
          </table:table-cell>
          <table:table-cell table:number-columns-repeated="1014"/>
        </table:table-row>
        <table:table-row table:style-name="ro6">
          <table:table-cell/>
          <table:table-cell table:style-name="ce141" office:value-type="string" calcext:value-type="string">
            <text:p>627</text:p>
          </table:table-cell>
          <table:table-cell table:style-name="ce157" table:formula="of:=VLOOKUP([.B26];COMPTES;2;0)" office:value-type="string" office:string-value="Services bancaires (abonnements, prélèvements…)" calcext:value-type="string">
            <text:p>Services bancaires (abonnements, prélèvements…)</text:p>
          </table:table-cell>
          <table:table-cell table:style-name="ce167"/>
          <table:table-cell table:style-name="ce186" table:formula="of:=-SUMIF([$'SAISIE MANUELLE'.E$1:$'SAISIE MANUELLE'.E$1048576];[.B26];[$'SAISIE MANUELLE'.H$1:$'SAISIE MANUELLE'.H$1048576])" office:value-type="currency" office:currency="EUR" office:value="-0" calcext:value-type="currency">
            <text:p>0,00 €</text:p>
          </table:table-cell>
          <table:table-cell/>
          <table:table-cell table:style-name="ce198" office:value-type="string" calcext:value-type="string">
            <text:p>75</text:p>
          </table:table-cell>
          <table:table-cell table:style-name="ce202" office:value-type="string" calcext:value-type="string">
            <text:p>Autres produits de gestion courante</text:p>
          </table:table-cell>
          <table:table-cell table:style-name="ce206" table:formula="of:=SUM([.I27:.I28])" office:value-type="currency" office:currency="EUR" office:value="0" calcext:value-type="currency">
            <text:p>0,00 €</text:p>
          </table:table-cell>
          <table:table-cell table:style-name="ce209" table:formula="of:=SUM([.J27:.J28])" office:value-type="currency" office:currency="EUR" office:value="0" calcext:value-type="currency">
            <text:p>0,00 €</text:p>
          </table:table-cell>
          <table:table-cell table:number-columns-repeated="1014"/>
        </table:table-row>
        <table:table-row table:style-name="ro6">
          <table:table-cell/>
          <table:table-cell table:style-name="ce142" office:value-type="string" calcext:value-type="string">
            <text:p>628</text:p>
          </table:table-cell>
          <table:table-cell table:style-name="ce158" table:formula="of:=VLOOKUP([.B27];COMPTES;2;0)" office:value-type="string" office:string-value="Divers" calcext:value-type="string">
            <text:p>Divers</text:p>
          </table:table-cell>
          <table:table-cell table:style-name="ce168"/>
          <table:table-cell table:style-name="ce187" table:formula="of:=-SUMIF([$'SAISIE MANUELLE'.E$1:$'SAISIE MANUELLE'.E$1048576];[.B27];[$'SAISIE MANUELLE'.H$1:$'SAISIE MANUELLE'.H$1048576])" office:value-type="currency" office:currency="EUR" office:value="-0" calcext:value-type="currency">
            <text:p>0,00 €</text:p>
          </table:table-cell>
          <table:table-cell/>
          <table:table-cell table:style-name="ce141" office:value-type="string" calcext:value-type="string">
            <text:p>75441</text:p>
          </table:table-cell>
          <table:table-cell table:style-name="ce157" table:formula="of:=VLOOKUP([.G27];COMPTES;2;0)" office:value-type="string" office:string-value="Dons reçus" calcext:value-type="string">
            <text:p>Dons reçus</text:p>
          </table:table-cell>
          <table:table-cell table:style-name="ce167"/>
          <table:table-cell table:style-name="ce186" table:formula="of:=SUMIF([$'SAISIE MANUELLE'.E$1:$'SAISIE MANUELLE'.E$1048576];[.G27];[$'SAISIE MANUELLE'.H$1:$'SAISIE MANUELLE'.H$1048576])" office:value-type="currency" office:currency="EUR" office:value="0" calcext:value-type="currency">
            <text:p>0,00 €</text:p>
          </table:table-cell>
          <table:table-cell table:number-columns-repeated="1014"/>
        </table:table-row>
        <table:table-row table:style-name="ro6">
          <table:table-cell/>
          <table:table-cell table:style-name="ce143" office:value-type="string" calcext:value-type="string">
            <text:p>65</text:p>
          </table:table-cell>
          <table:table-cell table:style-name="ce159" table:formula="of:=VLOOKUP([.B28];COMPTES;2;0)" office:value-type="string" office:string-value="Autres charges de gestion courante" calcext:value-type="string">
            <text:p>Autres charges de gestion courante</text:p>
          </table:table-cell>
          <table:table-cell table:style-name="ce172"/>
          <table:table-cell table:style-name="ce188" table:formula="of:=-SUMIF([$'SAISIE MANUELLE'.E$1:$'SAISIE MANUELLE'.E$1048576];[.B28];[$'SAISIE MANUELLE'.H$1:$'SAISIE MANUELLE'.H$1048576])" office:value-type="currency" office:currency="EUR" office:value="-0" calcext:value-type="currency">
            <text:p>0,00 €</text:p>
          </table:table-cell>
          <table:table-cell/>
          <table:table-cell table:style-name="ce141" office:value-type="string" calcext:value-type="string">
            <text:p>756</text:p>
          </table:table-cell>
          <table:table-cell table:style-name="ce157" table:formula="of:=VLOOKUP([.G28];COMPTES;2;0)" office:value-type="string" office:string-value="Cotisations reçues" calcext:value-type="string">
            <text:p>Cotisations reçues</text:p>
          </table:table-cell>
          <table:table-cell table:style-name="ce167"/>
          <table:table-cell table:style-name="ce186" table:formula="of:=SUMIF([$'SAISIE MANUELLE'.E$1:$'SAISIE MANUELLE'.E$1048576];[.G28];[$'SAISIE MANUELLE'.H$1:$'SAISIE MANUELLE'.H$1048576])" office:value-type="currency" office:currency="EUR" office:value="0" calcext:value-type="currency">
            <text:p>0,00 €</text:p>
          </table:table-cell>
          <table:table-cell table:number-columns-repeated="1014"/>
        </table:table-row>
        <table:table-row table:style-name="ro6">
          <table:table-cell/>
          <table:table-cell table:style-name="ce143" office:value-type="string" calcext:value-type="string">
            <text:p>66</text:p>
          </table:table-cell>
          <table:table-cell table:style-name="ce159" table:formula="of:=VLOOKUP([.B29];COMPTES;2;0)" office:value-type="string" office:string-value="Charges financières" calcext:value-type="string">
            <text:p>Charges financières</text:p>
          </table:table-cell>
          <table:table-cell table:style-name="ce159"/>
          <table:table-cell table:style-name="ce188" table:formula="of:=-SUMIF([$'SAISIE MANUELLE'.E$1:$'SAISIE MANUELLE'.E$1048576];[.B29];[$'SAISIE MANUELLE'.H$1:$'SAISIE MANUELLE'.H$1048576])" office:value-type="currency" office:currency="EUR" office:value="-0" calcext:value-type="currency">
            <text:p>0,00 €</text:p>
          </table:table-cell>
          <table:table-cell/>
          <table:table-cell table:style-name="ce197" office:value-type="string" calcext:value-type="string">
            <text:p>76</text:p>
          </table:table-cell>
          <table:table-cell table:style-name="ce201" table:formula="of:=VLOOKUP([.G29];COMPTES;2;0)" office:value-type="string" office:string-value="Produits financiers" calcext:value-type="string">
            <text:p>Produits financiers</text:p>
          </table:table-cell>
          <table:table-cell table:style-name="ce205"/>
          <table:table-cell table:style-name="ce208" table:formula="of:=SUMIF([$'SAISIE MANUELLE'.E$1:$'SAISIE MANUELLE'.E$1048576];[.G29];[$'SAISIE MANUELLE'.H$1:$'SAISIE MANUELLE'.H$1048576])" office:value-type="currency" office:currency="EUR" office:value="0" calcext:value-type="currency">
            <text:p>0,00 €</text:p>
          </table:table-cell>
          <table:table-cell table:number-columns-repeated="1014"/>
        </table:table-row>
        <table:table-row table:style-name="ro6">
          <table:table-cell/>
          <table:table-cell table:style-name="ce144" office:value-type="string" calcext:value-type="string">
            <text:p>67</text:p>
          </table:table-cell>
          <table:table-cell table:style-name="ce160" table:formula="of:=VLOOKUP([.B30];COMPTES;2;0)" office:value-type="string" office:string-value="Charges exceptionnelles" calcext:value-type="string">
            <text:p>Charges exceptionnelles</text:p>
          </table:table-cell>
          <table:table-cell table:style-name="ce173"/>
          <table:table-cell table:style-name="ce189" table:formula="of:=-SUMIF([$'SAISIE MANUELLE'.E$1:$'SAISIE MANUELLE'.E$1048576];[.B30];[$'SAISIE MANUELLE'.H$1:$'SAISIE MANUELLE'.H$1048576])" office:value-type="currency" office:currency="EUR" office:value="-0" calcext:value-type="currency">
            <text:p>0,00 €</text:p>
          </table:table-cell>
          <table:table-cell/>
          <table:table-cell table:style-name="ce197" office:value-type="string" calcext:value-type="string">
            <text:p>77</text:p>
          </table:table-cell>
          <table:table-cell table:style-name="ce201" table:formula="of:=VLOOKUP([.G30];COMPTES;2;0)" office:value-type="string" office:string-value="Produits exceptionnels" calcext:value-type="string">
            <text:p>Produits exceptionnels</text:p>
          </table:table-cell>
          <table:table-cell table:style-name="ce205"/>
          <table:table-cell table:style-name="ce208" table:formula="of:=SUMIF([$'SAISIE MANUELLE'.E$1:$'SAISIE MANUELLE'.E$1048576];[.G30];[$'SAISIE MANUELLE'.H$1:$'SAISIE MANUELLE'.H$1048576])" office:value-type="currency" office:currency="EUR" office:value="0" calcext:value-type="currency">
            <text:p>0,00 €</text:p>
          </table:table-cell>
          <table:table-cell table:number-columns-repeated="1014"/>
        </table:table-row>
        <table:table-row table:style-name="ro6">
          <table:table-cell/>
          <table:table-cell table:style-name="ce145"/>
          <table:table-cell table:style-name="ce161" office:value-type="string" calcext:value-type="string">
            <text:p>TOTAL</text:p>
          </table:table-cell>
          <table:table-cell table:style-name="ce174" table:formula="of:=SUM([.D4];[.D8];[.D15];[.D28:.D30])" office:value-type="currency" office:currency="EUR" office:value="0" calcext:value-type="currency">
            <text:p>0,00 €</text:p>
          </table:table-cell>
          <table:table-cell table:style-name="ce190" table:formula="of:=SUM([.E4];[.E8];[.E15];[.E28:.E30])" office:value-type="currency" office:currency="EUR" office:value="0" calcext:value-type="currency">
            <text:p>0,00 €</text:p>
          </table:table-cell>
          <table:table-cell/>
          <table:table-cell table:style-name="ce145"/>
          <table:table-cell table:style-name="ce161" office:value-type="string" calcext:value-type="string">
            <text:p>TOTAL</text:p>
          </table:table-cell>
          <table:table-cell table:style-name="ce174" table:formula="of:=SUM([.I4];[.I25];[.I26];[.I29];[.I30])" office:value-type="currency" office:currency="EUR" office:value="0" calcext:value-type="currency">
            <text:p>0,00 €</text:p>
          </table:table-cell>
          <table:table-cell table:style-name="ce190" table:formula="of:=SUM([.J4];[.J25];[.J26];[.J29];[.J30])" office:value-type="currency" office:currency="EUR" office:value="0" calcext:value-type="currency">
            <text:p>0,00 €</text:p>
          </table:table-cell>
          <table:table-cell table:number-columns-repeated="1014"/>
        </table:table-row>
        <table:table-row table:style-name="ro6">
          <table:table-cell/>
          <table:table-cell table:style-name="ce146"/>
          <table:table-cell table:style-name="ce162" office:value-type="string" calcext:value-type="string">
            <text:p>EXCÉDENT</text:p>
          </table:table-cell>
          <table:table-cell table:style-name="ce175" table:formula="of:=IF([.I31]&gt;=[.D31];[.I31]-[.D31];0)" office:value-type="float" office:value="0" calcext:value-type="float">
            <text:p/>
          </table:table-cell>
          <table:table-cell table:style-name="ce191" table:formula="of:=IF([.J31]&gt;=[.E31];[.J31]-[.E31];0)" office:value-type="float" office:value="0" calcext:value-type="float">
            <text:p/>
          </table:table-cell>
          <table:table-cell/>
          <table:table-cell table:style-name="ce146"/>
          <table:table-cell table:style-name="ce162" office:value-type="string" calcext:value-type="string">
            <text:p>DÉFICIT</text:p>
          </table:table-cell>
          <table:table-cell table:style-name="ce175" table:formula="of:=IF([.D31]&gt;=[.I31];[.D31]-[.I31];0)" office:value-type="float" office:value="0" calcext:value-type="float">
            <text:p/>
          </table:table-cell>
          <table:table-cell table:style-name="ce191" table:formula="of:=IF([.E31]&gt;=[.J31];[.E31]-[.J31];0)" office:value-type="float" office:value="0" calcext:value-type="float">
            <text:p/>
          </table:table-cell>
          <table:table-cell table:number-columns-repeated="1014"/>
        </table:table-row>
        <table:table-row table:style-name="ro8">
          <table:table-cell table:number-columns-repeated="1024"/>
        </table:table-row>
        <table:table-row table:style-name="ro6">
          <table:table-cell/>
          <table:table-cell table:style-name="ce147" office:value-type="string" calcext:value-type="string">
            <text:p>860</text:p>
          </table:table-cell>
          <table:table-cell table:style-name="ce163" table:formula="of:=VLOOKUP([.B34];COMPTES;2;0)" office:value-type="string" office:string-value="Secours en nature (alimentaire, vestimentaire…)" calcext:value-type="string">
            <text:p>Secours en nature (alimentaire, vestimentaire…)</text:p>
          </table:table-cell>
          <table:table-cell table:style-name="ce177"/>
          <table:table-cell table:style-name="ce192"/>
          <table:table-cell table:style-name="ce195"/>
          <table:table-cell table:style-name="ce147" office:value-type="string" calcext:value-type="string">
            <text:p>870</text:p>
          </table:table-cell>
          <table:table-cell table:style-name="ce163" table:formula="of:=VLOOKUP([.G34];COMPTES;2;0)" office:value-type="string" office:string-value="Bénévolat" calcext:value-type="string">
            <text:p>Bénévolat</text:p>
          </table:table-cell>
          <table:table-cell table:style-name="ce177"/>
          <table:table-cell table:style-name="ce192"/>
          <table:table-cell table:number-columns-repeated="1014"/>
        </table:table-row>
        <table:table-row table:style-name="ro6">
          <table:table-cell/>
          <table:table-cell table:style-name="ce148" office:value-type="string" calcext:value-type="string">
            <text:p>861</text:p>
          </table:table-cell>
          <table:table-cell table:style-name="ce157" table:formula="of:=VLOOKUP([.B35];COMPTES;2;0)" office:value-type="string" office:string-value="Mise à disposition gratuite de biens (locaux, matériels…)" calcext:value-type="string">
            <text:p>Mise à disposition gratuite de biens (locaux, matériels…)</text:p>
          </table:table-cell>
          <table:table-cell table:style-name="ce167"/>
          <table:table-cell table:style-name="ce193"/>
          <table:table-cell/>
          <table:table-cell table:style-name="ce148" office:value-type="string" calcext:value-type="string">
            <text:p>871</text:p>
          </table:table-cell>
          <table:table-cell table:style-name="ce157" table:formula="of:=VLOOKUP([.G35];COMPTES;2;0)" office:value-type="string" office:string-value="Prestations en nature" calcext:value-type="string">
            <text:p>Prestations en nature</text:p>
          </table:table-cell>
          <table:table-cell table:style-name="ce167"/>
          <table:table-cell table:style-name="ce193"/>
          <table:table-cell table:number-columns-repeated="1014"/>
        </table:table-row>
        <table:table-row table:style-name="ro6">
          <table:table-cell/>
          <table:table-cell table:style-name="ce148" office:value-type="string" calcext:value-type="string">
            <text:p>862</text:p>
          </table:table-cell>
          <table:table-cell table:style-name="ce157" table:formula="of:=VLOOKUP([.B36];COMPTES;2;0)" office:value-type="string" office:string-value="Prestations" calcext:value-type="string">
            <text:p>Prestations</text:p>
          </table:table-cell>
          <table:table-cell table:style-name="ce167"/>
          <table:table-cell table:style-name="ce193"/>
          <table:table-cell/>
          <table:table-cell table:style-name="ce148" office:value-type="string" calcext:value-type="string">
            <text:p>875</text:p>
          </table:table-cell>
          <table:table-cell table:style-name="ce157" table:formula="of:=VLOOKUP([.G36];COMPTES;2;0)" office:value-type="string" office:string-value="Dons en nature" calcext:value-type="string">
            <text:p>Dons en nature</text:p>
          </table:table-cell>
          <table:table-cell table:style-name="ce167"/>
          <table:table-cell table:style-name="ce193"/>
          <table:table-cell table:number-columns-repeated="1014"/>
        </table:table-row>
        <table:table-row table:style-name="ro6">
          <table:table-cell/>
          <table:table-cell table:style-name="ce148" office:value-type="string" calcext:value-type="string">
            <text:p>864</text:p>
          </table:table-cell>
          <table:table-cell table:style-name="ce157" table:formula="of:=VLOOKUP([.B37];COMPTES;2;0)" office:value-type="string" office:string-value="Personnel bénévole" calcext:value-type="string">
            <text:p>Personnel bénévole</text:p>
          </table:table-cell>
          <table:table-cell table:style-name="ce167"/>
          <table:table-cell table:style-name="ce193"/>
          <table:table-cell/>
          <table:table-cell table:style-name="ce148"/>
          <table:table-cell table:style-name="ce157"/>
          <table:table-cell table:style-name="ce167"/>
          <table:table-cell table:style-name="ce193"/>
          <table:table-cell table:number-columns-repeated="1014"/>
        </table:table-row>
        <table:table-row table:style-name="ro6">
          <table:table-cell/>
          <table:table-cell table:style-name="ce149"/>
          <table:table-cell table:style-name="ce164" office:value-type="string" calcext:value-type="string">
            <text:p>TOTAL</text:p>
          </table:table-cell>
          <table:table-cell table:style-name="ce178" table:formula="of:=SUM([.D34:.D37])" office:value-type="currency" office:currency="EUR" office:value="0" calcext:value-type="currency">
            <text:p>0,00 €</text:p>
          </table:table-cell>
          <table:table-cell table:style-name="ce194" table:formula="of:=SUM([.E34:.E37])" office:value-type="currency" office:currency="EUR" office:value="0" calcext:value-type="currency">
            <text:p>0,00 €</text:p>
          </table:table-cell>
          <table:table-cell table:style-name="ce195"/>
          <table:table-cell table:style-name="ce149"/>
          <table:table-cell table:style-name="ce164" office:value-type="string" calcext:value-type="string">
            <text:p>TOTAL</text:p>
          </table:table-cell>
          <table:table-cell table:style-name="ce178" table:formula="of:=SUM([.I34:.I37])" office:value-type="currency" office:currency="EUR" office:value="0" calcext:value-type="currency">
            <text:p>0,00 €</text:p>
          </table:table-cell>
          <table:table-cell table:style-name="ce194" table:formula="of:=SUM([.J34:.J37])" office:value-type="currency" office:currency="EUR" office:value="0" calcext:value-type="currency">
            <text:p>0,00 €</text:p>
          </table:table-cell>
          <table:table-cell table:number-columns-repeated="1014"/>
        </table:table-row>
        <table:table-row table:style-name="ro6" table:number-rows-repeated="1048502">
          <table:table-cell table:number-columns-repeated="1024"/>
        </table:table-row>
        <table:table-row table:style-name="ro9" table:number-rows-repeated="35">
          <table:table-cell table:number-columns-repeated="1024"/>
        </table:table-row>
        <table:table-row table:style-name="ro9">
          <table:table-cell table:number-columns-repeated="1024"/>
        </table:table-row>
      </table:table>
      <table:table table:name="BUDGET ANALYTIQUE" table:style-name="ta1" table:print-ranges="'BUDGET ANALYTIQUE'.A1:'BUDGET ANALYTIQUE'.J41">
        <table:table-column table:style-name="co8" table:default-cell-style-name="ce128"/>
        <table:table-column table:style-name="co2" table:default-cell-style-name="ce128"/>
        <table:table-column table:style-name="co9" table:default-cell-style-name="ce128"/>
        <table:table-column table:style-name="co10" table:number-columns-repeated="2" table:default-cell-style-name="ce176"/>
        <table:table-column table:style-name="co8" table:default-cell-style-name="ce128"/>
        <table:table-column table:style-name="co2" table:default-cell-style-name="ce128"/>
        <table:table-column table:style-name="co9" table:default-cell-style-name="ce128"/>
        <table:table-column table:style-name="co10" table:number-columns-repeated="2" table:default-cell-style-name="ce176"/>
        <table:table-column table:style-name="co8" table:default-cell-style-name="ce128"/>
        <table:table-column table:style-name="co2" table:number-columns-repeated="1003" table:default-cell-style-name="ce128"/>
        <table:table-column table:style-name="co2" table:number-columns-repeated="10" table:default-cell-style-name="Default"/>
        <table:table-row table:style-name="ro6">
          <table:table-cell table:style-name="ce129"/>
          <table:table-cell table:style-name="ce133" office:value-type="string" calcext:value-type="string">
            <text:p>ANNÉE 2021 – BUDGET</text:p>
          </table:table-cell>
          <table:table-cell table:style-name="ce129"/>
          <table:table-cell table:style-name="ce165" office:value-type="string" calcext:value-type="string">
            <text:p>Prévu</text:p>
          </table:table-cell>
          <table:table-cell table:style-name="ce165" office:value-type="string" calcext:value-type="string">
            <text:p>Réalisé</text:p>
          </table:table-cell>
          <table:table-cell table:style-name="ce129" table:number-columns-repeated="3"/>
          <table:table-cell table:style-name="ce165" office:value-type="string" calcext:value-type="string">
            <text:p>Prévu</text:p>
          </table:table-cell>
          <table:table-cell table:style-name="ce165" office:value-type="string" calcext:value-type="string">
            <text:p>Réalisé</text:p>
          </table:table-cell>
          <table:table-cell table:style-name="ce129" table:number-columns-repeated="1004"/>
          <table:table-cell table:style-name="ce210" table:number-columns-repeated="10"/>
        </table:table-row>
        <table:table-row table:style-name="ro7">
          <table:table-cell table:number-columns-repeated="3"/>
          <table:table-cell table:style-name="Default" table:number-columns-repeated="2"/>
          <table:table-cell table:number-columns-repeated="3"/>
          <table:table-cell table:style-name="Default" table:number-columns-repeated="2"/>
          <table:table-cell table:number-columns-repeated="1014"/>
        </table:table-row>
        <table:table-row table:style-name="ro6">
          <table:table-cell/>
          <table:table-cell table:style-name="ce134" office:value-type="string" calcext:value-type="string" table:number-columns-spanned="4" table:number-rows-spanned="1">
            <text:p>CHARGES</text:p>
          </table:table-cell>
          <table:covered-table-cell table:number-columns-repeated="2" table:style-name="ce150"/>
          <table:covered-table-cell table:style-name="ce179"/>
          <table:table-cell/>
          <table:table-cell table:style-name="ce134" office:value-type="string" calcext:value-type="string" table:number-columns-spanned="4" table:number-rows-spanned="1">
            <text:p>PRODUITS</text:p>
          </table:table-cell>
          <table:covered-table-cell table:number-columns-repeated="2" table:style-name="ce150"/>
          <table:covered-table-cell table:style-name="ce179"/>
          <table:table-cell table:number-columns-repeated="1014"/>
        </table:table-row>
        <table:table-row table:style-name="ro6">
          <table:table-cell/>
          <table:table-cell table:style-name="ce135" office:value-type="string" calcext:value-type="string">
            <text:p>C10</text:p>
          </table:table-cell>
          <table:table-cell table:style-name="ce151" office:value-type="string" calcext:value-type="string">
            <text:p>Groupes Locaux</text:p>
          </table:table-cell>
          <table:table-cell table:style-name="ce166" table:formula="of:=SUM([.D5:.D9])" office:value-type="currency" office:currency="EUR" office:value="0" calcext:value-type="currency">
            <text:p>0,00 €</text:p>
          </table:table-cell>
          <table:table-cell table:style-name="ce180" table:formula="of:=SUM([.E5:.E9])" office:value-type="currency" office:currency="EUR" office:value="0" calcext:value-type="currency">
            <text:p>0,00 €</text:p>
          </table:table-cell>
          <table:table-cell/>
          <table:table-cell table:style-name="ce135" office:value-type="string" calcext:value-type="string">
            <text:p>70</text:p>
          </table:table-cell>
          <table:table-cell table:style-name="ce151" office:value-type="string" calcext:value-type="string">
            <text:p>Ventes</text:p>
          </table:table-cell>
          <table:table-cell table:style-name="ce166" table:formula="of:=SUM([.I5:.I7])" office:value-type="currency" office:currency="EUR" office:value="0" calcext:value-type="currency">
            <text:p>0,00 €</text:p>
          </table:table-cell>
          <table:table-cell table:style-name="ce180" table:formula="of:=SUM([.J5:.J7])" office:value-type="currency" office:currency="EUR" office:value="0" calcext:value-type="currency">
            <text:p>0,00 €</text:p>
          </table:table-cell>
          <table:table-cell table:number-columns-repeated="1014"/>
        </table:table-row>
        <table:table-row table:style-name="ro6">
          <table:table-cell/>
          <table:table-cell table:style-name="ce136" office:value-type="string" calcext:value-type="string">
            <text:p>C11</text:p>
          </table:table-cell>
          <table:table-cell table:style-name="ce152" table:formula="of:=VLOOKUP([.B5];[$COMPTES.F$1:$COMPTES.G$1048576];2;0)" office:value-type="string" office:string-value="Groupes locaux (divers)" calcext:value-type="string">
            <text:p>Groupes locaux (divers)</text:p>
          </table:table-cell>
          <table:table-cell table:style-name="ce167"/>
          <table:table-cell table:style-name="ce181" table:formula="of:=-SUMIF([$'SAISIE MANUELLE'.G$1:$'SAISIE MANUELLE'.G$1048576];[.B5];[$'SAISIE MANUELLE'.H$1:$'SAISIE MANUELLE'.H$1048576])" office:value-type="currency" office:currency="EUR" office:value="-0" calcext:value-type="currency">
            <text:p>0,00 €</text:p>
          </table:table-cell>
          <table:table-cell/>
          <table:table-cell table:style-name="ce141" office:value-type="string" calcext:value-type="string">
            <text:p>701</text:p>
          </table:table-cell>
          <table:table-cell table:style-name="ce157" table:formula="of:=VLOOKUP([.G5];COMPTES;2;0)" office:value-type="string" office:string-value="Ventes de produits finis (brochures, livres...)" calcext:value-type="string">
            <text:p>Ventes de produits finis (brochures, livres...)</text:p>
          </table:table-cell>
          <table:table-cell table:style-name="ce167"/>
          <table:table-cell table:style-name="ce186" table:formula="of:=SUMIF([$'SAISIE MANUELLE'.E$1:$'SAISIE MANUELLE'.E$1048576];[.G5];[$'SAISIE MANUELLE'.H$1:$'SAISIE MANUELLE'.H$1048576])" office:value-type="currency" office:currency="EUR" office:value="0" calcext:value-type="currency">
            <text:p>0,00 €</text:p>
          </table:table-cell>
          <table:table-cell table:number-columns-repeated="1014"/>
        </table:table-row>
        <table:table-row table:style-name="ro6">
          <table:table-cell/>
          <table:table-cell table:style-name="ce136" office:value-type="string" calcext:value-type="string">
            <text:p>C12</text:p>
          </table:table-cell>
          <table:table-cell table:style-name="ce152" table:formula="of:=VLOOKUP([.B6];[$COMPTES.F$1:$COMPTES.G$1048576];2;0)" office:value-type="string" office:string-value="Pays de Loire (vidéo SSA)" calcext:value-type="string">
            <text:p>Pays de Loire (vidéo SSA)</text:p>
          </table:table-cell>
          <table:table-cell table:style-name="ce167"/>
          <table:table-cell table:style-name="ce181" table:formula="of:=-SUMIF([$'SAISIE MANUELLE'.G$1:$'SAISIE MANUELLE'.G$1048576];[.B6];[$'SAISIE MANUELLE'.H$1:$'SAISIE MANUELLE'.H$1048576])" office:value-type="currency" office:currency="EUR" office:value="-0" calcext:value-type="currency">
            <text:p>0,00 €</text:p>
          </table:table-cell>
          <table:table-cell/>
          <table:table-cell table:style-name="ce141" office:value-type="string" calcext:value-type="string">
            <text:p>7064</text:p>
          </table:table-cell>
          <table:table-cell table:style-name="ce157" table:formula="of:=VLOOKUP([.G6];COMPTES;2;0)" office:value-type="string" office:string-value="Prestations de services (recettes conférences...)" calcext:value-type="string">
            <text:p>Prestations de services (recettes conférences...)</text:p>
          </table:table-cell>
          <table:table-cell table:style-name="ce167"/>
          <table:table-cell table:style-name="ce186" table:formula="of:=SUMIF([$'SAISIE MANUELLE'.E$1:$'SAISIE MANUELLE'.E$1048576];[.G6];[$'SAISIE MANUELLE'.H$1:$'SAISIE MANUELLE'.H$1048576])" office:value-type="currency" office:currency="EUR" office:value="0" calcext:value-type="currency">
            <text:p>0,00 €</text:p>
          </table:table-cell>
          <table:table-cell table:number-columns-repeated="1014"/>
        </table:table-row>
        <table:table-row table:style-name="ro6">
          <table:table-cell/>
          <table:table-cell table:style-name="ce136" office:value-type="string" calcext:value-type="string">
            <text:p>C13</text:p>
          </table:table-cell>
          <table:table-cell table:style-name="ce152" table:formula="of:=VLOOKUP([.B7];[$COMPTES.F$1:$COMPTES.G$1048576];2;0)" office:value-type="string" office:string-value="Finistère (formation animation d’un groupe local)" calcext:value-type="string">
            <text:p>Finistère (formation animation d’un groupe local)</text:p>
          </table:table-cell>
          <table:table-cell table:style-name="ce203"/>
          <table:table-cell table:style-name="ce181" table:formula="of:=-SUMIF([$'SAISIE MANUELLE'.G$1:$'SAISIE MANUELLE'.G$1048576];[.B7];[$'SAISIE MANUELLE'.H$1:$'SAISIE MANUELLE'.H$1048576])" office:value-type="currency" office:currency="EUR" office:value="-0" calcext:value-type="currency">
            <text:p>0,00 €</text:p>
          </table:table-cell>
          <table:table-cell/>
          <table:table-cell table:style-name="ce141" office:value-type="string" calcext:value-type="string">
            <text:p>707</text:p>
          </table:table-cell>
          <table:table-cell table:style-name="ce199" table:formula="of:=VLOOKUP([.G7];COMPTES;2;0)" office:value-type="string" office:string-value="Ventes de marchandises" calcext:value-type="string">
            <text:p>Ventes de marchandises</text:p>
          </table:table-cell>
          <table:table-cell table:style-name="ce203"/>
          <table:table-cell table:style-name="ce186" table:formula="of:=SUMIF([$'SAISIE MANUELLE'.E$1:$'SAISIE MANUELLE'.E$1048576];[.G7];[$'SAISIE MANUELLE'.H$1:$'SAISIE MANUELLE'.H$1048576])" office:value-type="currency" office:currency="EUR" office:value="0" calcext:value-type="currency">
            <text:p>0,00 €</text:p>
          </table:table-cell>
          <table:table-cell table:number-columns-repeated="1014"/>
        </table:table-row>
        <table:table-row table:style-name="ro6">
          <table:table-cell/>
          <table:table-cell table:style-name="ce211"/>
          <table:table-cell table:style-name="Default"/>
          <table:table-cell table:style-name="ce204"/>
          <table:table-cell table:style-name="ce215"/>
          <table:table-cell/>
          <table:table-cell table:style-name="ce196"/>
          <table:table-cell table:style-name="ce200"/>
          <table:table-cell table:style-name="ce204"/>
          <table:table-cell table:style-name="ce207"/>
          <table:table-cell table:number-columns-repeated="1014"/>
        </table:table-row>
        <table:table-row table:style-name="ro6">
          <table:table-cell table:style-name="ce130"/>
          <table:table-cell table:style-name="ce212"/>
          <table:table-cell table:style-name="ce213"/>
          <table:table-cell table:style-name="ce214"/>
          <table:table-cell table:style-name="ce216"/>
          <table:table-cell table:style-name="ce130"/>
          <table:table-cell table:style-name="ce196"/>
          <table:table-cell table:style-name="ce200"/>
          <table:table-cell table:style-name="ce204"/>
          <table:table-cell table:style-name="ce207"/>
          <table:table-cell table:style-name="ce130" table:number-columns-repeated="1004"/>
          <table:table-cell table:number-columns-repeated="10"/>
        </table:table-row>
        <table:table-row table:style-name="ro6">
          <table:table-cell table:style-name="ce131"/>
          <table:table-cell table:style-name="ce135" office:value-type="string" calcext:value-type="string">
            <text:p>C20</text:p>
          </table:table-cell>
          <table:table-cell table:style-name="ce151" office:value-type="string" calcext:value-type="string">
            <text:p>Groupes Structurants</text:p>
          </table:table-cell>
          <table:table-cell table:style-name="ce166" table:formula="of:=SUM([.D11:.D13])" office:value-type="currency" office:currency="EUR" office:value="0" calcext:value-type="currency">
            <text:p>0,00 €</text:p>
          </table:table-cell>
          <table:table-cell table:style-name="ce180" table:formula="of:=SUM([.E11:.E13])" office:value-type="currency" office:currency="EUR" office:value="0" calcext:value-type="currency">
            <text:p>0,00 €</text:p>
          </table:table-cell>
          <table:table-cell table:style-name="ce132"/>
          <table:table-cell table:style-name="ce196"/>
          <table:table-cell table:style-name="ce200"/>
          <table:table-cell table:style-name="ce204"/>
          <table:table-cell table:style-name="ce207"/>
          <table:table-cell table:style-name="ce131"/>
          <table:table-cell table:style-name="ce132" table:number-columns-repeated="1003"/>
          <table:table-cell table:number-columns-repeated="10"/>
        </table:table-row>
        <table:table-row table:style-name="ro6">
          <table:table-cell table:style-name="ce131"/>
          <table:table-cell table:style-name="ce138" office:value-type="string" calcext:value-type="string">
            <text:p>C21</text:p>
          </table:table-cell>
          <table:table-cell table:style-name="ce152" table:formula="of:=VLOOKUP([.B11];[$COMPTES.F$1:$COMPTES.G$1048576];2;0)" office:value-type="string" office:string-value="Groupe Femmes" calcext:value-type="string">
            <text:p>Groupe Femmes</text:p>
          </table:table-cell>
          <table:table-cell table:style-name="ce169"/>
          <table:table-cell table:style-name="ce183" table:formula="of:=-SUMIF([$'SAISIE MANUELLE'.G$1:$'SAISIE MANUELLE'.G$1048576];[.B11];[$'SAISIE MANUELLE'.H$1:$'SAISIE MANUELLE'.H$1048576])" office:value-type="currency" office:currency="EUR" office:value="-0" calcext:value-type="currency">
            <text:p>0,00 €</text:p>
          </table:table-cell>
          <table:table-cell table:style-name="ce132"/>
          <table:table-cell table:style-name="ce196"/>
          <table:table-cell table:style-name="ce200"/>
          <table:table-cell table:style-name="ce204"/>
          <table:table-cell table:style-name="ce207"/>
          <table:table-cell table:style-name="ce131"/>
          <table:table-cell table:style-name="ce132" table:number-columns-repeated="1003"/>
          <table:table-cell table:number-columns-repeated="10"/>
        </table:table-row>
        <table:table-row table:style-name="ro6" table:number-rows-repeated="2">
          <table:table-cell/>
          <table:table-cell table:style-name="ce136"/>
          <table:table-cell table:style-name="ce152"/>
          <table:table-cell table:style-name="ce167"/>
          <table:table-cell table:style-name="ce181"/>
          <table:table-cell/>
          <table:table-cell table:style-name="ce196"/>
          <table:table-cell table:style-name="ce200"/>
          <table:table-cell table:style-name="ce204"/>
          <table:table-cell table:style-name="ce207"/>
          <table:table-cell table:number-columns-repeated="1014"/>
        </table:table-row>
        <table:table-row table:style-name="ro6">
          <table:table-cell/>
          <table:table-cell table:style-name="ce135" office:value-type="string" calcext:value-type="string">
            <text:p>C30</text:p>
          </table:table-cell>
          <table:table-cell table:style-name="ce151" office:value-type="string" calcext:value-type="string">
            <text:p>Groupes Thématiques</text:p>
          </table:table-cell>
          <table:table-cell table:style-name="ce166" table:formula="of:=SUM([.D15:.D19])" office:value-type="currency" office:currency="EUR" office:value="0" calcext:value-type="currency">
            <text:p>0,00 €</text:p>
          </table:table-cell>
          <table:table-cell table:style-name="ce180" table:formula="of:=SUM([.E15:.E19])"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6">
          <table:table-cell/>
          <table:table-cell table:style-name="ce138" office:value-type="string" calcext:value-type="string">
            <text:p>C31</text:p>
          </table:table-cell>
          <table:table-cell table:style-name="ce152" table:formula="of:=VLOOKUP([.B15];[$COMPTES.F$1:$COMPTES.G$1048576];2;0)" office:value-type="string" office:string-value="Sécurité sociale de l’alimentation" calcext:value-type="string">
            <text:p>Sécurité sociale de l’alimentation</text:p>
          </table:table-cell>
          <table:table-cell table:style-name="ce169"/>
          <table:table-cell table:style-name="ce183" table:formula="of:=-SUMIF([$'SAISIE MANUELLE'.G$1:$'SAISIE MANUELLE'.G$1048576];[.B15];[$'SAISIE MANUELLE'.H$1:$'SAISIE MANUELLE'.H$1048576])"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6">
          <table:table-cell/>
          <table:table-cell table:style-name="ce141" office:value-type="string" calcext:value-type="string">
            <text:p>C32</text:p>
          </table:table-cell>
          <table:table-cell table:style-name="ce152" table:formula="of:=VLOOKUP([.B16];[$COMPTES.F$1:$COMPTES.G$1048576];2;0)" office:value-type="string" office:string-value="Investissements" calcext:value-type="string">
            <text:p>Investissements</text:p>
          </table:table-cell>
          <table:table-cell table:style-name="ce167"/>
          <table:table-cell table:style-name="ce186" table:formula="of:=-SUMIF([$'SAISIE MANUELLE'.G$1:$'SAISIE MANUELLE'.G$1048576];[.B16];[$'SAISIE MANUELLE'.H$1:$'SAISIE MANUELLE'.H$1048576])" office:value-type="currency" office:currency="EUR" office:value="-0" calcext:value-type="currency">
            <text:p>0,00 €</text:p>
          </table:table-cell>
          <table:table-cell/>
          <table:table-cell table:style-name="ce139"/>
          <table:table-cell table:style-name="ce155"/>
          <table:table-cell table:style-name="ce170"/>
          <table:table-cell table:style-name="ce184"/>
          <table:table-cell table:number-columns-repeated="1014"/>
        </table:table-row>
        <table:table-row table:style-name="ro6">
          <table:table-cell/>
          <table:table-cell table:style-name="ce141" office:value-type="string" calcext:value-type="string">
            <text:p>C33</text:p>
          </table:table-cell>
          <table:table-cell table:style-name="ce152" table:formula="of:=VLOOKUP([.B17];[$COMPTES.F$1:$COMPTES.G$1048576];2;0)" office:value-type="string" office:string-value="Histoire" calcext:value-type="string">
            <text:p>Histoire</text:p>
          </table:table-cell>
          <table:table-cell table:style-name="ce167"/>
          <table:table-cell table:style-name="ce186" table:formula="of:=-SUMIF([$'SAISIE MANUELLE'.G$1:$'SAISIE MANUELLE'.G$1048576];[.B17];[$'SAISIE MANUELLE'.H$1:$'SAISIE MANUELLE'.H$1048576])" office:value-type="currency" office:currency="EUR" office:value="-0" calcext:value-type="currency">
            <text:p>0,00 €</text:p>
          </table:table-cell>
          <table:table-cell/>
          <table:table-cell table:style-name="ce139"/>
          <table:table-cell table:style-name="ce155"/>
          <table:table-cell table:style-name="ce170"/>
          <table:table-cell table:style-name="ce184"/>
          <table:table-cell table:number-columns-repeated="1014"/>
        </table:table-row>
        <table:table-row table:style-name="ro6">
          <table:table-cell table:style-name="ce132"/>
          <table:table-cell table:style-name="ce139"/>
          <table:table-cell table:style-name="ce155"/>
          <table:table-cell table:style-name="ce170"/>
          <table:table-cell table:style-name="ce184"/>
          <table:table-cell table:style-name="ce132"/>
          <table:table-cell table:style-name="ce139"/>
          <table:table-cell table:style-name="ce155"/>
          <table:table-cell table:style-name="ce170"/>
          <table:table-cell table:style-name="ce184"/>
          <table:table-cell table:style-name="ce132" table:number-columns-repeated="1004"/>
          <table:table-cell table:number-columns-repeated="10"/>
        </table:table-row>
        <table:table-row table:style-name="ro6">
          <table:table-cell table:style-name="ce132"/>
          <table:table-cell table:style-name="ce139"/>
          <table:table-cell table:style-name="ce152"/>
          <table:table-cell table:style-name="ce170"/>
          <table:table-cell table:style-name="ce184"/>
          <table:table-cell table:style-name="ce132"/>
          <table:table-cell table:style-name="ce141"/>
          <table:table-cell table:style-name="ce157"/>
          <table:table-cell table:style-name="ce167"/>
          <table:table-cell table:style-name="ce186"/>
          <table:table-cell table:style-name="ce132" table:number-columns-repeated="1004"/>
          <table:table-cell table:number-columns-repeated="10"/>
        </table:table-row>
        <table:table-row table:style-name="ro6">
          <table:table-cell table:style-name="ce132"/>
          <table:table-cell table:style-name="ce135" office:value-type="string" calcext:value-type="string">
            <text:p>C40</text:p>
          </table:table-cell>
          <table:table-cell table:style-name="ce151" office:value-type="string" calcext:value-type="string">
            <text:p>Saisonnales</text:p>
          </table:table-cell>
          <table:table-cell table:style-name="ce166" table:formula="of:=SUM([.D21:.D24])" office:value-type="currency" office:currency="EUR" office:value="0" calcext:value-type="currency">
            <text:p>0,00 €</text:p>
          </table:table-cell>
          <table:table-cell table:style-name="ce180" table:formula="of:=SUM([.E21:.E24])" office:value-type="currency" office:currency="EUR" office:value="0" calcext:value-type="currency">
            <text:p>0,00 €</text:p>
          </table:table-cell>
          <table:table-cell table:style-name="ce132"/>
          <table:table-cell table:style-name="ce139"/>
          <table:table-cell table:style-name="ce155"/>
          <table:table-cell table:style-name="ce170"/>
          <table:table-cell table:style-name="ce184"/>
          <table:table-cell table:style-name="ce132" table:number-columns-repeated="1004"/>
          <table:table-cell table:number-columns-repeated="10"/>
        </table:table-row>
        <table:table-row table:style-name="ro6">
          <table:table-cell/>
          <table:table-cell table:style-name="ce141" office:value-type="string" calcext:value-type="string">
            <text:p>C41</text:p>
          </table:table-cell>
          <table:table-cell table:style-name="ce152" table:formula="of:=VLOOKUP([.B21];[$COMPTES.F$1:$COMPTES.G$1048576];2;0)" office:value-type="string" office:string-value="Hivernales " calcext:value-type="string">
            <text:p>Hivernales </text:p>
          </table:table-cell>
          <table:table-cell table:style-name="ce167"/>
          <table:table-cell table:style-name="ce186" table:formula="of:=-SUMIF([$'SAISIE MANUELLE'.G$1:$'SAISIE MANUELLE'.G$1048576];[.B21];[$'SAISIE MANUELLE'.H$1:$'SAISIE MANUELLE'.H$1048576])" office:value-type="currency" office:currency="EUR" office:value="-0" calcext:value-type="currency">
            <text:p>0,00 €</text:p>
          </table:table-cell>
          <table:table-cell/>
          <table:table-cell table:style-name="ce139"/>
          <table:table-cell table:style-name="ce155"/>
          <table:table-cell table:style-name="ce170"/>
          <table:table-cell table:style-name="ce184"/>
          <table:table-cell table:number-columns-repeated="1014"/>
        </table:table-row>
        <table:table-row table:style-name="ro6">
          <table:table-cell/>
          <table:table-cell table:style-name="ce141" office:value-type="string" calcext:value-type="string">
            <text:p>C42</text:p>
          </table:table-cell>
          <table:table-cell table:style-name="ce152" table:formula="of:=VLOOKUP([.B22];[$COMPTES.F$1:$COMPTES.G$1048576];2;0)" office:value-type="string" office:string-value="Printanières" calcext:value-type="string">
            <text:p>Printanières</text:p>
          </table:table-cell>
          <table:table-cell table:style-name="ce167"/>
          <table:table-cell table:style-name="ce186" table:formula="of:=-SUMIF([$'SAISIE MANUELLE'.G$1:$'SAISIE MANUELLE'.G$1048576];[.B22];[$'SAISIE MANUELLE'.H$1:$'SAISIE MANUELLE'.H$1048576])" office:value-type="currency" office:currency="EUR" office:value="-0" calcext:value-type="currency">
            <text:p>0,00 €</text:p>
          </table:table-cell>
          <table:table-cell/>
          <table:table-cell table:style-name="ce139"/>
          <table:table-cell table:style-name="ce155"/>
          <table:table-cell table:style-name="ce170"/>
          <table:table-cell table:style-name="ce184"/>
          <table:table-cell table:number-columns-repeated="1014"/>
        </table:table-row>
        <table:table-row table:style-name="ro6">
          <table:table-cell/>
          <table:table-cell table:style-name="ce141" office:value-type="string" calcext:value-type="string">
            <text:p>C43</text:p>
          </table:table-cell>
          <table:table-cell table:style-name="ce152" table:formula="of:=VLOOKUP([.B23];[$COMPTES.F$1:$COMPTES.G$1048576];2;0)" office:value-type="string" office:string-value="Estivales" calcext:value-type="string">
            <text:p>Estivales</text:p>
          </table:table-cell>
          <table:table-cell table:style-name="ce167"/>
          <table:table-cell table:style-name="ce186" table:formula="of:=-SUMIF([$'SAISIE MANUELLE'.G$1:$'SAISIE MANUELLE'.G$1048576];[.B23];[$'SAISIE MANUELLE'.H$1:$'SAISIE MANUELLE'.H$1048576])"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6">
          <table:table-cell/>
          <table:table-cell table:style-name="ce141" office:value-type="string" calcext:value-type="string">
            <text:p>C44</text:p>
          </table:table-cell>
          <table:table-cell table:style-name="ce152" table:formula="of:=VLOOKUP([.B24];[$COMPTES.F$1:$COMPTES.G$1048576];2;0)" office:value-type="string" office:string-value="Automnales" calcext:value-type="string">
            <text:p>Automnales</text:p>
          </table:table-cell>
          <table:table-cell table:style-name="ce167"/>
          <table:table-cell table:style-name="ce186" table:formula="of:=-SUMIF([$'SAISIE MANUELLE'.G$1:$'SAISIE MANUELLE'.G$1048576];[.B24];[$'SAISIE MANUELLE'.H$1:$'SAISIE MANUELLE'.H$1048576])"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6">
          <table:table-cell/>
          <table:table-cell table:style-name="ce143" office:value-type="string" calcext:value-type="string">
            <text:p>C50</text:p>
          </table:table-cell>
          <table:table-cell table:style-name="ce159" table:formula="of:=VLOOKUP([.B25];[$COMPTES.F$1:$COMPTES.G$1048576];2;0)" office:value-type="string" office:string-value="Congrès" calcext:value-type="string">
            <text:p>Congrès</text:p>
          </table:table-cell>
          <table:table-cell table:style-name="ce172"/>
          <table:table-cell table:style-name="ce188" table:formula="of:=-SUMIF([$'SAISIE MANUELLE'.G$1:$'SAISIE MANUELLE'.G$1048576];[.B25];[$'SAISIE MANUELLE'.H$1:$'SAISIE MANUELLE'.H$1048576])"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6">
          <table:table-cell/>
          <table:table-cell table:style-name="ce143" office:value-type="string" calcext:value-type="string">
            <text:p>C60</text:p>
          </table:table-cell>
          <table:table-cell table:style-name="ce159" table:formula="of:=VLOOKUP([.B26];[$COMPTES.F$1:$COMPTES.G$1048576];2;0)" office:value-type="string" office:string-value="Conseils de coordination" calcext:value-type="string">
            <text:p>Conseils de coordination</text:p>
          </table:table-cell>
          <table:table-cell table:style-name="ce172"/>
          <table:table-cell table:style-name="ce188" table:formula="of:=-SUMIF([$'SAISIE MANUELLE'.G$1:$'SAISIE MANUELLE'.G$1048576];[.B26];[$'SAISIE MANUELLE'.H$1:$'SAISIE MANUELLE'.H$1048576])"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6">
          <table:table-cell/>
          <table:table-cell table:style-name="ce135" office:value-type="string" calcext:value-type="string">
            <text:p>C70</text:p>
          </table:table-cell>
          <table:table-cell table:style-name="ce151" office:value-type="string" calcext:value-type="string">
            <text:p>COMAD</text:p>
          </table:table-cell>
          <table:table-cell table:style-name="ce166" table:formula="of:=SUM([.D28:.D32])" office:value-type="currency" office:currency="EUR" office:value="0" calcext:value-type="currency">
            <text:p>0,00 €</text:p>
          </table:table-cell>
          <table:table-cell table:style-name="ce180" table:formula="of:=SUM([.E28:.E32])"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6">
          <table:table-cell/>
          <table:table-cell table:style-name="ce141" office:value-type="string" calcext:value-type="string">
            <text:p>C71</text:p>
          </table:table-cell>
          <table:table-cell table:style-name="ce152" table:formula="of:=VLOOKUP([.B28];[$COMPTES.F$1:$COMPTES.G$1048576];2;0)" office:value-type="string" office:string-value="Logiciels" calcext:value-type="string">
            <text:p>Logiciels</text:p>
          </table:table-cell>
          <table:table-cell table:style-name="ce167"/>
          <table:table-cell table:style-name="ce186" table:formula="of:=-SUMIF([$'SAISIE MANUELLE'.G$1:$'SAISIE MANUELLE'.G$1048576];[.B28];[$'SAISIE MANUELLE'.H$1:$'SAISIE MANUELLE'.H$1048576])"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6">
          <table:table-cell/>
          <table:table-cell table:style-name="ce141" office:value-type="string" calcext:value-type="string">
            <text:p>C72</text:p>
          </table:table-cell>
          <table:table-cell table:style-name="ce152" table:formula="of:=VLOOKUP([.B29];[$COMPTES.F$1:$COMPTES.G$1048576];2;0)" office:value-type="string" office:string-value="Ordinateurs" calcext:value-type="string">
            <text:p>Ordinateurs</text:p>
          </table:table-cell>
          <table:table-cell table:style-name="ce167"/>
          <table:table-cell table:style-name="ce186" table:formula="of:=-SUMIF([$'SAISIE MANUELLE'.G$1:$'SAISIE MANUELLE'.G$1048576];[.B29];[$'SAISIE MANUELLE'.H$1:$'SAISIE MANUELLE'.H$1048576])"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6">
          <table:table-cell/>
          <table:table-cell table:style-name="ce141" office:value-type="string" calcext:value-type="string">
            <text:p>C73</text:p>
          </table:table-cell>
          <table:table-cell table:style-name="ce152" table:formula="of:=VLOOKUP([.B30];[$COMPTES.F$1:$COMPTES.G$1048576];2;0)" office:value-type="string" office:string-value="Fournitures de bureau" calcext:value-type="string">
            <text:p>Fournitures de bureau</text:p>
          </table:table-cell>
          <table:table-cell table:style-name="ce167"/>
          <table:table-cell table:style-name="ce186" table:formula="of:=-SUMIF([$'SAISIE MANUELLE'.G$1:$'SAISIE MANUELLE'.G$1048576];[.B30];[$'SAISIE MANUELLE'.H$1:$'SAISIE MANUELLE'.H$1048576])"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6">
          <table:table-cell/>
          <table:table-cell table:style-name="ce141" office:value-type="string" calcext:value-type="string">
            <text:p>C74</text:p>
          </table:table-cell>
          <table:table-cell table:style-name="ce152" table:formula="of:=VLOOKUP([.B31];[$COMPTES.F$1:$COMPTES.G$1048576];2;0)" office:value-type="string" office:string-value="Frais postaux et de réexpédition courrier" calcext:value-type="string">
            <text:p>Frais postaux et de réexpédition courrier</text:p>
          </table:table-cell>
          <table:table-cell table:style-name="ce167"/>
          <table:table-cell table:style-name="ce186" table:formula="of:=-SUMIF([$'SAISIE MANUELLE'.G$1:$'SAISIE MANUELLE'.G$1048576];[.B31];[$'SAISIE MANUELLE'.H$1:$'SAISIE MANUELLE'.H$1048576])"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6">
          <table:table-cell/>
          <table:table-cell table:style-name="ce141" office:value-type="string" calcext:value-type="string">
            <text:p>C75</text:p>
          </table:table-cell>
          <table:table-cell table:style-name="ce152" table:formula="of:=VLOOKUP([.B32];[$COMPTES.F$1:$COMPTES.G$1048576];2;0)" office:value-type="string" office:string-value="Frais de déplacements" calcext:value-type="string">
            <text:p>Frais de déplacements</text:p>
          </table:table-cell>
          <table:table-cell table:style-name="ce168"/>
          <table:table-cell table:style-name="ce187" table:formula="of:=-SUMIF([$'SAISIE MANUELLE'.G$1:$'SAISIE MANUELLE'.G$1048576];[.B32];[$'SAISIE MANUELLE'.H$1:$'SAISIE MANUELLE'.H$1048576])"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6">
          <table:table-cell/>
          <table:table-cell table:style-name="ce135" office:value-type="string" calcext:value-type="string">
            <text:p>C80</text:p>
          </table:table-cell>
          <table:table-cell table:style-name="ce151" office:value-type="string" calcext:value-type="string">
            <text:p>Brochures</text:p>
          </table:table-cell>
          <table:table-cell table:style-name="ce166" table:formula="of:=SUM([.D34:.D35])" office:value-type="currency" office:currency="EUR" office:value="0" calcext:value-type="currency">
            <text:p>0,00 €</text:p>
          </table:table-cell>
          <table:table-cell table:style-name="ce180" table:formula="of:=SUM([.E34:.E35])"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6">
          <table:table-cell/>
          <table:table-cell table:style-name="ce141" office:value-type="string" calcext:value-type="string">
            <text:p>C81</text:p>
          </table:table-cell>
          <table:table-cell table:style-name="ce157" table:formula="of:=VLOOKUP([.B34];[$COMPTES.F$1:$COMPTES.G$1048576];2;0)" office:value-type="string" office:string-value="Impressions" calcext:value-type="string">
            <text:p>Impressions</text:p>
          </table:table-cell>
          <table:table-cell table:style-name="ce167"/>
          <table:table-cell table:style-name="ce186" table:formula="of:=-SUMIF([$'SAISIE MANUELLE'.G$1:$'SAISIE MANUELLE'.G$1048576];[.B34];[$'SAISIE MANUELLE'.H$1:$'SAISIE MANUELLE'.H$1048576])" office:value-type="currency" office:currency="EUR" office:value="-0" calcext:value-type="currency">
            <text:p>0,00 €</text:p>
          </table:table-cell>
          <table:table-cell/>
          <table:table-cell table:style-name="ce197" office:value-type="string" calcext:value-type="string">
            <text:p>74</text:p>
          </table:table-cell>
          <table:table-cell table:style-name="ce201" table:formula="of:=VLOOKUP([.G34];COMPTES;2;0)" office:value-type="string" office:string-value="Subventions d'exploitation" calcext:value-type="string">
            <text:p>Subventions d'exploitation</text:p>
          </table:table-cell>
          <table:table-cell table:style-name="ce205"/>
          <table:table-cell table:style-name="ce208" table:formula="of:=SUMIF([$'SAISIE MANUELLE'.E$1:$'SAISIE MANUELLE'.E$1048576];[.G34];[$'SAISIE MANUELLE'.H$1:$'SAISIE MANUELLE'.H$1048576])" office:value-type="currency" office:currency="EUR" office:value="0" calcext:value-type="currency">
            <text:p>0,00 €</text:p>
          </table:table-cell>
          <table:table-cell table:number-columns-repeated="1014"/>
        </table:table-row>
        <table:table-row table:style-name="ro6">
          <table:table-cell/>
          <table:table-cell table:style-name="ce141" office:value-type="string" calcext:value-type="string">
            <text:p>C82</text:p>
          </table:table-cell>
          <table:table-cell table:style-name="ce152" table:formula="of:=VLOOKUP([.B35];[$COMPTES.F$1:$COMPTES.G$1048576];2;0)" office:value-type="string" office:string-value="Expéditions" calcext:value-type="string">
            <text:p>Expéditions</text:p>
          </table:table-cell>
          <table:table-cell table:style-name="ce167"/>
          <table:table-cell table:style-name="ce186" table:formula="of:=-SUMIF([$'SAISIE MANUELLE'.G$1:$'SAISIE MANUELLE'.G$1048576];[.B35];[$'SAISIE MANUELLE'.H$1:$'SAISIE MANUELLE'.H$1048576])" office:value-type="currency" office:currency="EUR" office:value="-0" calcext:value-type="currency">
            <text:p>0,00 €</text:p>
          </table:table-cell>
          <table:table-cell/>
          <table:table-cell table:style-name="ce198" office:value-type="string" calcext:value-type="string">
            <text:p>75</text:p>
          </table:table-cell>
          <table:table-cell table:style-name="ce202" office:value-type="string" calcext:value-type="string">
            <text:p>Autres produits de gestion courante</text:p>
          </table:table-cell>
          <table:table-cell table:style-name="ce206" table:formula="of:=SUM([.I36:.I37])" office:value-type="currency" office:currency="EUR" office:value="0" calcext:value-type="currency">
            <text:p>0,00 €</text:p>
          </table:table-cell>
          <table:table-cell table:style-name="ce209" table:formula="of:=SUM([.J36:.J37])" office:value-type="currency" office:currency="EUR" office:value="0" calcext:value-type="currency">
            <text:p>0,00 €</text:p>
          </table:table-cell>
          <table:table-cell table:number-columns-repeated="1014"/>
        </table:table-row>
        <table:table-row table:style-name="ro6">
          <table:table-cell/>
          <table:table-cell table:style-name="ce135" office:value-type="string" calcext:value-type="string">
            <text:p>C90</text:p>
          </table:table-cell>
          <table:table-cell table:style-name="ce151" office:value-type="string" calcext:value-type="string">
            <text:p>Fonctionnement</text:p>
          </table:table-cell>
          <table:table-cell table:style-name="ce166" table:formula="of:=SUM([.D37:.D39])" office:value-type="currency" office:currency="EUR" office:value="0" calcext:value-type="currency">
            <text:p>0,00 €</text:p>
          </table:table-cell>
          <table:table-cell table:style-name="ce180" table:formula="of:=SUM([.E37:.E39])" office:value-type="currency" office:currency="EUR" office:value="0" calcext:value-type="currency">
            <text:p>0,00 €</text:p>
          </table:table-cell>
          <table:table-cell/>
          <table:table-cell table:style-name="ce141" office:value-type="string" calcext:value-type="string">
            <text:p>75441</text:p>
          </table:table-cell>
          <table:table-cell table:style-name="ce157" table:formula="of:=VLOOKUP([.G36];COMPTES;2;0)" office:value-type="string" office:string-value="Dons reçus" calcext:value-type="string">
            <text:p>Dons reçus</text:p>
          </table:table-cell>
          <table:table-cell table:style-name="ce167"/>
          <table:table-cell table:style-name="ce186" table:formula="of:=SUMIF([$'SAISIE MANUELLE'.E$1:$'SAISIE MANUELLE'.E$1048576];[.G36];[$'SAISIE MANUELLE'.H$1:$'SAISIE MANUELLE'.H$1048576])" office:value-type="currency" office:currency="EUR" office:value="0" calcext:value-type="currency">
            <text:p>0,00 €</text:p>
          </table:table-cell>
          <table:table-cell table:number-columns-repeated="1014"/>
        </table:table-row>
        <table:table-row table:style-name="ro6">
          <table:table-cell/>
          <table:table-cell table:style-name="ce141" office:value-type="string" calcext:value-type="string">
            <text:p>C91</text:p>
          </table:table-cell>
          <table:table-cell table:style-name="ce157" table:formula="of:=VLOOKUP([.B37];[$COMPTES.F$1:$COMPTES.G$1048576];2;0)" office:value-type="string" office:string-value="Assurances" calcext:value-type="string">
            <text:p>Assurances</text:p>
          </table:table-cell>
          <table:table-cell table:style-name="ce167"/>
          <table:table-cell table:style-name="ce186" table:formula="of:=-SUMIF([$'SAISIE MANUELLE'.G$1:$'SAISIE MANUELLE'.G$1048576];[.B37];[$'SAISIE MANUELLE'.H$1:$'SAISIE MANUELLE'.H$1048576])" office:value-type="currency" office:currency="EUR" office:value="-0" calcext:value-type="currency">
            <text:p>0,00 €</text:p>
          </table:table-cell>
          <table:table-cell/>
          <table:table-cell table:style-name="ce141" office:value-type="string" calcext:value-type="string">
            <text:p>756</text:p>
          </table:table-cell>
          <table:table-cell table:style-name="ce157" table:formula="of:=VLOOKUP([.G37];COMPTES;2;0)" office:value-type="string" office:string-value="Cotisations reçues" calcext:value-type="string">
            <text:p>Cotisations reçues</text:p>
          </table:table-cell>
          <table:table-cell table:style-name="ce167"/>
          <table:table-cell table:style-name="ce186" table:formula="of:=SUMIF([$'SAISIE MANUELLE'.E$1:$'SAISIE MANUELLE'.E$1048576];[.G37];[$'SAISIE MANUELLE'.H$1:$'SAISIE MANUELLE'.H$1048576])" office:value-type="currency" office:currency="EUR" office:value="0" calcext:value-type="currency">
            <text:p>0,00 €</text:p>
          </table:table-cell>
          <table:table-cell table:number-columns-repeated="1014"/>
        </table:table-row>
        <table:table-row table:style-name="ro6">
          <table:table-cell/>
          <table:table-cell table:style-name="ce141" office:value-type="string" calcext:value-type="string">
            <text:p>C92</text:p>
          </table:table-cell>
          <table:table-cell table:style-name="ce152" table:formula="of:=VLOOKUP([.B38];[$COMPTES.F$1:$COMPTES.G$1048576];2;0)" office:value-type="string" office:string-value="Frais bancaires" calcext:value-type="string">
            <text:p>Frais bancaires</text:p>
          </table:table-cell>
          <table:table-cell table:style-name="ce167"/>
          <table:table-cell table:style-name="ce186" table:formula="of:=-SUMIF([$'SAISIE MANUELLE'.G$1:$'SAISIE MANUELLE'.G$1048576];[.B38];[$'SAISIE MANUELLE'.H$1:$'SAISIE MANUELLE'.H$1048576])" office:value-type="currency" office:currency="EUR" office:value="-0" calcext:value-type="currency">
            <text:p>0,00 €</text:p>
          </table:table-cell>
          <table:table-cell/>
          <table:table-cell table:style-name="ce197" office:value-type="string" calcext:value-type="string">
            <text:p>76</text:p>
          </table:table-cell>
          <table:table-cell table:style-name="ce201" table:formula="of:=VLOOKUP([.G38];COMPTES;2;0)" office:value-type="string" office:string-value="Produits financiers" calcext:value-type="string">
            <text:p>Produits financiers</text:p>
          </table:table-cell>
          <table:table-cell table:style-name="ce205"/>
          <table:table-cell table:style-name="ce208" table:formula="of:=SUMIF([$'SAISIE MANUELLE'.E$1:$'SAISIE MANUELLE'.E$1048576];[.G38];[$'SAISIE MANUELLE'.H$1:$'SAISIE MANUELLE'.H$1048576])" office:value-type="currency" office:currency="EUR" office:value="0" calcext:value-type="currency">
            <text:p>0,00 €</text:p>
          </table:table-cell>
          <table:table-cell table:number-columns-repeated="1014"/>
        </table:table-row>
        <table:table-row table:style-name="ro6">
          <table:table-cell/>
          <table:table-cell table:style-name="ce141" office:value-type="string" calcext:value-type="string">
            <text:p>C93</text:p>
          </table:table-cell>
          <table:table-cell table:style-name="ce152" table:formula="of:=VLOOKUP([.B39];[$COMPTES.F$1:$COMPTES.G$1048576];2;0)" office:value-type="string" office:string-value="Sites web" calcext:value-type="string">
            <text:p>Sites web</text:p>
          </table:table-cell>
          <table:table-cell table:style-name="ce167"/>
          <table:table-cell table:style-name="ce186" table:formula="of:=-SUMIF([$'SAISIE MANUELLE'.G$1:$'SAISIE MANUELLE'.G$1048576];[.B39];[$'SAISIE MANUELLE'.H$1:$'SAISIE MANUELLE'.H$1048576])" office:value-type="currency" office:currency="EUR" office:value="-0" calcext:value-type="currency">
            <text:p>0,00 €</text:p>
          </table:table-cell>
          <table:table-cell/>
          <table:table-cell table:style-name="ce197" office:value-type="string" calcext:value-type="string">
            <text:p>77</text:p>
          </table:table-cell>
          <table:table-cell table:style-name="ce201" table:formula="of:=VLOOKUP([.G39];COMPTES;2;0)" office:value-type="string" office:string-value="Produits exceptionnels" calcext:value-type="string">
            <text:p>Produits exceptionnels</text:p>
          </table:table-cell>
          <table:table-cell table:style-name="ce205"/>
          <table:table-cell table:style-name="ce208" table:formula="of:=SUMIF([$'SAISIE MANUELLE'.E$1:$'SAISIE MANUELLE'.E$1048576];[.G39];[$'SAISIE MANUELLE'.H$1:$'SAISIE MANUELLE'.H$1048576])" office:value-type="currency" office:currency="EUR" office:value="0" calcext:value-type="currency">
            <text:p>0,00 €</text:p>
          </table:table-cell>
          <table:table-cell table:number-columns-repeated="1014"/>
        </table:table-row>
        <table:table-row table:style-name="ro6">
          <table:table-cell/>
          <table:table-cell table:style-name="ce145"/>
          <table:table-cell table:style-name="ce161" office:value-type="string" calcext:value-type="string">
            <text:p>TOTAL</text:p>
          </table:table-cell>
          <table:table-cell table:style-name="ce174" table:formula="of:=SUM([.D36];[.D33];[.D27];[.D26];[.D25];[.D20];[.D14];[.D10];[.D4])" office:value-type="currency" office:currency="EUR" office:value="0" calcext:value-type="currency">
            <text:p>0,00 €</text:p>
          </table:table-cell>
          <table:table-cell table:style-name="ce190" table:formula="of:=SUM([.E36];[.E33];[.E27];[.E26];[.E25];[.E20];[.E14];[.E10];[.E4])" office:value-type="currency" office:currency="EUR" office:value="0" calcext:value-type="currency">
            <text:p>0,00 €</text:p>
          </table:table-cell>
          <table:table-cell/>
          <table:table-cell table:style-name="ce145"/>
          <table:table-cell table:style-name="ce161" office:value-type="string" calcext:value-type="string">
            <text:p>TOTAL</text:p>
          </table:table-cell>
          <table:table-cell table:style-name="ce174" table:formula="of:=SUM([.I4];[.I34];[.I35];[.I38];[.I39])" office:value-type="currency" office:currency="EUR" office:value="0" calcext:value-type="currency">
            <text:p>0,00 €</text:p>
          </table:table-cell>
          <table:table-cell table:style-name="ce190" table:formula="of:=SUM([.J4];[.J34];[.J35];[.J38];[.J39])" office:value-type="currency" office:currency="EUR" office:value="0" calcext:value-type="currency">
            <text:p>0,00 €</text:p>
          </table:table-cell>
          <table:table-cell table:number-columns-repeated="1014"/>
        </table:table-row>
        <table:table-row table:style-name="ro6">
          <table:table-cell/>
          <table:table-cell table:style-name="ce146"/>
          <table:table-cell table:style-name="ce162" office:value-type="string" calcext:value-type="string">
            <text:p>EXCÉDENT</text:p>
          </table:table-cell>
          <table:table-cell table:style-name="ce175" table:formula="of:=IF([.I40]&gt;=[.D40];[.I40]-[.D40];0)" office:value-type="float" office:value="0" calcext:value-type="float">
            <text:p/>
          </table:table-cell>
          <table:table-cell table:style-name="ce191" table:formula="of:=IF([.J40]&gt;=[.E40];[.J40]-[.E40];0)" office:value-type="float" office:value="0" calcext:value-type="float">
            <text:p/>
          </table:table-cell>
          <table:table-cell/>
          <table:table-cell table:style-name="ce146"/>
          <table:table-cell table:style-name="ce162" office:value-type="string" calcext:value-type="string">
            <text:p>DÉFICIT</text:p>
          </table:table-cell>
          <table:table-cell table:style-name="ce175" table:formula="of:=IF([.D40]&gt;=[.I40];[.D40]-[.I40];0)" office:value-type="float" office:value="0" calcext:value-type="float">
            <text:p/>
          </table:table-cell>
          <table:table-cell table:style-name="ce191" table:formula="of:=IF([.E40]&gt;=[.J40];[.E40]-[.J40];0)" office:value-type="float" office:value="0" calcext:value-type="float">
            <text:p/>
          </table:table-cell>
          <table:table-cell table:number-columns-repeated="1014"/>
        </table:table-row>
        <table:table-row table:style-name="ro6" table:number-rows-repeated="1048502">
          <table:table-cell table:number-columns-repeated="1024"/>
        </table:table-row>
        <table:table-row table:style-name="ro9" table:number-rows-repeated="32">
          <table:table-cell table:number-columns-repeated="1024"/>
        </table:table-row>
        <table:table-row table:style-name="ro9">
          <table:table-cell table:number-columns-repeated="1024"/>
        </table:table-row>
      </table:table>
      <table:table table:name="COMPTES" table:style-name="ta1">
        <table:table-column table:style-name="co11" table:default-cell-style-name="ce218"/>
        <table:table-column table:style-name="co6" table:default-cell-style-name="ce220"/>
        <table:table-column table:style-name="co12" table:default-cell-style-name="ce222"/>
        <table:table-column table:style-name="co2" table:default-cell-style-name="Default"/>
        <table:table-column table:style-name="co11" table:default-cell-style-name="ce218"/>
        <table:table-column table:style-name="co6" table:default-cell-style-name="ce222"/>
        <table:table-column table:style-name="co12" table:default-cell-style-name="ce222"/>
        <table:table-row table:style-name="ro1">
          <table:table-cell table:style-name="ce217" office:value-type="string" calcext:value-type="string">
            <office:annotation draw:style-name="gr1" draw:text-style-name="P2" svg:width="2.899cm" svg:height="1.799cm" svg:x="2.259cm" svg:y="0cm" draw:caption-point-x="-0.61cm" draw:caption-point-y="0.01cm">
              <dc:date>2021-04-05T00:00:00</dc:date>
              <text:p text:style-name="P1"><text:span text:style-name="T1">Formule à tirer</text:span></text:p>
            </office:annotation>
            <text:p>CLEF</text:p>
          </table:table-cell>
          <table:table-cell table:style-name="ce219" office:value-type="string" calcext:value-type="string">
            <office:annotation draw:style-name="gr1" draw:text-style-name="P2" svg:width="2.899cm" svg:height="1.799cm" svg:x="4.545cm" svg:y="0cm" draw:caption-point-x="-0.61cm" draw:caption-point-y="0.01cm">
              <dc:date>2021-04-05T00:00:00</dc:date>
              <text:p text:style-name="P1"><text:span text:style-name="T1">Compte de résultat</text:span></text:p>
            </office:annotation>
            <text:p>COMPTE</text:p>
          </table:table-cell>
          <table:table-cell table:style-name="ce221" office:value-type="string" calcext:value-type="string">
            <office:annotation draw:style-name="gr1" draw:text-style-name="P2" svg:width="2.899cm" svg:height="1.799cm" svg:x="15.737cm" svg:y="0cm" draw:caption-point-x="-0.61cm" draw:caption-point-y="0.01cm">
              <dc:date>2021-04-05T00:00:00</dc:date>
              <text:p text:style-name="P1"><text:span text:style-name="T1">Libellé du compte</text:span></text:p>
            </office:annotation>
            <text:p>LIBELLÉ</text:p>
          </table:table-cell>
          <table:table-cell/>
          <table:table-cell table:style-name="ce217" office:value-type="string" calcext:value-type="string">
            <office:annotation draw:style-name="gr1" draw:text-style-name="P2" svg:width="2.899cm" svg:height="1.799cm" svg:x="19.655cm" svg:y="0cm" draw:caption-point-x="-0.61cm" draw:caption-point-y="0.01cm">
              <dc:date>2021-04-05T00:00:00</dc:date>
              <text:p text:style-name="P1"><text:span text:style-name="T1">Formule à tirer</text:span></text:p>
            </office:annotation>
            <text:p>CLEF</text:p>
          </table:table-cell>
          <table:table-cell table:style-name="ce219" office:value-type="string" calcext:value-type="string">
            <office:annotation draw:style-name="gr1" draw:text-style-name="P2" svg:width="2.899cm" svg:height="1.799cm" svg:x="21.941cm" svg:y="0cm" draw:caption-point-x="-0.61cm" draw:caption-point-y="0.01cm">
              <dc:date>2021-04-05T00:00:00</dc:date>
              <text:p text:style-name="P1"><text:span text:style-name="T1">Compte analytique</text:span></text:p>
            </office:annotation>
            <text:p>COMPTE</text:p>
          </table:table-cell>
          <table:table-cell table:style-name="ce221" office:value-type="string" calcext:value-type="string">
            <office:annotation draw:style-name="gr1" draw:text-style-name="P2" svg:width="2.899cm" svg:height="1.799cm" svg:x="33.133cm" svg:y="0cm" draw:caption-point-x="-0.61cm" draw:caption-point-y="0.01cm">
              <dc:date>2021-04-05T00:00:00</dc:date>
              <text:p text:style-name="P1"><text:span text:style-name="T1">Libellé du compte</text:span></text:p>
            </office:annotation>
            <text:p>LIBELLÉ</text:p>
          </table:table-cell>
        </table:table-row>
        <table:table-row table:style-name="ro1">
          <table:table-cell table:formula="of:=[.B2]&amp;&quot; - &quot;&amp;[.C2]" office:value-type="string" office:string-value="60225 - Fournitures de bureau" calcext:value-type="string">
            <text:p>60225 - Fournitures de bureau</text:p>
          </table:table-cell>
          <table:table-cell office:value-type="string" calcext:value-type="string">
            <text:p>60225</text:p>
          </table:table-cell>
          <table:table-cell office:value-type="string" calcext:value-type="string">
            <text:p>Fournitures de bureau</text:p>
          </table:table-cell>
          <table:table-cell/>
          <table:table-cell table:formula="of:=[.F2]&amp;&quot; - &quot;&amp;[.G2]" office:value-type="string" office:string-value="C11 - Groupes locaux (divers)" calcext:value-type="string">
            <text:p>C11 - Groupes locaux (divers)</text:p>
          </table:table-cell>
          <table:table-cell office:value-type="string" calcext:value-type="string">
            <text:p>C11</text:p>
          </table:table-cell>
          <table:table-cell office:value-type="string" calcext:value-type="string">
            <text:p>Groupes locaux (divers)</text:p>
          </table:table-cell>
        </table:table-row>
        <table:table-row table:style-name="ro1">
          <table:table-cell table:formula="of:=[.B3]&amp;&quot; - &quot;&amp;[.C3]" office:value-type="string" office:string-value="605 - Achats de matériels, équipement et travaux" calcext:value-type="string">
            <text:p>605 - Achats de matériels, équipement et travaux</text:p>
          </table:table-cell>
          <table:table-cell office:value-type="string" calcext:value-type="string">
            <text:p>605</text:p>
          </table:table-cell>
          <table:table-cell office:value-type="string" calcext:value-type="string">
            <text:p>Achats de matériels, équipement et travaux</text:p>
          </table:table-cell>
          <table:table-cell/>
          <table:table-cell table:formula="of:=[.F3]&amp;&quot; - &quot;&amp;[.G3]" office:value-type="string" office:string-value="C12 - Pays de Loire (vidéo SSA)" calcext:value-type="string">
            <text:p>C12 - Pays de Loire (vidéo SSA)</text:p>
          </table:table-cell>
          <table:table-cell office:value-type="string" calcext:value-type="string">
            <text:p>C12</text:p>
          </table:table-cell>
          <table:table-cell office:value-type="string" calcext:value-type="string">
            <text:p>Pays de Loire (vidéo SSA)</text:p>
          </table:table-cell>
        </table:table-row>
        <table:table-row table:style-name="ro1">
          <table:table-cell table:formula="of:=[.B4]&amp;&quot; - &quot;&amp;[.C4]" office:value-type="string" office:string-value="606 - Achats non stockés de matières et fournitures (logiciels)" calcext:value-type="string">
            <text:p>606 - Achats non stockés de matières et fournitures (logiciels)</text:p>
          </table:table-cell>
          <table:table-cell office:value-type="string" calcext:value-type="string">
            <text:p>606</text:p>
          </table:table-cell>
          <table:table-cell office:value-type="string" calcext:value-type="string">
            <text:p>Achats non stockés de matières et fournitures (logiciels)</text:p>
          </table:table-cell>
          <table:table-cell/>
          <table:table-cell table:formula="of:=[.F4]&amp;&quot; - &quot;&amp;[.G4]" office:value-type="string" office:string-value="C13 - Finistère (formation animation d’un groupe local)" calcext:value-type="string">
            <text:p>C13 - Finistère (formation animation d’un groupe local)</text:p>
          </table:table-cell>
          <table:table-cell office:value-type="string" calcext:value-type="string">
            <text:p>C13</text:p>
          </table:table-cell>
          <table:table-cell office:value-type="string" calcext:value-type="string">
            <text:p>Finistère (formation animation d’un groupe local)</text:p>
          </table:table-cell>
        </table:table-row>
        <table:table-row table:style-name="ro1">
          <table:table-cell table:formula="of:=[.B5]&amp;&quot; - &quot;&amp;[.C5]" office:value-type="string" office:string-value="6132 - Location immobilière (salles, hébergements…)" calcext:value-type="string">
            <text:p>6132 - Location immobilière (salles, hébergements…)</text:p>
          </table:table-cell>
          <table:table-cell office:value-type="string" calcext:value-type="string">
            <text:p>6132</text:p>
          </table:table-cell>
          <table:table-cell office:value-type="string" calcext:value-type="string">
            <text:p>Location immobilière (salles, hébergements…)</text:p>
          </table:table-cell>
          <table:table-cell/>
          <table:table-cell table:formula="of:=[.F5]&amp;&quot; - &quot;&amp;[.G5]" office:value-type="string" office:string-value="C21 - Groupe Femmes" calcext:value-type="string">
            <text:p>C21 - Groupe Femmes</text:p>
          </table:table-cell>
          <table:table-cell office:value-type="string" calcext:value-type="string">
            <text:p>C21</text:p>
          </table:table-cell>
          <table:table-cell office:value-type="string" calcext:value-type="string">
            <text:p>Groupe Femmes</text:p>
          </table:table-cell>
        </table:table-row>
        <table:table-row table:style-name="ro1">
          <table:table-cell table:formula="of:=[.B6]&amp;&quot; - &quot;&amp;[.C6]" office:value-type="string" office:string-value="6135 - Location mobilière (véhicules, matériels, site internet, film…)" calcext:value-type="string">
            <text:p>6135 - Location mobilière (véhicules, matériels, site internet, film…)</text:p>
          </table:table-cell>
          <table:table-cell office:value-type="string" calcext:value-type="string">
            <text:p>6135</text:p>
          </table:table-cell>
          <table:table-cell office:value-type="string" calcext:value-type="string">
            <text:p>Location mobilière (véhicules, matériels, site internet, film…)</text:p>
          </table:table-cell>
          <table:table-cell/>
          <table:table-cell table:formula="of:=[.F6]&amp;&quot; - &quot;&amp;[.G6]" office:value-type="string" office:string-value="C31 - Sécurité sociale de l’alimentation" calcext:value-type="string">
            <text:p>C31 - Sécurité sociale de l’alimentation</text:p>
          </table:table-cell>
          <table:table-cell office:value-type="string" calcext:value-type="string">
            <text:p>C31</text:p>
          </table:table-cell>
          <table:table-cell office:value-type="string" calcext:value-type="string">
            <text:p>Sécurité sociale de l’alimentation</text:p>
          </table:table-cell>
        </table:table-row>
        <table:table-row table:style-name="ro1">
          <table:table-cell table:formula="of:=[.B7]&amp;&quot; - &quot;&amp;[.C7]" office:value-type="string" office:string-value="616 - Assurances" calcext:value-type="string">
            <text:p>616 - Assurances</text:p>
          </table:table-cell>
          <table:table-cell office:value-type="string" calcext:value-type="string">
            <text:p>616</text:p>
          </table:table-cell>
          <table:table-cell office:value-type="string" calcext:value-type="string">
            <text:p>Assurances</text:p>
          </table:table-cell>
          <table:table-cell/>
          <table:table-cell table:formula="of:=[.F7]&amp;&quot; - &quot;&amp;[.G7]" office:value-type="string" office:string-value="C32 - Investissements" calcext:value-type="string">
            <text:p>C32 - Investissements</text:p>
          </table:table-cell>
          <table:table-cell office:value-type="string" calcext:value-type="string">
            <text:p>C32</text:p>
          </table:table-cell>
          <table:table-cell office:value-type="string" calcext:value-type="string">
            <text:p>Investissements</text:p>
          </table:table-cell>
        </table:table-row>
        <table:table-row table:style-name="ro1">
          <table:table-cell table:formula="of:=[.B8]&amp;&quot; - &quot;&amp;[.C8]" office:value-type="string" office:string-value="618 - Divers" calcext:value-type="string">
            <text:p>618 - Divers</text:p>
          </table:table-cell>
          <table:table-cell office:value-type="string" calcext:value-type="string">
            <text:p>618</text:p>
          </table:table-cell>
          <table:table-cell office:value-type="string" calcext:value-type="string">
            <text:p>Divers</text:p>
          </table:table-cell>
          <table:table-cell/>
          <table:table-cell table:formula="of:=[.F8]&amp;&quot; - &quot;&amp;[.G8]" office:value-type="string" office:string-value="C33 - Histoire" calcext:value-type="string">
            <text:p>C33 - Histoire</text:p>
          </table:table-cell>
          <table:table-cell office:value-type="string" calcext:value-type="string">
            <text:p>C33</text:p>
          </table:table-cell>
          <table:table-cell office:value-type="string" calcext:value-type="string">
            <text:p>Histoire</text:p>
          </table:table-cell>
        </table:table-row>
        <table:table-row table:style-name="ro1">
          <table:table-cell table:formula="of:=[.B9]&amp;&quot; - &quot;&amp;[.C9]" office:value-type="string" office:string-value="6181 - Documentation" calcext:value-type="string">
            <text:p>6181 - Documentation</text:p>
          </table:table-cell>
          <table:table-cell office:value-type="string" calcext:value-type="string">
            <text:p>6181</text:p>
          </table:table-cell>
          <table:table-cell office:value-type="string" calcext:value-type="string">
            <text:p>Documentation</text:p>
          </table:table-cell>
          <table:table-cell/>
          <table:table-cell table:formula="of:=[.F9]&amp;&quot; - &quot;&amp;[.G9]" office:value-type="string" office:string-value="C41 - Hivernales " calcext:value-type="string">
            <text:p>C41 - Hivernales </text:p>
          </table:table-cell>
          <table:table-cell office:value-type="string" calcext:value-type="string">
            <text:p>C41</text:p>
          </table:table-cell>
          <table:table-cell office:value-type="string" calcext:value-type="string">
            <text:p>Hivernales </text:p>
          </table:table-cell>
        </table:table-row>
        <table:table-row table:style-name="ro1">
          <table:table-cell table:formula="of:=[.B10]&amp;&quot; - &quot;&amp;[.C10]" office:value-type="string" office:string-value="622 - Rémunérations d’intermédiaires et honoraires" calcext:value-type="string">
            <text:p>622 - Rémunérations d’intermédiaires et honoraires</text:p>
          </table:table-cell>
          <table:table-cell office:value-type="string" calcext:value-type="string">
            <text:p>622</text:p>
          </table:table-cell>
          <table:table-cell office:value-type="string" calcext:value-type="string">
            <text:p>Rémunérations d’intermédiaires et honoraires</text:p>
          </table:table-cell>
          <table:table-cell/>
          <table:table-cell table:formula="of:=[.F10]&amp;&quot; - &quot;&amp;[.G10]" office:value-type="string" office:string-value="C42 - Printanières" calcext:value-type="string">
            <text:p>C42 - Printanières</text:p>
          </table:table-cell>
          <table:table-cell office:value-type="string" calcext:value-type="string">
            <text:p>C42</text:p>
          </table:table-cell>
          <table:table-cell office:value-type="string" calcext:value-type="string">
            <text:p>Printanières</text:p>
          </table:table-cell>
        </table:table-row>
        <table:table-row table:style-name="ro1">
          <table:table-cell table:formula="of:=[.B11]&amp;&quot; - &quot;&amp;[.C11]" office:value-type="string" office:string-value="6236 - Catalogues et imprimés (tracts, flyers...)" calcext:value-type="string">
            <text:p>6236 - Catalogues et imprimés (tracts, flyers...)</text:p>
          </table:table-cell>
          <table:table-cell office:value-type="string" calcext:value-type="string">
            <text:p>6236</text:p>
          </table:table-cell>
          <table:table-cell office:value-type="string" calcext:value-type="string">
            <text:p>Catalogues et imprimés (tracts, flyers...)</text:p>
          </table:table-cell>
          <table:table-cell/>
          <table:table-cell table:formula="of:=[.F11]&amp;&quot; - &quot;&amp;[.G11]" office:value-type="string" office:string-value="C43 - Estivales" calcext:value-type="string">
            <text:p>C43 - Estivales</text:p>
          </table:table-cell>
          <table:table-cell office:value-type="string" calcext:value-type="string">
            <text:p>C43</text:p>
          </table:table-cell>
          <table:table-cell office:value-type="string" calcext:value-type="string">
            <text:p>Estivales</text:p>
          </table:table-cell>
        </table:table-row>
        <table:table-row table:style-name="ro1">
          <table:table-cell table:formula="of:=[.B12]&amp;&quot; - &quot;&amp;[.C12]" office:value-type="string" office:string-value="6237 - Publications (brochures, livres...)" calcext:value-type="string">
            <text:p>6237 - Publications (brochures, livres...)</text:p>
          </table:table-cell>
          <table:table-cell office:value-type="string" calcext:value-type="string">
            <text:p>6237</text:p>
          </table:table-cell>
          <table:table-cell office:value-type="string" calcext:value-type="string">
            <text:p>Publications (brochures, livres...)</text:p>
          </table:table-cell>
          <table:table-cell/>
          <table:table-cell table:formula="of:=[.F12]&amp;&quot; - &quot;&amp;[.G12]" office:value-type="string" office:string-value="C44 - Automnales" calcext:value-type="string">
            <text:p>C44 - Automnales</text:p>
          </table:table-cell>
          <table:table-cell office:value-type="string" calcext:value-type="string">
            <text:p>C44</text:p>
          </table:table-cell>
          <table:table-cell office:value-type="string" calcext:value-type="string">
            <text:p>Automnales</text:p>
          </table:table-cell>
        </table:table-row>
        <table:table-row table:style-name="ro1">
          <table:table-cell table:formula="of:=[.B13]&amp;&quot; - &quot;&amp;[.C13]" office:value-type="string" office:string-value="6238 - Dons ou cotisations versés" calcext:value-type="string">
            <text:p>6238 - Dons ou cotisations versés</text:p>
          </table:table-cell>
          <table:table-cell office:value-type="string" calcext:value-type="string">
            <text:p>6238</text:p>
          </table:table-cell>
          <table:table-cell office:value-type="string" calcext:value-type="string">
            <text:p>Dons ou cotisations versés</text:p>
          </table:table-cell>
          <table:table-cell/>
          <table:table-cell table:formula="of:=[.F13]&amp;&quot; - &quot;&amp;[.G13]" office:value-type="string" office:string-value="C50 - Congrès" calcext:value-type="string">
            <text:p>C50 - Congrès</text:p>
          </table:table-cell>
          <table:table-cell office:value-type="string" calcext:value-type="string">
            <text:p>C50</text:p>
          </table:table-cell>
          <table:table-cell office:value-type="string" calcext:value-type="string">
            <text:p>Congrès</text:p>
          </table:table-cell>
        </table:table-row>
        <table:table-row table:style-name="ro1">
          <table:table-cell table:formula="of:=[.B14]&amp;&quot; - &quot;&amp;[.C14]" office:value-type="string" office:string-value="6251 - Voyages et déplacements" calcext:value-type="string">
            <text:p>6251 - Voyages et déplacements</text:p>
          </table:table-cell>
          <table:table-cell office:value-type="string" calcext:value-type="string">
            <text:p>6251</text:p>
          </table:table-cell>
          <table:table-cell office:value-type="string" calcext:value-type="string">
            <text:p>Voyages et déplacements</text:p>
          </table:table-cell>
          <table:table-cell/>
          <table:table-cell table:formula="of:=[.F14]&amp;&quot; - &quot;&amp;[.G14]" office:value-type="string" office:string-value="C60 - Conseils de coordination" calcext:value-type="string">
            <text:p>C60 - Conseils de coordination</text:p>
          </table:table-cell>
          <table:table-cell office:value-type="string" calcext:value-type="string">
            <text:p>C60</text:p>
          </table:table-cell>
          <table:table-cell office:value-type="string" calcext:value-type="string">
            <text:p>Conseils de coordination</text:p>
          </table:table-cell>
        </table:table-row>
        <table:table-row table:style-name="ro1">
          <table:table-cell table:formula="of:=[.B15]&amp;&quot; - &quot;&amp;[.C15]" office:value-type="string" office:string-value="6256 - Missions" calcext:value-type="string">
            <text:p>6256 - Missions</text:p>
          </table:table-cell>
          <table:table-cell office:value-type="string" calcext:value-type="string">
            <text:p>6256</text:p>
          </table:table-cell>
          <table:table-cell office:value-type="string" calcext:value-type="string">
            <text:p>Missions</text:p>
          </table:table-cell>
          <table:table-cell/>
          <table:table-cell table:formula="of:=[.F15]&amp;&quot; - &quot;&amp;[.G15]" office:value-type="string" office:string-value="C71 - Logiciels" calcext:value-type="string">
            <text:p>C71 - Logiciels</text:p>
          </table:table-cell>
          <table:table-cell office:value-type="string" calcext:value-type="string">
            <text:p>C71</text:p>
          </table:table-cell>
          <table:table-cell office:value-type="string" calcext:value-type="string">
            <text:p>Logiciels</text:p>
          </table:table-cell>
        </table:table-row>
        <table:table-row table:style-name="ro1">
          <table:table-cell table:formula="of:=[.B16]&amp;&quot; - &quot;&amp;[.C16]" office:value-type="string" office:string-value="6257 - Réceptions (repas, achats de nourriture...)" calcext:value-type="string">
            <text:p>6257 - Réceptions (repas, achats de nourriture...)</text:p>
          </table:table-cell>
          <table:table-cell office:value-type="string" calcext:value-type="string">
            <text:p>6257</text:p>
          </table:table-cell>
          <table:table-cell office:value-type="string" calcext:value-type="string">
            <text:p>Réceptions (repas, achats de nourriture...)</text:p>
          </table:table-cell>
          <table:table-cell/>
          <table:table-cell table:formula="of:=[.F16]&amp;&quot; - &quot;&amp;[.G16]" office:value-type="string" office:string-value="C72 - Ordinateurs" calcext:value-type="string">
            <text:p>C72 - Ordinateurs</text:p>
          </table:table-cell>
          <table:table-cell office:value-type="string" calcext:value-type="string">
            <text:p>C72</text:p>
          </table:table-cell>
          <table:table-cell office:value-type="string" calcext:value-type="string">
            <text:p>Ordinateurs</text:p>
          </table:table-cell>
        </table:table-row>
        <table:table-row table:style-name="ro1">
          <table:table-cell table:formula="of:=[.B17]&amp;&quot; - &quot;&amp;[.C17]" office:value-type="string" office:string-value="626 - Frais postaux et frais de télécommunication" calcext:value-type="string">
            <text:p>626 - Frais postaux et frais de télécommunication</text:p>
          </table:table-cell>
          <table:table-cell office:value-type="string" calcext:value-type="string">
            <text:p>626</text:p>
          </table:table-cell>
          <table:table-cell office:value-type="string" calcext:value-type="string">
            <text:p>Frais postaux et frais de télécommunication</text:p>
          </table:table-cell>
          <table:table-cell/>
          <table:table-cell table:formula="of:=[.F17]&amp;&quot; - &quot;&amp;[.G17]" office:value-type="string" office:string-value="C73 - Fournitures de bureau" calcext:value-type="string">
            <text:p>C73 - Fournitures de bureau</text:p>
          </table:table-cell>
          <table:table-cell office:value-type="string" calcext:value-type="string">
            <text:p>C73</text:p>
          </table:table-cell>
          <table:table-cell office:value-type="string" calcext:value-type="string">
            <text:p>Fournitures de bureau</text:p>
          </table:table-cell>
        </table:table-row>
        <table:table-row table:style-name="ro1">
          <table:table-cell table:formula="of:=[.B18]&amp;&quot; - &quot;&amp;[.C18]" office:value-type="string" office:string-value="627 - Services bancaires (abonnements, prélèvements…)" calcext:value-type="string">
            <text:p>627 - Services bancaires (abonnements, prélèvements…)</text:p>
          </table:table-cell>
          <table:table-cell office:value-type="string" calcext:value-type="string">
            <text:p>627</text:p>
          </table:table-cell>
          <table:table-cell office:value-type="string" calcext:value-type="string">
            <text:p>Services bancaires (abonnements, prélèvements…)</text:p>
          </table:table-cell>
          <table:table-cell/>
          <table:table-cell table:formula="of:=[.F18]&amp;&quot; - &quot;&amp;[.G18]" office:value-type="string" office:string-value="C74 - Frais postaux et de réexpédition courrier" calcext:value-type="string">
            <text:p>C74 - Frais postaux et de réexpédition courrier</text:p>
          </table:table-cell>
          <table:table-cell office:value-type="string" calcext:value-type="string">
            <text:p>C74</text:p>
          </table:table-cell>
          <table:table-cell office:value-type="string" calcext:value-type="string">
            <text:p>Frais postaux et de réexpédition courrier</text:p>
          </table:table-cell>
        </table:table-row>
        <table:table-row table:style-name="ro1">
          <table:table-cell table:formula="of:=[.B19]&amp;&quot; - &quot;&amp;[.C19]" office:value-type="string" office:string-value="628 - Divers" calcext:value-type="string">
            <text:p>628 - Divers</text:p>
          </table:table-cell>
          <table:table-cell office:value-type="string" calcext:value-type="string">
            <text:p>628</text:p>
          </table:table-cell>
          <table:table-cell office:value-type="string" calcext:value-type="string">
            <text:p>Divers</text:p>
          </table:table-cell>
          <table:table-cell/>
          <table:table-cell table:formula="of:=[.F19]&amp;&quot; - &quot;&amp;[.G19]" office:value-type="string" office:string-value="C75 - Frais de déplacements" calcext:value-type="string">
            <text:p>C75 - Frais de déplacements</text:p>
          </table:table-cell>
          <table:table-cell office:value-type="string" calcext:value-type="string">
            <text:p>C75</text:p>
          </table:table-cell>
          <table:table-cell office:value-type="string" calcext:value-type="string">
            <text:p>Frais de déplacements</text:p>
          </table:table-cell>
        </table:table-row>
        <table:table-row table:style-name="ro1">
          <table:table-cell table:formula="of:=[.B20]&amp;&quot; - &quot;&amp;[.C20]" office:value-type="string" office:string-value="65 - Autres charges de gestion courante" calcext:value-type="string">
            <text:p>65 - Autres charges de gestion courante</text:p>
          </table:table-cell>
          <table:table-cell office:value-type="string" calcext:value-type="string">
            <text:p>65</text:p>
          </table:table-cell>
          <table:table-cell office:value-type="string" calcext:value-type="string">
            <text:p>Autres charges de gestion courante</text:p>
          </table:table-cell>
          <table:table-cell/>
          <table:table-cell table:formula="of:=[.F20]&amp;&quot; - &quot;&amp;[.G20]" office:value-type="string" office:string-value="C81 - Impressions" calcext:value-type="string">
            <text:p>C81 - Impressions</text:p>
          </table:table-cell>
          <table:table-cell office:value-type="string" calcext:value-type="string">
            <text:p>C81</text:p>
          </table:table-cell>
          <table:table-cell office:value-type="string" calcext:value-type="string">
            <text:p>Impressions</text:p>
          </table:table-cell>
        </table:table-row>
        <table:table-row table:style-name="ro1">
          <table:table-cell table:formula="of:=[.B21]&amp;&quot; - &quot;&amp;[.C21]" office:value-type="string" office:string-value="66 - Charges financières" calcext:value-type="string">
            <text:p>66 - Charges financières</text:p>
          </table:table-cell>
          <table:table-cell office:value-type="string" calcext:value-type="string">
            <text:p>66</text:p>
          </table:table-cell>
          <table:table-cell office:value-type="string" calcext:value-type="string">
            <text:p>Charges financières</text:p>
          </table:table-cell>
          <table:table-cell/>
          <table:table-cell table:formula="of:=[.F21]&amp;&quot; - &quot;&amp;[.G21]" office:value-type="string" office:string-value="C82 - Expéditions" calcext:value-type="string">
            <text:p>C82 - Expéditions</text:p>
          </table:table-cell>
          <table:table-cell office:value-type="string" calcext:value-type="string">
            <text:p>C82</text:p>
          </table:table-cell>
          <table:table-cell office:value-type="string" calcext:value-type="string">
            <text:p>Expéditions</text:p>
          </table:table-cell>
        </table:table-row>
        <table:table-row table:style-name="ro1">
          <table:table-cell table:formula="of:=[.B22]&amp;&quot; - &quot;&amp;[.C22]" office:value-type="string" office:string-value="67 - Charges exceptionnelles" calcext:value-type="string">
            <text:p>67 - Charges exceptionnelles</text:p>
          </table:table-cell>
          <table:table-cell office:value-type="string" calcext:value-type="string">
            <text:p>67</text:p>
          </table:table-cell>
          <table:table-cell office:value-type="string" calcext:value-type="string">
            <text:p>Charges exceptionnelles</text:p>
          </table:table-cell>
          <table:table-cell/>
          <table:table-cell table:formula="of:=[.F22]&amp;&quot; - &quot;&amp;[.G22]" office:value-type="string" office:string-value="C91 - Assurances" calcext:value-type="string">
            <text:p>C91 - Assurances</text:p>
          </table:table-cell>
          <table:table-cell office:value-type="string" calcext:value-type="string">
            <text:p>C91</text:p>
          </table:table-cell>
          <table:table-cell office:value-type="string" calcext:value-type="string">
            <text:p>Assurances</text:p>
          </table:table-cell>
        </table:table-row>
        <table:table-row table:style-name="ro1">
          <table:table-cell table:formula="of:=[.B23]&amp;&quot; - &quot;&amp;[.C23]" office:value-type="string" office:string-value="860 - Secours en nature (alimentaire, vestimentaire…)" calcext:value-type="string">
            <text:p>860 - Secours en nature (alimentaire, vestimentaire…)</text:p>
          </table:table-cell>
          <table:table-cell office:value-type="string" calcext:value-type="string">
            <text:p>860</text:p>
          </table:table-cell>
          <table:table-cell office:value-type="string" calcext:value-type="string">
            <text:p>Secours en nature (alimentaire, vestimentaire…)</text:p>
          </table:table-cell>
          <table:table-cell/>
          <table:table-cell table:formula="of:=[.F23]&amp;&quot; - &quot;&amp;[.G23]" office:value-type="string" office:string-value="C92 - Frais bancaires" calcext:value-type="string">
            <text:p>C92 - Frais bancaires</text:p>
          </table:table-cell>
          <table:table-cell office:value-type="string" calcext:value-type="string">
            <text:p>C92</text:p>
          </table:table-cell>
          <table:table-cell office:value-type="string" calcext:value-type="string">
            <text:p>Frais bancaires</text:p>
          </table:table-cell>
        </table:table-row>
        <table:table-row table:style-name="ro1">
          <table:table-cell table:formula="of:=[.B24]&amp;&quot; - &quot;&amp;[.C24]" office:value-type="string" office:string-value="861 - Mise à disposition gratuite de biens (locaux, matériels…)" calcext:value-type="string">
            <text:p>861 - Mise à disposition gratuite de biens (locaux, matériels…)</text:p>
          </table:table-cell>
          <table:table-cell office:value-type="string" calcext:value-type="string">
            <text:p>861</text:p>
          </table:table-cell>
          <table:table-cell office:value-type="string" calcext:value-type="string">
            <text:p>Mise à disposition gratuite de biens (locaux, matériels…)</text:p>
          </table:table-cell>
          <table:table-cell/>
          <table:table-cell table:formula="of:=[.F24]&amp;&quot; - &quot;&amp;[.G24]" office:value-type="string" office:string-value="C93 - Sites web" calcext:value-type="string">
            <text:p>C93 - Sites web</text:p>
          </table:table-cell>
          <table:table-cell office:value-type="string" calcext:value-type="string">
            <text:p>C93</text:p>
          </table:table-cell>
          <table:table-cell office:value-type="string" calcext:value-type="string">
            <text:p>Sites web</text:p>
          </table:table-cell>
        </table:table-row>
        <table:table-row table:style-name="ro1">
          <table:table-cell table:formula="of:=[.B25]&amp;&quot; - &quot;&amp;[.C25]" office:value-type="string" office:string-value="862 - Prestations" calcext:value-type="string">
            <text:p>862 - Prestations</text:p>
          </table:table-cell>
          <table:table-cell office:value-type="string" calcext:value-type="string">
            <text:p>862</text:p>
          </table:table-cell>
          <table:table-cell office:value-type="string" calcext:value-type="string">
            <text:p>Prestations</text:p>
          </table:table-cell>
          <table:table-cell table:number-columns-repeated="4"/>
        </table:table-row>
        <table:table-row table:style-name="ro1">
          <table:table-cell table:formula="of:=[.B26]&amp;&quot; - &quot;&amp;[.C26]" office:value-type="string" office:string-value="864 - Personnel bénévole" calcext:value-type="string">
            <text:p>864 - Personnel bénévole</text:p>
          </table:table-cell>
          <table:table-cell office:value-type="string" calcext:value-type="string">
            <text:p>864</text:p>
          </table:table-cell>
          <table:table-cell office:value-type="string" calcext:value-type="string">
            <text:p>Personnel bénévole</text:p>
          </table:table-cell>
          <table:table-cell table:number-columns-repeated="4"/>
        </table:table-row>
        <table:table-row table:style-name="ro1">
          <table:table-cell table:formula="of:=[.B27]&amp;&quot; - &quot;&amp;[.C27]" office:value-type="string" office:string-value="701 - Ventes de produits finis (brochures, livres...)" calcext:value-type="string">
            <text:p>701 - Ventes de produits finis (brochures, livres...)</text:p>
          </table:table-cell>
          <table:table-cell office:value-type="string" calcext:value-type="string">
            <text:p>701</text:p>
          </table:table-cell>
          <table:table-cell office:value-type="string" calcext:value-type="string">
            <text:p>Ventes de produits finis (brochures, livres...)</text:p>
          </table:table-cell>
          <table:table-cell table:number-columns-repeated="4"/>
        </table:table-row>
        <table:table-row table:style-name="ro1">
          <table:table-cell table:formula="of:=[.B28]&amp;&quot; - &quot;&amp;[.C28]" office:value-type="string" office:string-value="7064 - Prestations de services (recettes conférences...)" calcext:value-type="string">
            <text:p>7064 - Prestations de services (recettes conférences...)</text:p>
          </table:table-cell>
          <table:table-cell office:value-type="string" calcext:value-type="string">
            <text:p>7064</text:p>
          </table:table-cell>
          <table:table-cell office:value-type="string" calcext:value-type="string">
            <text:p>Prestations de services (recettes conférences...)</text:p>
          </table:table-cell>
          <table:table-cell table:number-columns-repeated="4"/>
        </table:table-row>
        <table:table-row table:style-name="ro1">
          <table:table-cell table:formula="of:=[.B29]&amp;&quot; - &quot;&amp;[.C29]" office:value-type="string" office:string-value="707 - Ventes de marchandises" calcext:value-type="string">
            <text:p>707 - Ventes de marchandises</text:p>
          </table:table-cell>
          <table:table-cell office:value-type="string" calcext:value-type="string">
            <text:p>707</text:p>
          </table:table-cell>
          <table:table-cell office:value-type="string" calcext:value-type="string">
            <text:p>Ventes de marchandises</text:p>
          </table:table-cell>
          <table:table-cell table:number-columns-repeated="4"/>
        </table:table-row>
        <table:table-row table:style-name="ro1">
          <table:table-cell table:formula="of:=[.B30]&amp;&quot; - &quot;&amp;[.C30]" office:value-type="string" office:string-value="74 - Subventions d'exploitation" calcext:value-type="string">
            <text:p>74 - Subventions d'exploitation</text:p>
          </table:table-cell>
          <table:table-cell office:value-type="string" calcext:value-type="string">
            <text:p>74</text:p>
          </table:table-cell>
          <table:table-cell office:value-type="string" calcext:value-type="string">
            <text:p>Subventions d'exploitation</text:p>
          </table:table-cell>
          <table:table-cell table:number-columns-repeated="4"/>
        </table:table-row>
        <table:table-row table:style-name="ro1">
          <table:table-cell table:formula="of:=[.B31]&amp;&quot; - &quot;&amp;[.C31]" office:value-type="string" office:string-value="75441 - Dons reçus" calcext:value-type="string">
            <text:p>75441 - Dons reçus</text:p>
          </table:table-cell>
          <table:table-cell office:value-type="string" calcext:value-type="string">
            <text:p>75441</text:p>
          </table:table-cell>
          <table:table-cell office:value-type="string" calcext:value-type="string">
            <text:p>Dons reçus</text:p>
          </table:table-cell>
          <table:table-cell table:number-columns-repeated="4"/>
        </table:table-row>
        <table:table-row table:style-name="ro1">
          <table:table-cell table:formula="of:=[.B32]&amp;&quot; - &quot;&amp;[.C32]" office:value-type="string" office:string-value="756 - Cotisations reçues" calcext:value-type="string">
            <text:p>756 - Cotisations reçues</text:p>
          </table:table-cell>
          <table:table-cell office:value-type="string" calcext:value-type="string">
            <text:p>756</text:p>
          </table:table-cell>
          <table:table-cell office:value-type="string" calcext:value-type="string">
            <text:p>Cotisations reçues</text:p>
          </table:table-cell>
          <table:table-cell table:number-columns-repeated="4"/>
        </table:table-row>
        <table:table-row table:style-name="ro1">
          <table:table-cell table:formula="of:=[.B33]&amp;&quot; - &quot;&amp;[.C33]" office:value-type="string" office:string-value="76 - Produits financiers" calcext:value-type="string">
            <text:p>76 - Produits financiers</text:p>
          </table:table-cell>
          <table:table-cell office:value-type="string" calcext:value-type="string">
            <text:p>76</text:p>
          </table:table-cell>
          <table:table-cell office:value-type="string" calcext:value-type="string">
            <text:p>Produits financiers</text:p>
          </table:table-cell>
          <table:table-cell table:number-columns-repeated="4"/>
        </table:table-row>
        <table:table-row table:style-name="ro1">
          <table:table-cell table:formula="of:=[.B34]&amp;&quot; - &quot;&amp;[.C34]" office:value-type="string" office:string-value="77 - Produits exceptionnels" calcext:value-type="string">
            <text:p>77 - Produits exceptionnels</text:p>
          </table:table-cell>
          <table:table-cell office:value-type="string" calcext:value-type="string">
            <text:p>77</text:p>
          </table:table-cell>
          <table:table-cell office:value-type="string" calcext:value-type="string">
            <text:p>Produits exceptionnels</text:p>
          </table:table-cell>
          <table:table-cell table:number-columns-repeated="4"/>
        </table:table-row>
        <table:table-row table:style-name="ro1">
          <table:table-cell table:formula="of:=[.B35]&amp;&quot; - &quot;&amp;[.C35]" office:value-type="string" office:string-value="870 - Bénévolat" calcext:value-type="string">
            <text:p>870 - Bénévolat</text:p>
          </table:table-cell>
          <table:table-cell office:value-type="string" calcext:value-type="string">
            <text:p>870</text:p>
          </table:table-cell>
          <table:table-cell office:value-type="string" calcext:value-type="string">
            <text:p>Bénévolat</text:p>
          </table:table-cell>
          <table:table-cell table:number-columns-repeated="4"/>
        </table:table-row>
        <table:table-row table:style-name="ro1">
          <table:table-cell table:formula="of:=[.B36]&amp;&quot; - &quot;&amp;[.C36]" office:value-type="string" office:string-value="871 - Prestations en nature" calcext:value-type="string">
            <text:p>871 - Prestations en nature</text:p>
          </table:table-cell>
          <table:table-cell office:value-type="string" calcext:value-type="string">
            <text:p>871</text:p>
          </table:table-cell>
          <table:table-cell office:value-type="string" calcext:value-type="string">
            <text:p>Prestations en nature</text:p>
          </table:table-cell>
          <table:table-cell table:number-columns-repeated="4"/>
        </table:table-row>
        <table:table-row table:style-name="ro1">
          <table:table-cell table:formula="of:=[.B37]&amp;&quot; - &quot;&amp;[.C37]" office:value-type="string" office:string-value="875 - Dons en nature" calcext:value-type="string">
            <text:p>875 - Dons en nature</text:p>
          </table:table-cell>
          <table:table-cell office:value-type="string" calcext:value-type="string">
            <text:p>875</text:p>
          </table:table-cell>
          <table:table-cell office:value-type="string" calcext:value-type="string">
            <text:p>Dons en nature</text:p>
          </table:table-cell>
          <table:table-cell table:number-columns-repeated="4"/>
        </table:table-row>
        <table:table-row table:style-name="ro1" table:number-rows-repeated="1048538">
          <table:table-cell table:number-columns-repeated="7"/>
        </table:table-row>
        <table:table-row table:style-name="ro1">
          <table:table-cell table:number-columns-repeated="7"/>
        </table:table-row>
      </table:table>
      <table:named-expressions>
        <table:named-range table:name="COMPTES" table:base-cell-address="$COMPTES.$B$1" table:cell-range-address="$COMPTES.$B$1:.$C$1048576"/>
        <table:named-range table:name="COMPTES_CLEFS" table:base-cell-address="$COMPTES.$A$1" table:cell-range-address="$COMPTES.$A$1:.$A$1048576"/>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decimal-places="1" number:min-integer-digits="1" number:min-exponent-digits="1" number:exponent-interval="3" number:forced-exponent-sign="true"/>
    </number:number-style>
    <number:number-style style:name="N113">
      <number:number number:decimal-places="1" number:min-decimal-places="1"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P1" style:volatile="true">
      <style:text-properties fo:color="#ff0000"/>
      <number:text>-</number:text>
      <number:number number:decimal-places="2" number:min-decimal-places="2" number:min-integer-digits="1" number:grouping="true"/>
      <number:text> </number:text>
      <number:currency-symbol number:language="fr" number:country="FR">€</number:currency-symbol>
    </number:currency-style>
    <number:number-style style:name="N115">
      <number:text/>
      <style:map style:condition="value()&gt;0" style:apply-style-name="N115P0"/>
      <style:map style:condition="value()&lt;0" style:apply-style-name="N115P1"/>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decimal-places="0" number:min-integer-digits="1" number:grouping="true"/>
      <number:text>   </number:text>
    </number:number-style>
    <number:number-style style:name="N10114" number:language="fr" number:country="FR">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decimal-places="2" number:min-integer-digits="1" number:grouping="true"/>
      <number:text>   </number:text>
    </number:number-style>
    <number:number-style style:name="N10116" number:language="fr" number:country="FR">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decimal-places="2" number:min-integer-digits="1" number:grouping="true"/>
      <number:text>   </number:text>
    </number:number-style>
    <number:number-style style:name="N10117" number:language="fr" number:country="FR">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29.7cm" fo:page-height="21.001cm" style:num-format="1" style:print-orientation="landscape" fo:margin-top="0.499cm" fo:margin-bottom="0.499cm" fo:margin-left="0.499cm" fo:margin-right="0.499cm" style:first-page-number="continue" style:scale-to-X="1" style:table-centering="both" style:writing-mode="lr-tb"/>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05">00/00/0000</text:date>, <text:time style:data-style-name="N2" text:time-value="22:41:43.443260572">00:00:00</text:time></text:p>
        </style:region-right>
      </style:header>
      <style:header-left style:display="false"/>
      <style:footer>
        <text:p>Page <text:page-number>1</text:page-number><text:s/>/ <text:page-count>99</text:page-count></text:p>
      </style:footer>
      <style:footer-left style:display="false"/>
    </style:master-page>
    <style:master-page style:name="PageStyle_5f_suivi_20_de_20_trésorerie" style:display-name="PageStyle_suivi de trésorerie"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ompte_20_de_20_résultat" style:display-name="PageStyle_compte de résultat"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udget_20_prévisionnel" style:display-name="PageStyle_budget prévisionnel"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therine Jacob</meta:initial-creator>
    <meta:creation-date>2015-10-15T16:14:08</meta:creation-date>
    <dc:date>2021-04-05T23:22:25.696632018</dc:date>
    <meta:editing-cycles>182</meta:editing-cycles>
    <meta:editing-duration>PT17H13M34S</meta:editing-duration>
    <meta:generator>LibreOffice/7.0.3.1$Linux_X86_64 LibreOffice_project/00$Build-1</meta:generator>
    <meta:document-statistic meta:table-count="5" meta:cell-count="592" meta:object-count="0"/>
  </office:meta>
</office:document-meta>
</file>